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Times New Roman"/>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text:style-name="WW_CharLFO3LVL2"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97in" text:min-label-width="0.25in" text:list-level-position-and-space-mode="label-alignment">
          <style:list-level-label-alignment text:label-followed-by="listtab" fo:margin-left="0.5097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708in" text:list-level-position-and-space-mode="label-alignment">
          <style:list-level-label-alignment text:label-followed-by="listtab" fo:margin-left="0.5208in" fo:text-indent="-0.2708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17">
      <text:list-level-style-bullet text:level="1" text:style-name="WW_CharLFO17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Symbol"/>
      </text:list-level-style-bullet>
      <text:list-level-style-bullet text:level="2" text:style-name="WW_CharLFO17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17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17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17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17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17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17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17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8097in" text:min-label-width="0.25in" text:list-level-position-and-space-mode="label-alignment">
          <style:list-level-label-alignment text:label-followed-by="listtab" fo:margin-left="1.0597in" fo:text-indent="-0.25in"/>
        </style:list-level-properties>
        <style:text-properties style:font-name="Symbol"/>
      </text:list-level-style-bullet>
      <text:list-level-style-bullet text:level="2" text:style-name="WW_CharLFO19LVL2" text:bullet-char="o">
        <style:list-level-properties text:space-before="1.3097in" text:min-label-width="0.25in" text:list-level-position-and-space-mode="label-alignment">
          <style:list-level-label-alignment text:label-followed-by="listtab" fo:margin-left="1.5597in" fo:text-indent="-0.25in"/>
        </style:list-level-properties>
        <style:text-properties style:font-name="Courier New"/>
      </text:list-level-style-bullet>
      <text:list-level-style-bullet text:level="3" text:style-name="WW_CharLFO19LVL3" text:bullet-char="">
        <style:list-level-properties text:space-before="1.8097in" text:min-label-width="0.25in" text:list-level-position-and-space-mode="label-alignment">
          <style:list-level-label-alignment text:label-followed-by="listtab" fo:margin-left="2.0597in" fo:text-indent="-0.25in"/>
        </style:list-level-properties>
        <style:text-properties style:font-name="Wingdings"/>
      </text:list-level-style-bullet>
      <text:list-level-style-bullet text:level="4" text:style-name="WW_CharLFO19LVL4" text:bullet-char="">
        <style:list-level-properties text:space-before="2.3097in" text:min-label-width="0.25in" text:list-level-position-and-space-mode="label-alignment">
          <style:list-level-label-alignment text:label-followed-by="listtab" fo:margin-left="2.5597in" fo:text-indent="-0.25in"/>
        </style:list-level-properties>
        <style:text-properties style:font-name="Symbol"/>
      </text:list-level-style-bullet>
      <text:list-level-style-bullet text:level="5" text:style-name="WW_CharLFO19LVL5" text:bullet-char="o">
        <style:list-level-properties text:space-before="2.8097in" text:min-label-width="0.25in" text:list-level-position-and-space-mode="label-alignment">
          <style:list-level-label-alignment text:label-followed-by="listtab" fo:margin-left="3.0597in" fo:text-indent="-0.25in"/>
        </style:list-level-properties>
        <style:text-properties style:font-name="Courier New"/>
      </text:list-level-style-bullet>
      <text:list-level-style-bullet text:level="6" text:style-name="WW_CharLFO19LVL6" text:bullet-char="">
        <style:list-level-properties text:space-before="3.3097in" text:min-label-width="0.25in" text:list-level-position-and-space-mode="label-alignment">
          <style:list-level-label-alignment text:label-followed-by="listtab" fo:margin-left="3.5597in" fo:text-indent="-0.25in"/>
        </style:list-level-properties>
        <style:text-properties style:font-name="Wingdings"/>
      </text:list-level-style-bullet>
      <text:list-level-style-bullet text:level="7" text:style-name="WW_CharLFO19LVL7" text:bullet-char="">
        <style:list-level-properties text:space-before="3.8097in" text:min-label-width="0.25in" text:list-level-position-and-space-mode="label-alignment">
          <style:list-level-label-alignment text:label-followed-by="listtab" fo:margin-left="4.0597in" fo:text-indent="-0.25in"/>
        </style:list-level-properties>
        <style:text-properties style:font-name="Symbol"/>
      </text:list-level-style-bullet>
      <text:list-level-style-bullet text:level="8" text:style-name="WW_CharLFO19LVL8" text:bullet-char="o">
        <style:list-level-properties text:space-before="4.3097in" text:min-label-width="0.25in" text:list-level-position-and-space-mode="label-alignment">
          <style:list-level-label-alignment text:label-followed-by="listtab" fo:margin-left="4.5597in" fo:text-indent="-0.25in"/>
        </style:list-level-properties>
        <style:text-properties style:font-name="Courier New"/>
      </text:list-level-style-bullet>
      <text:list-level-style-bullet text:level="9" text:style-name="WW_CharLFO19LVL9" text:bullet-char="">
        <style:list-level-properties text:space-before="4.8097in" text:min-label-width="0.25in" text:list-level-position-and-space-mode="label-alignment">
          <style:list-level-label-alignment text:label-followed-by="listtab" fo:margin-left="5.0597in" fo:text-indent="-0.25in"/>
        </style:list-level-properties>
        <style:text-properties style:font-name="Wingdings"/>
      </text:list-level-style-bullet>
    </text:list-style>
    <text:list-style style:name="LFO20">
      <text:list-level-style-bullet text:level="1" text:style-name="WW_CharLFO20LVL1" text:bullet-char="-">
        <style:list-level-properties text:space-before="1.575in" text:min-label-width="0.25in" text:list-level-position-and-space-mode="label-alignment">
          <style:list-level-label-alignment text:label-followed-by="listtab" fo:margin-left="1.825in" fo:text-indent="-0.25in"/>
        </style:list-level-properties>
        <style:text-properties style:font-name="Book Antiqua"/>
      </text:list-level-style-bullet>
      <text:list-level-style-number text:level="2" text:style-name="WW_CharLFO20LVL2" style:num-suffix="." style:num-format="a" style:num-letter-sync="true">
        <style:list-level-properties text:space-before="2.075in" text:min-label-width="0.25in" text:list-level-position-and-space-mode="label-alignment">
          <style:list-level-label-alignment text:label-followed-by="listtab" fo:margin-left="2.325in" fo:text-indent="-0.25in"/>
        </style:list-level-properties>
      </text:list-level-style-number>
      <text:list-level-style-number text:level="3" text:style-name="WW_CharLFO20LVL3" style:num-suffix="." style:num-format="i">
        <style:list-level-properties fo:text-align="end" text:space-before="2.7in" text:min-label-width="0.125in" text:list-level-position-and-space-mode="label-alignment">
          <style:list-level-label-alignment text:label-followed-by="listtab" fo:margin-left="2.825in" fo:text-indent="-0.125in"/>
        </style:list-level-properties>
      </text:list-level-style-number>
      <text:list-level-style-number text:level="4" text:style-name="WW_CharLFO20LVL4" style:num-suffix="." style:num-format="1">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5" text:style-name="WW_CharLFO20LVL5" style:num-suffix="." style:num-format="a" style:num-letter-sync="true">
        <style:list-level-properties text:space-before="3.575in" text:min-label-width="0.25in" text:list-level-position-and-space-mode="label-alignment">
          <style:list-level-label-alignment text:label-followed-by="listtab" fo:margin-left="3.825in" fo:text-indent="-0.25in"/>
        </style:list-level-properties>
      </text:list-level-style-number>
      <text:list-level-style-number text:level="6" text:style-name="WW_CharLFO20LVL6" style:num-suffix="." style:num-format="i">
        <style:list-level-properties fo:text-align="end" text:space-before="4.2in" text:min-label-width="0.125in" text:list-level-position-and-space-mode="label-alignment">
          <style:list-level-label-alignment text:label-followed-by="listtab" fo:margin-left="4.325in" fo:text-indent="-0.125in"/>
        </style:list-level-properties>
      </text:list-level-style-number>
      <text:list-level-style-number text:level="7" text:style-name="WW_CharLFO20LVL7" style:num-suffix="." style:num-format="1">
        <style:list-level-properties text:space-before="4.575in" text:min-label-width="0.25in" text:list-level-position-and-space-mode="label-alignment">
          <style:list-level-label-alignment text:label-followed-by="listtab" fo:margin-left="4.825in" fo:text-indent="-0.25in"/>
        </style:list-level-properties>
      </text:list-level-style-number>
      <text:list-level-style-number text:level="8" text:style-name="WW_CharLFO20LVL8" style:num-suffix="." style:num-format="a" style:num-letter-sync="true">
        <style:list-level-properties text:space-before="5.075in" text:min-label-width="0.25in" text:list-level-position-and-space-mode="label-alignment">
          <style:list-level-label-alignment text:label-followed-by="listtab" fo:margin-left="5.325in" fo:text-indent="-0.25in"/>
        </style:list-level-properties>
      </text:list-level-style-number>
      <text:list-level-style-number text:level="9" text:style-name="WW_CharLFO20LVL9" style:num-suffix="." style:num-format="i">
        <style:list-level-properties fo:text-align="end" text:space-before="5.7in" text:min-label-width="0.125in" text:list-level-position-and-space-mode="label-alignment">
          <style:list-level-label-alignment text:label-followed-by="listtab" fo:margin-left="5.825in" fo:text-indent="-0.125in"/>
        </style:list-level-properties>
      </text:list-level-style-number>
    </text:list-style>
    <text:list-style style:name="LFO21">
      <text:list-level-style-bullet text:level="1" text:style-name="WW_CharLFO21LVL1"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2" text:style-name="WW_CharLFO21LVL2"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3" text:style-name="WW_CharLFO21LVL3"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4" text:style-name="WW_CharLFO21LVL4"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5" text:style-name="WW_CharLFO21LVL5"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6" text:style-name="WW_CharLFO21LVL6"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7" text:style-name="WW_CharLFO21LVL7"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Symbol"/>
      </text:list-level-style-bullet>
      <text:list-level-style-bullet text:level="8" text:style-name="WW_CharLFO21LVL8" text:bullet-char="o">
        <style:list-level-properties text:space-before="4.9833in" text:min-label-width="0.25in" text:list-level-position-and-space-mode="label-alignment">
          <style:list-level-label-alignment text:label-followed-by="listtab" fo:margin-left="5.2333in" fo:text-indent="-0.25in"/>
        </style:list-level-properties>
        <style:text-properties style:font-name="Courier New"/>
      </text:list-level-style-bullet>
      <text:list-level-style-bullet text:level="9" text:style-name="WW_CharLFO21LVL9" text:bullet-char="">
        <style:list-level-properties text:space-before="5.4833in" text:min-label-width="0.25in" text:list-level-position-and-space-mode="label-alignment">
          <style:list-level-label-alignment text:label-followed-by="listtab" fo:margin-left="5.73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32LVL3" style:num-format="1" text:display-levels="3">
        <style:list-level-properties text:space-before="0.6895in" text:min-label-width="0.5in" text:list-level-position-and-space-mode="label-alignment">
          <style:list-level-label-alignment text:label-followed-by="listtab" fo:margin-left="1.1895in" fo:text-indent="-0.5in"/>
        </style:list-level-properties>
      </text:list-level-style-number>
      <text:list-level-style-number text:level="4" text:style-name="WW_CharLFO32LV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text:style-name="WW_CharLFO32LV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text:style-name="WW_CharLFO32LV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text:style-name="WW_CharLFO32LV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text:style-name="WW_CharLFO32LV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text:style-name="WW_CharLFO32LV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format="1">
        <style:list-level-properties text:list-level-position-and-space-mode="label-alignment">
          <style:list-level-label-alignment text:label-followed-by="listtab"/>
        </style:list-level-properties>
      </text:list-level-style-number>
      <text:list-level-style-number text:level="2" text:style-name="WW_CharLFO3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7">
      <text:list-level-style-number text:level="1" text:style-name="WW_CharLFO37LVL1" style:num-format="1">
        <style:list-level-properties text:list-level-position-and-space-mode="label-alignment">
          <style:list-level-label-alignment text:label-followed-by="listtab"/>
        </style:list-level-properties>
      </text:list-level-style-number>
      <text:list-level-style-number text:level="2" text:style-name="WW_CharLFO3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7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7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7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7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7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8">
      <text:list-level-style-bullet text:level="1" text:style-name="WW_CharLFO38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38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38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38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38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38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38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38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38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46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46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46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46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46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46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46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46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2" style:parent-style-name="Prova1" style:family="paragraph">
      <style:paragraph-properties fo:text-align="center"/>
      <style:text-properties fo:font-weight="normal" style:font-weight-asian="normal"/>
    </style:style>
    <style:style style:name="P23" style:parent-style-name="Prova1" style:family="paragraph">
      <style:paragraph-properties fo:text-align="center"/>
      <style:text-properties fo:font-weight="normal" style:font-weight-asian="normal"/>
    </style:style>
    <style:style style:name="P24" style:parent-style-name="Prova1" style:family="paragraph">
      <style:paragraph-properties fo:text-align="center"/>
      <style:text-properties fo:font-weight="normal" style:font-weight-asian="normal"/>
    </style:style>
    <style:style style:name="P25" style:parent-style-name="Prova1" style:family="paragraph">
      <style:paragraph-properties fo:text-align="center"/>
    </style:style>
    <style:style style:name="T26" style:parent-style-name="Car.predefinitoparagrafo" style:family="text">
      <style:text-properties fo:font-weight="normal" style:font-weight-asian="normal" style:font-weight-complex="bold" fo:font-size="20pt" style:font-size-asian="20pt" style:font-size-complex="20pt"/>
    </style:style>
    <style:style style:name="P27" style:parent-style-name="Prova1" style:family="paragraph">
      <style:paragraph-properties fo:text-align="center"/>
      <style:text-properties fo:font-weight="normal" style:font-weight-asian="normal"/>
    </style:style>
    <style:style style:name="P28" style:parent-style-name="Prova1" style:family="paragraph">
      <style:paragraph-properties fo:text-align="center"/>
      <style:text-properties fo:font-weight="normal" style:font-weight-asian="normal"/>
    </style:style>
    <style:style style:name="P29" style:parent-style-name="Prova1" style:family="paragraph">
      <style:paragraph-properties fo:text-align="center"/>
      <style:text-properties fo:font-weight="normal" style:font-weight-asian="normal"/>
    </style:style>
    <style:style style:name="P30" style:parent-style-name="Prova1" style:family="paragraph">
      <style:paragraph-properties fo:text-align="center"/>
      <style:text-properties fo:font-weight="normal" style:font-weight-asian="normal"/>
    </style:style>
    <style:style style:name="P31" style:parent-style-name="Prova1" style:family="paragraph">
      <style:paragraph-properties fo:text-align="center"/>
      <style:text-properties fo:font-weight="normal" style:font-weight-asian="normal"/>
    </style:style>
    <style:style style:name="P32" style:parent-style-name="Prova1" style:family="paragraph">
      <style:paragraph-properties fo:text-align="center"/>
      <style:text-properties fo:font-weight="normal" style:font-weight-asian="normal"/>
    </style:style>
    <style:style style:name="P33" style:parent-style-name="Prova1" style:family="paragraph">
      <style:paragraph-properties fo:text-align="center"/>
      <style:text-properties fo:font-weight="normal" style:font-weight-asian="normal"/>
    </style:style>
    <style:style style:name="P34" style:parent-style-name="Prova1" style:family="paragraph">
      <style:paragraph-properties fo:text-align="center"/>
      <style:text-properties fo:font-weight="normal" style:font-weight-asian="normal"/>
    </style:style>
    <style:style style:name="P35" style:parent-style-name="Prova1" style:family="paragraph">
      <style:paragraph-properties fo:text-align="center"/>
      <style:text-properties fo:font-weight="normal" style:font-weight-asian="normal"/>
    </style:style>
    <style:style style:name="P36" style:parent-style-name="Normale" style:family="paragraph">
      <style:paragraph-properties fo:text-align="center"/>
      <style:text-properties fo:font-weight="bold" style:font-weight-asian="bold" fo:font-size="16pt" style:font-size-asian="16pt" style:font-size-complex="16pt"/>
    </style:style>
    <style:style style:name="P37" style:parent-style-name="Normale" style:family="paragraph">
      <style:paragraph-properties fo:text-align="center"/>
      <style:text-properties fo:font-weight="bold" style:font-weight-asian="bold" fo:font-size="16pt" style:font-size-asian="16pt" style:font-size-complex="16pt"/>
    </style:style>
    <style:style style:name="P38" style:parent-style-name="Prova1" style:family="paragraph">
      <style:paragraph-properties fo:text-align="center"/>
      <style:text-properties fo:font-weight="normal" style:font-weight-asian="normal"/>
    </style:style>
    <style:style style:name="P39" style:parent-style-name="Prova1" style:family="paragraph">
      <style:paragraph-properties fo:text-align="center"/>
      <style:text-properties fo:font-weight="normal" style:font-weight-asian="normal"/>
    </style:style>
    <style:style style:name="P40" style:parent-style-name="Prova1" style:family="paragraph">
      <style:paragraph-properties fo:text-align="center"/>
      <style:text-properties fo:font-weight="normal" style:font-weight-asian="normal"/>
    </style:style>
    <style:style style:name="P41" style:parent-style-name="Normale" style:family="paragraph">
      <style:paragraph-properties fo:break-before="page"/>
    </style:style>
    <style:style style:name="TableColumn43" style:family="table-column">
      <style:table-column-properties style:column-width="2.5506in"/>
    </style:style>
    <style:style style:name="TableColumn44" style:family="table-column">
      <style:table-column-properties style:column-width="2.1062in"/>
    </style:style>
    <style:style style:name="TableColumn45" style:family="table-column">
      <style:table-column-properties style:column-width="2.1062in"/>
    </style:style>
    <style:style style:name="Table42" style:family="table">
      <style:table-properties style:width="6.7631in" style:rel-width="100%" fo:margin-left="0in" table:align="left"/>
    </style:style>
    <style:style style:name="TableRow46" style:family="table-row">
      <style:table-row-properties style:min-row-height="0.2604in" fo:keep-together="always"/>
    </style:style>
    <style:style style:name="TableCell47"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48"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49"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Row50" style:family="table-row">
      <style:table-row-properties style:min-row-height="0.2604in" fo:keep-together="always"/>
    </style:style>
    <style:style style:name="TableCell51"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52"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53"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olumn55" style:family="table-column">
      <style:table-column-properties style:column-width="2.5506in"/>
    </style:style>
    <style:style style:name="TableColumn56" style:family="table-column">
      <style:table-column-properties style:column-width="2.1062in"/>
    </style:style>
    <style:style style:name="TableColumn57" style:family="table-column">
      <style:table-column-properties style:column-width="2.1062in"/>
    </style:style>
    <style:style style:name="Table54" style:family="table">
      <style:table-properties style:width="6.7631in" style:rel-width="100%" fo:margin-left="0in" table:align="left"/>
    </style:style>
    <style:style style:name="TableRow58" style:family="table-row">
      <style:table-row-properties style:min-row-height="0.2604in" fo:keep-together="always"/>
    </style:style>
    <style:style style:name="TableCell59"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60"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61"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Row62" style:family="table-row">
      <style:table-row-properties style:min-row-height="0.2604in" fo:keep-together="always"/>
    </style:style>
    <style:style style:name="TableCell63"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64"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65"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olumn67" style:family="table-column">
      <style:table-column-properties style:column-width="1.6597in"/>
    </style:style>
    <style:style style:name="TableColumn68" style:family="table-column">
      <style:table-column-properties style:column-width="1.6597in"/>
    </style:style>
    <style:style style:name="TableColumn69" style:family="table-column">
      <style:table-column-properties style:column-width="3.4437in"/>
    </style:style>
    <style:style style:name="Table66" style:family="table">
      <style:table-properties style:width="6.7631in" style:rel-width="100%" fo:margin-left="0in" table:align="left"/>
    </style:style>
    <style:style style:name="TableRow70" style:family="table-row">
      <style:table-row-properties style:min-row-height="0.2604in" fo:keep-together="always"/>
    </style:style>
    <style:style style:name="TableCell71"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72"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73"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Row74" style:family="table-row">
      <style:table-row-properties style:min-row-height="0.2604in" fo:keep-together="always"/>
    </style:style>
    <style:style style:name="TableCell75" style:family="table-cell">
      <style:table-cell-properties fo:border="0.0104in solid #000000" style:writing-mode="lr-tb" style:vertical-align="middle" fo:padding-top="0in" fo:padding-left="0.0486in" fo:padding-bottom="0in" fo:padding-right="0.0486in"/>
    </style:style>
    <style:style style:name="TableCell76" style:family="table-cell">
      <style:table-cell-properties fo:border="0.0104in solid #000000" style:writing-mode="lr-tb" style:vertical-align="middle" fo:padding-top="0in" fo:padding-left="0.0486in" fo:padding-bottom="0in" fo:padding-right="0.0486in"/>
    </style:style>
    <style:style style:name="TableCell77" style:family="table-cell">
      <style:table-cell-properties fo:border="0.0104in solid #000000" style:writing-mode="lr-tb" style:vertical-align="middle" fo:padding-top="0in" fo:padding-left="0.0486in" fo:padding-bottom="0in" fo:padding-right="0.0486in"/>
    </style:style>
    <style:style style:name="TableColumn79" style:family="table-column">
      <style:table-column-properties style:column-width="1.9458in"/>
    </style:style>
    <style:style style:name="TableColumn80" style:family="table-column">
      <style:table-column-properties style:column-width="1.6062in"/>
    </style:style>
    <style:style style:name="TableColumn81" style:family="table-column">
      <style:table-column-properties style:column-width="1.6055in"/>
    </style:style>
    <style:style style:name="TableColumn82" style:family="table-column">
      <style:table-column-properties style:column-width="1.6055in"/>
    </style:style>
    <style:style style:name="Table78" style:family="table">
      <style:table-properties style:width="6.7631in" style:rel-width="100%" fo:margin-left="0in" table:align="left"/>
    </style:style>
    <style:style style:name="TableRow83" style:family="table-row">
      <style:table-row-properties style:min-row-height="0.2604in" fo:keep-together="always"/>
    </style:style>
    <style:style style:name="TableCell84"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85"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86"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87"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Row88" style:family="table-row">
      <style:table-row-properties style:min-row-height="0.2604in" fo:keep-together="always"/>
    </style:style>
    <style:style style:name="TableCell89" style:family="table-cell">
      <style:table-cell-properties fo:border="0.0104in solid #000000" style:writing-mode="lr-tb" style:vertical-align="middle" fo:padding-top="0in" fo:padding-left="0.0486in" fo:padding-bottom="0in" fo:padding-right="0.0486in"/>
    </style:style>
    <style:style style:name="TableCell90" style:family="table-cell">
      <style:table-cell-properties fo:border="0.0104in solid #000000" style:writing-mode="lr-tb" style:vertical-align="middle" fo:padding-top="0in" fo:padding-left="0.0486in" fo:padding-bottom="0in" fo:padding-right="0.0486in"/>
    </style:style>
    <style:style style:name="TableCell91" style:family="table-cell">
      <style:table-cell-properties fo:border="0.0104in solid #000000" style:writing-mode="lr-tb" style:vertical-align="middle" fo:padding-top="0in" fo:padding-left="0.0486in" fo:padding-bottom="0in" fo:padding-right="0.0486in"/>
    </style:style>
    <style:style style:name="TableCell92" style:family="table-cell">
      <style:table-cell-properties fo:border="0.0104in solid #000000" style:writing-mode="lr-tb" style:vertical-align="middle" fo:padding-top="0in" fo:padding-left="0.0486in" fo:padding-bottom="0in" fo:padding-right="0.0486in"/>
    </style:style>
    <style:style style:name="TableRow93" style:family="table-row">
      <style:table-row-properties style:min-row-height="0.2604in" fo:keep-together="always"/>
    </style:style>
    <style:style style:name="TableCell94"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95"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96"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97"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olumn99" style:family="table-column">
      <style:table-column-properties style:column-width="3.6333in" style:use-optimal-column-width="false"/>
    </style:style>
    <style:style style:name="TableColumn100" style:family="table-column">
      <style:table-column-properties style:column-width="1.259in" style:use-optimal-column-width="false"/>
    </style:style>
    <style:style style:name="TableColumn101" style:family="table-column">
      <style:table-column-properties style:column-width="1.8708in" style:use-optimal-column-width="false"/>
    </style:style>
    <style:style style:name="Table98" style:family="table">
      <style:table-properties style:width="6.7631in" style:rel-width="100%" fo:margin-left="0in" table:align="left"/>
    </style:style>
    <style:style style:name="TableRow102" style:family="table-row">
      <style:table-row-properties style:min-row-height="0.2604in" style:use-optimal-row-height="false" fo:keep-together="always"/>
    </style:style>
    <style:style style:name="TableCell103"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104"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Cell105" style:family="table-cell">
      <style:table-cell-properties fo:border-top="0.0104in solid #000000" fo:border-left="0.0104in solid #000000" fo:border-bottom="none" fo:border-right="0.0104in solid #000000" style:writing-mode="lr-tb" style:vertical-align="middle" fo:padding-top="0in" fo:padding-left="0.0486in" fo:padding-bottom="0in" fo:padding-right="0.0486in"/>
    </style:style>
    <style:style style:name="TableRow106" style:family="table-row">
      <style:table-row-properties style:min-row-height="0.2604in" style:use-optimal-row-height="false" fo:keep-together="always"/>
    </style:style>
    <style:style style:name="TableCell107" style:family="table-cell">
      <style:table-cell-properties fo:border="0.0104in solid #000000" style:writing-mode="lr-tb" fo:padding-top="0in" fo:padding-left="0.0486in" fo:padding-bottom="0in" fo:padding-right="0.0486in"/>
    </style:style>
    <style:style style:name="TableCell108" style:family="table-cell">
      <style:table-cell-properties fo:border="0.0104in solid #000000" style:writing-mode="lr-tb" fo:padding-top="0in" fo:padding-left="0.0486in" fo:padding-bottom="0in" fo:padding-right="0.0486in"/>
    </style:style>
    <style:style style:name="TableCell109" style:family="table-cell">
      <style:table-cell-properties fo:border="0.0104in solid #000000" style:writing-mode="lr-tb" fo:padding-top="0in" fo:padding-left="0.0486in" fo:padding-bottom="0in" fo:padding-right="0.0486in"/>
    </style:style>
    <style:style style:name="TableRow110" style:family="table-row">
      <style:table-row-properties style:min-row-height="0.2604in" style:use-optimal-row-height="false" fo:keep-together="always"/>
    </style:style>
    <style:style style:name="TableCell111" style:family="table-cell">
      <style:table-cell-properties fo:border="0.0104in solid #000000" style:writing-mode="lr-tb" fo:padding-top="0in" fo:padding-left="0.0486in" fo:padding-bottom="0in" fo:padding-right="0.0486in"/>
    </style:style>
    <style:style style:name="P112" style:parent-style-name="Normale" style:family="paragraph">
      <style:text-properties fo:language="en" fo:country="US"/>
    </style:style>
    <style:style style:name="TableCell113" style:family="table-cell">
      <style:table-cell-properties fo:border="0.0104in solid #000000" style:writing-mode="lr-tb" fo:padding-top="0in" fo:padding-left="0.0486in" fo:padding-bottom="0in" fo:padding-right="0.0486in"/>
    </style:style>
    <style:style style:name="TableCell114" style:family="table-cell">
      <style:table-cell-properties fo:border="0.0104in solid #000000" style:writing-mode="lr-tb" fo:padding-top="0in" fo:padding-left="0.0486in" fo:padding-bottom="0in" fo:padding-right="0.0486in"/>
    </style:style>
    <style:style style:name="TableRow115" style:family="table-row">
      <style:table-row-properties style:min-row-height="0.2604in" style:use-optimal-row-height="false" fo:keep-together="always"/>
    </style:style>
    <style:style style:name="TableCell116" style:family="table-cell">
      <style:table-cell-properties fo:border="0.0104in solid #000000" style:writing-mode="lr-tb" fo:padding-top="0in" fo:padding-left="0.0486in" fo:padding-bottom="0in" fo:padding-right="0.0486in"/>
    </style:style>
    <style:style style:name="TableCell117" style:family="table-cell">
      <style:table-cell-properties fo:border="0.0104in solid #000000" style:writing-mode="lr-tb" fo:padding-top="0in" fo:padding-left="0.0486in" fo:padding-bottom="0in" fo:padding-right="0.0486in"/>
    </style:style>
    <style:style style:name="TableCell118" style:family="table-cell">
      <style:table-cell-properties fo:border="0.0104in solid #000000" style:writing-mode="lr-tb" fo:padding-top="0in" fo:padding-left="0.0486in" fo:padding-bottom="0in" fo:padding-right="0.0486in"/>
    </style:style>
    <style:style style:name="TableRow119" style:family="table-row">
      <style:table-row-properties style:min-row-height="0.2604in" style:use-optimal-row-height="false" fo:keep-together="always"/>
    </style:style>
    <style:style style:name="TableCell120" style:family="table-cell">
      <style:table-cell-properties fo:border="0.0104in solid #000000" style:writing-mode="lr-tb" style:vertical-align="middle" fo:padding-top="0in" fo:padding-left="0.0486in" fo:padding-bottom="0in" fo:padding-right="0.0486in"/>
    </style:style>
    <style:style style:name="TableCell121" style:family="table-cell">
      <style:table-cell-properties fo:border="0.0104in solid #000000" style:writing-mode="lr-tb" fo:padding-top="0in" fo:padding-left="0.0486in" fo:padding-bottom="0in" fo:padding-right="0.0486in"/>
    </style:style>
    <style:style style:name="TableCell122" style:family="table-cell">
      <style:table-cell-properties fo:border="0.0104in solid #000000" style:writing-mode="lr-tb" fo:padding-top="0in" fo:padding-left="0.0486in" fo:padding-bottom="0in" fo:padding-right="0.0486in"/>
    </style:style>
    <style:style style:name="TableRow123" style:family="table-row">
      <style:table-row-properties style:min-row-height="0.2604in" style:use-optimal-row-height="false" fo:keep-together="always"/>
    </style:style>
    <style:style style:name="TableCell124" style:family="table-cell">
      <style:table-cell-properties fo:border-top="0.0104in solid #000000" fo:border-left="0.0104in solid #000000" fo:border-bottom="0.0069in solid #000000" fo:border-right="0.0104in solid #000000" style:writing-mode="lr-tb" style:vertical-align="middle" fo:padding-top="0in" fo:padding-left="0.0486in" fo:padding-bottom="0in" fo:padding-right="0.0486in"/>
    </style:style>
    <style:style style:name="TableCell125" style:family="table-cell">
      <style:table-cell-properties fo:border-top="0.0104in solid #000000" fo:border-left="0.0104in solid #000000" fo:border-bottom="0.0069in solid #000000" fo:border-right="0.0104in solid #000000" style:writing-mode="lr-tb" fo:padding-top="0in" fo:padding-left="0.0486in" fo:padding-bottom="0in" fo:padding-right="0.0486in"/>
    </style:style>
    <style:style style:name="TableCell126" style:family="table-cell">
      <style:table-cell-properties fo:border-top="0.0104in solid #000000" fo:border-left="0.0104in solid #000000" fo:border-bottom="0.0069in solid #000000" fo:border-right="0.0104in solid #000000" style:writing-mode="lr-tb" fo:padding-top="0in" fo:padding-left="0.0486in" fo:padding-bottom="0in" fo:padding-right="0.0486in"/>
    </style:style>
    <style:style style:name="P127" style:parent-style-name="Prova1" style:family="paragraph">
      <style:paragraph-properties fo:break-before="page"/>
    </style:style>
    <style:style style:name="P128" style:parent-style-name="Sommario1" style:family="paragraph">
      <style:paragraph-properties>
        <style:tab-stops>
          <style:tab-stop style:type="left" style:position="0.3055in"/>
          <style:tab-stop style:type="right" style:leader-style="dotted" style:leader-text="." style:position="6.7673in"/>
        </style:tab-stops>
      </style:paragraph-properties>
    </style:style>
    <style:style style:name="T129" style:parent-style-name="Car.predefinitoparagrafo" style:family="text">
      <style:text-properties style:font-name="Calibri" fo:font-weight="normal" style:font-weight-asian="normal" style:font-weight-complex="normal" style:language-asian="it" style:country-asian="IT"/>
    </style:style>
    <style:style style:name="P130"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31" style:parent-style-name="Car.predefinitoparagrafo" style:family="text">
      <style:text-properties style:font-name="Calibri" fo:font-weight="normal" style:font-weight-asian="normal" style:font-weight-complex="normal" style:language-asian="it" style:country-asian="IT"/>
    </style:style>
    <style:style style:name="P132" style:parent-style-name="Sommario1" style:family="paragraph">
      <style:paragraph-properties>
        <style:tab-stops>
          <style:tab-stop style:type="left" style:position="0.3055in"/>
          <style:tab-stop style:type="right" style:leader-style="dotted" style:leader-text="." style:position="6.7673in"/>
        </style:tab-stops>
      </style:paragraph-properties>
    </style:style>
    <style:style style:name="T133" style:parent-style-name="Car.predefinitoparagrafo" style:family="text">
      <style:text-properties style:font-name="Calibri" fo:font-weight="normal" style:font-weight-asian="normal" style:font-weight-complex="normal" style:language-asian="it" style:country-asian="IT"/>
    </style:style>
    <style:style style:name="P134"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35" style:parent-style-name="Car.predefinitoparagrafo" style:family="text">
      <style:text-properties style:font-name="Calibri" fo:font-weight="normal" style:font-weight-asian="normal" style:font-weight-complex="normal" style:language-asian="it" style:country-asian="IT"/>
    </style:style>
    <style:style style:name="P136"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37" style:parent-style-name="Car.predefinitoparagrafo" style:family="text">
      <style:text-properties style:font-name="Calibri" fo:font-weight="normal" style:font-weight-asian="normal" style:font-weight-complex="normal" style:language-asian="it" style:country-asian="IT"/>
    </style:style>
    <style:style style:name="P138"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39" style:parent-style-name="Car.predefinitoparagrafo" style:family="text">
      <style:text-properties style:font-name="Calibri" fo:font-weight="normal" style:font-weight-asian="normal" style:font-weight-complex="normal" style:language-asian="it" style:country-asian="IT"/>
    </style:style>
    <style:style style:name="P140"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41" style:parent-style-name="Car.predefinitoparagrafo" style:family="text">
      <style:text-properties style:font-name="Calibri" fo:font-weight="normal" style:font-weight-asian="normal" style:font-weight-complex="normal" style:language-asian="it" style:country-asian="IT"/>
    </style:style>
    <style:style style:name="P142"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43" style:parent-style-name="Car.predefinitoparagrafo" style:family="text">
      <style:text-properties style:font-name="Calibri" fo:font-weight="normal" style:font-weight-asian="normal" style:font-weight-complex="normal" style:language-asian="it" style:country-asian="IT"/>
    </style:style>
    <style:style style:name="P144"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45" style:parent-style-name="Car.predefinitoparagrafo" style:family="text">
      <style:text-properties style:font-name="Calibri" fo:font-weight="normal" style:font-weight-asian="normal" style:font-weight-complex="normal" style:language-asian="it" style:country-asian="IT"/>
    </style:style>
    <style:style style:name="P146"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47" style:parent-style-name="Car.predefinitoparagrafo" style:family="text">
      <style:text-properties style:font-name="Calibri" fo:font-weight="normal" style:font-weight-asian="normal" style:font-weight-complex="normal" style:language-asian="it" style:country-asian="IT"/>
    </style:style>
    <style:style style:name="P148" style:parent-style-name="Sommario1" style:family="paragraph">
      <style:paragraph-properties>
        <style:tab-stops>
          <style:tab-stop style:type="left" style:position="0.3055in"/>
          <style:tab-stop style:type="right" style:leader-style="dotted" style:leader-text="." style:position="6.7673in"/>
        </style:tab-stops>
      </style:paragraph-properties>
    </style:style>
    <style:style style:name="T149" style:parent-style-name="Car.predefinitoparagrafo" style:family="text">
      <style:text-properties style:font-name="Calibri" fo:font-weight="normal" style:font-weight-asian="normal" style:font-weight-complex="normal" style:language-asian="it" style:country-asian="IT"/>
    </style:style>
    <style:style style:name="P150"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51" style:parent-style-name="Car.predefinitoparagrafo" style:family="text">
      <style:text-properties style:font-name="Calibri" fo:font-weight="normal" style:font-weight-asian="normal" style:font-weight-complex="normal" style:language-asian="it" style:country-asian="IT"/>
    </style:style>
    <style:style style:name="P152"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53" style:parent-style-name="Car.predefinitoparagrafo" style:family="text">
      <style:text-properties style:font-name="Calibri" fo:font-style="normal" style:font-style-asian="normal" style:font-style-complex="normal" style:font-size-complex="11pt" style:language-asian="it" style:country-asian="IT"/>
    </style:style>
    <style:style style:name="P154"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55" style:parent-style-name="Car.predefinitoparagrafo" style:family="text">
      <style:text-properties style:font-name="Calibri" fo:font-style="normal" style:font-style-asian="normal" style:font-style-complex="normal" style:font-size-complex="11pt" style:language-asian="it" style:country-asian="IT"/>
    </style:style>
    <style:style style:name="P156"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57" style:parent-style-name="Car.predefinitoparagrafo" style:family="text">
      <style:text-properties style:font-name="Calibri" fo:font-style="normal" style:font-style-asian="normal" style:font-style-complex="normal" style:font-size-complex="11pt" style:language-asian="it" style:country-asian="IT"/>
    </style:style>
    <style:style style:name="P158" style:parent-style-name="Sommario3" style:family="paragraph">
      <style:paragraph-properties>
        <style:tab-stops>
          <style:tab-stop style:type="right" style:leader-style="dotted" style:leader-text="." style:position="6.4618in"/>
        </style:tab-stops>
      </style:paragraph-properties>
    </style:style>
    <style:style style:name="P159" style:parent-style-name="Sommario3" style:family="paragraph">
      <style:paragraph-properties>
        <style:tab-stops>
          <style:tab-stop style:type="right" style:leader-style="dotted" style:leader-text="." style:position="6.4618in"/>
        </style:tab-stops>
      </style:paragraph-properties>
    </style:style>
    <style:style style:name="P160" style:parent-style-name="Sommario3" style:family="paragraph">
      <style:paragraph-properties>
        <style:tab-stops>
          <style:tab-stop style:type="right" style:leader-style="dotted" style:leader-text="." style:position="6.4618in"/>
        </style:tab-stops>
      </style:paragraph-properties>
    </style:style>
    <style:style style:name="P161"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62" style:parent-style-name="Car.predefinitoparagrafo" style:family="text">
      <style:text-properties style:font-name="Calibri" fo:font-style="normal" style:font-style-asian="normal" style:font-style-complex="normal" style:font-size-complex="11pt" style:language-asian="it" style:country-asian="IT"/>
    </style:style>
    <style:style style:name="P163"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64" style:parent-style-name="Car.predefinitoparagrafo" style:family="text">
      <style:text-properties style:font-name="Calibri" fo:font-weight="normal" style:font-weight-asian="normal" style:font-weight-complex="normal" style:language-asian="it" style:country-asian="IT"/>
    </style:style>
    <style:style style:name="P165"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66" style:parent-style-name="Car.predefinitoparagrafo" style:family="text">
      <style:text-properties style:font-name="Calibri" fo:font-style="normal" style:font-style-asian="normal" style:font-style-complex="normal" style:font-size-complex="11pt" style:language-asian="it" style:country-asian="IT"/>
    </style:style>
    <style:style style:name="P167"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68" style:parent-style-name="Car.predefinitoparagrafo" style:family="text">
      <style:text-properties style:font-name="Calibri" fo:font-style="normal" style:font-style-asian="normal" style:font-style-complex="normal" style:font-size-complex="11pt" style:language-asian="it" style:country-asian="IT"/>
    </style:style>
    <style:style style:name="P169"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70" style:parent-style-name="Car.predefinitoparagrafo" style:family="text">
      <style:text-properties style:font-name="Calibri" fo:font-weight="normal" style:font-weight-asian="normal" style:font-weight-complex="normal" style:language-asian="it" style:country-asian="IT"/>
    </style:style>
    <style:style style:name="P171"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72" style:parent-style-name="Car.predefinitoparagrafo" style:family="text">
      <style:text-properties style:font-name="Calibri" fo:font-style="normal" style:font-style-asian="normal" style:font-style-complex="normal" style:font-size-complex="11pt" style:language-asian="it" style:country-asian="IT"/>
    </style:style>
    <style:style style:name="P173"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74" style:parent-style-name="Car.predefinitoparagrafo" style:family="text">
      <style:text-properties style:font-name="Calibri" fo:font-style="normal" style:font-style-asian="normal" style:font-style-complex="normal" style:font-size-complex="11pt" style:language-asian="it" style:country-asian="IT"/>
    </style:style>
    <style:style style:name="P175"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76" style:parent-style-name="Car.predefinitoparagrafo" style:family="text">
      <style:text-properties style:font-name="Calibri" fo:font-weight="normal" style:font-weight-asian="normal" style:font-weight-complex="normal" style:language-asian="it" style:country-asian="IT"/>
    </style:style>
    <style:style style:name="P177"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78" style:parent-style-name="Car.predefinitoparagrafo" style:family="text">
      <style:text-properties style:font-name="Calibri" fo:font-style="normal" style:font-style-asian="normal" style:font-style-complex="normal" style:font-size-complex="11pt" style:language-asian="it" style:country-asian="IT"/>
    </style:style>
    <style:style style:name="P179"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80" style:parent-style-name="Car.predefinitoparagrafo" style:family="text">
      <style:text-properties style:font-name="Calibri" fo:font-style="normal" style:font-style-asian="normal" style:font-style-complex="normal" style:font-size-complex="11pt" style:language-asian="it" style:country-asian="IT"/>
    </style:style>
    <style:style style:name="P181"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82" style:parent-style-name="Car.predefinitoparagrafo" style:family="text">
      <style:text-properties style:font-name="Calibri" fo:font-weight="normal" style:font-weight-asian="normal" style:font-weight-complex="normal" style:language-asian="it" style:country-asian="IT"/>
    </style:style>
    <style:style style:name="P183"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84" style:parent-style-name="Car.predefinitoparagrafo" style:family="text">
      <style:text-properties style:font-name="Calibri" fo:font-style="normal" style:font-style-asian="normal" style:font-style-complex="normal" style:font-size-complex="11pt" style:language-asian="it" style:country-asian="IT"/>
    </style:style>
    <style:style style:name="P185"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86" style:parent-style-name="Car.predefinitoparagrafo" style:family="text">
      <style:text-properties style:font-name="Calibri" fo:font-style="normal" style:font-style-asian="normal" style:font-style-complex="normal" style:font-size-complex="11pt" style:language-asian="it" style:country-asian="IT"/>
    </style:style>
    <style:style style:name="P187"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88" style:parent-style-name="Car.predefinitoparagrafo" style:family="text">
      <style:text-properties style:font-name="Calibri" fo:font-style="normal" style:font-style-asian="normal" style:font-style-complex="normal" style:font-size-complex="11pt" style:language-asian="it" style:country-asian="IT"/>
    </style:style>
    <style:style style:name="P189" style:parent-style-name="Sommario1" style:family="paragraph">
      <style:paragraph-properties>
        <style:tab-stops>
          <style:tab-stop style:type="left" style:position="0.4583in"/>
          <style:tab-stop style:type="right" style:leader-style="dotted" style:leader-text="." style:position="6.7673in"/>
        </style:tab-stops>
      </style:paragraph-properties>
    </style:style>
    <style:style style:name="T190" style:parent-style-name="Car.predefinitoparagrafo" style:family="text">
      <style:text-properties style:font-name="Calibri" fo:font-weight="normal" style:font-weight-asian="normal" style:font-weight-complex="normal" style:language-asian="it" style:country-asian="IT"/>
    </style:style>
    <style:style style:name="P191"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92" style:parent-style-name="Car.predefinitoparagrafo" style:family="text">
      <style:text-properties style:font-name="Calibri" fo:font-style="normal" style:font-style-asian="normal" style:font-style-complex="normal" style:font-size-complex="11pt" style:language-asian="it" style:country-asian="IT"/>
    </style:style>
    <style:style style:name="P193"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94" style:parent-style-name="Car.predefinitoparagrafo" style:family="text">
      <style:text-properties style:font-name="Calibri" fo:font-style="normal" style:font-style-asian="normal" style:font-style-complex="normal" style:font-size-complex="11pt" style:language-asian="it" style:country-asian="IT"/>
    </style:style>
    <style:style style:name="P195"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96" style:parent-style-name="Car.predefinitoparagrafo" style:family="text">
      <style:text-properties style:font-name="Calibri" fo:font-style="normal" style:font-style-asian="normal" style:font-style-complex="normal" style:font-size-complex="11pt" style:language-asian="it" style:country-asian="IT"/>
    </style:style>
    <style:style style:name="P197"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198" style:parent-style-name="Car.predefinitoparagrafo" style:family="text">
      <style:text-properties style:font-name="Calibri" fo:font-style="normal" style:font-style-asian="normal" style:font-style-complex="normal" style:font-size-complex="11pt" style:language-asian="it" style:country-asian="IT"/>
    </style:style>
    <style:style style:name="P199" style:parent-style-name="Sommario3" style:family="paragraph">
      <style:paragraph-properties>
        <style:tab-stops>
          <style:tab-stop style:type="left" style:position="0.6111in"/>
          <style:tab-stop style:type="right" style:leader-style="dotted" style:leader-text="." style:position="6.4618in"/>
        </style:tab-stops>
      </style:paragraph-properties>
    </style:style>
    <style:style style:name="T200" style:parent-style-name="Car.predefinitoparagrafo" style:family="text">
      <style:text-properties style:font-name="Calibri" fo:font-style="normal" style:font-style-asian="normal" style:font-style-complex="normal" style:font-size-complex="11pt" style:language-asian="it" style:country-asian="IT"/>
    </style:style>
    <style:style style:name="P201" style:parent-style-name="Titolo1" style:family="paragraph">
      <style:paragraph-properties fo:break-before="page"/>
    </style:style>
    <style:style style:name="P202" style:parent-style-name="Titolo1" style:family="paragraph"/>
    <style:style style:name="T203" style:parent-style-name="Titolo2Carattere" style:family="text">
      <style:text-properties fo:font-style="normal" style:font-style-asian="normal"/>
    </style:style>
    <style:style style:name="TableColumn205" style:family="table-column">
      <style:table-column-properties style:column-width="0.4236in"/>
    </style:style>
    <style:style style:name="TableColumn206" style:family="table-column">
      <style:table-column-properties style:column-width="2.125in"/>
    </style:style>
    <style:style style:name="TableColumn207" style:family="table-column">
      <style:table-column-properties style:column-width="4.2416in"/>
    </style:style>
    <style:style style:name="Table204" style:family="table">
      <style:table-properties style:width="6.7902in" fo:margin-left="0in" table:align="left"/>
    </style:style>
    <style:style style:name="TableRow208" style:family="table-row">
      <style:table-row-properties fo:keep-together="always"/>
    </style:style>
    <style:style style:name="TableCell209" style:family="table-cell">
      <style:table-cell-properties fo:border="0.0069in solid #000000" fo:background-color="#99CCFF" style:writing-mode="lr-tb" fo:padding-top="0in" fo:padding-left="0.0486in" fo:padding-bottom="0in" fo:padding-right="0.0486in"/>
    </style:style>
    <style:style style:name="TableCell210" style:family="table-cell">
      <style:table-cell-properties fo:border="0.0069in solid #000000" fo:background-color="#99CCFF" style:writing-mode="lr-tb" fo:padding-top="0in" fo:padding-left="0.0486in" fo:padding-bottom="0in" fo:padding-right="0.0486in"/>
    </style:style>
    <style:style style:name="TableRow211" style:family="table-row">
      <style:table-row-properties/>
    </style:style>
    <style:style style:name="TableCell212" style:family="table-cell">
      <style:table-cell-properties fo:border="0.0069in solid #000000" fo:background-color="#FFFF99" style:writing-mode="lr-tb" style:vertical-align="middle" fo:padding-top="0in" fo:padding-left="0.0486in" fo:padding-bottom="0in" fo:padding-right="0.0486in"/>
    </style:style>
    <style:style style:name="TableCell213" style:family="table-cell">
      <style:table-cell-properties fo:border="0.0069in solid #000000" fo:background-color="#FFFF99" style:writing-mode="lr-tb" style:vertical-align="middle" fo:padding-top="0in" fo:padding-left="0.0486in" fo:padding-bottom="0in" fo:padding-right="0.0486in"/>
    </style:style>
    <style:style style:name="TableCell214" style:family="table-cell">
      <style:table-cell-properties fo:border="0.0069in solid #000000" fo:background-color="#FFFF99" style:writing-mode="lr-tb" style:vertical-align="middle" fo:padding-top="0in" fo:padding-left="0.0486in" fo:padding-bottom="0in" fo:padding-right="0.0486in"/>
    </style:style>
    <style:style style:name="TableRow215" style:family="table-row">
      <style:table-row-properties/>
    </style:style>
    <style:style style:name="TableCell216" style:family="table-cell">
      <style:table-cell-properties fo:border="0.0069in solid #000000" fo:background-color="#FFFF99" style:writing-mode="lr-tb" style:vertical-align="middle" fo:padding-top="0in" fo:padding-left="0.0486in" fo:padding-bottom="0in" fo:padding-right="0.0486in"/>
    </style:style>
    <style:style style:name="TableCell217" style:family="table-cell">
      <style:table-cell-properties fo:border="0.0069in solid #000000" fo:background-color="#FFFF99" style:writing-mode="lr-tb" style:vertical-align="middle" fo:padding-top="0in" fo:padding-left="0.0486in" fo:padding-bottom="0in" fo:padding-right="0.0486in"/>
    </style:style>
    <style:style style:name="TableCell218" style:family="table-cell">
      <style:table-cell-properties fo:border="0.0069in solid #000000" fo:background-color="#FFFF99" style:writing-mode="lr-tb" style:vertical-align="middle" fo:padding-top="0in" fo:padding-left="0.0486in" fo:padding-bottom="0in" fo:padding-right="0.0486in"/>
    </style:style>
    <style:style style:name="TableRow219" style:family="table-row">
      <style:table-row-properties/>
    </style:style>
    <style:style style:name="TableCell220" style:family="table-cell">
      <style:table-cell-properties fo:border="0.0069in solid #000000" fo:background-color="#FFFF99" style:writing-mode="lr-tb" style:vertical-align="middle" fo:padding-top="0in" fo:padding-left="0.0486in" fo:padding-bottom="0in" fo:padding-right="0.0486in"/>
    </style:style>
    <style:style style:name="TableCell221" style:family="table-cell">
      <style:table-cell-properties fo:border="0.0069in solid #000000" fo:background-color="#FFFF99" style:writing-mode="lr-tb" style:vertical-align="middle" fo:padding-top="0in" fo:padding-left="0.0486in" fo:padding-bottom="0in" fo:padding-right="0.0486in"/>
    </style:style>
    <style:style style:name="TableCell222" style:family="table-cell">
      <style:table-cell-properties fo:border="0.0069in solid #000000" fo:background-color="#FFFF99" style:writing-mode="lr-tb" style:vertical-align="middle" fo:padding-top="0in" fo:padding-left="0.0486in" fo:padding-bottom="0in" fo:padding-right="0.0486in"/>
    </style:style>
    <style:style style:name="TableRow223" style:family="table-row">
      <style:table-row-properties/>
    </style:style>
    <style:style style:name="TableCell224" style:family="table-cell">
      <style:table-cell-properties fo:border="0.0069in solid #000000" fo:background-color="#FFFF99" style:writing-mode="lr-tb" style:vertical-align="middle" fo:padding-top="0in" fo:padding-left="0.0486in" fo:padding-bottom="0in" fo:padding-right="0.0486in"/>
    </style:style>
    <style:style style:name="TableCell225" style:family="table-cell">
      <style:table-cell-properties fo:border="0.0069in solid #000000" fo:background-color="#FFFF99" style:writing-mode="lr-tb" style:vertical-align="middle" fo:padding-top="0in" fo:padding-left="0.0486in" fo:padding-bottom="0in" fo:padding-right="0.0486in"/>
    </style:style>
    <style:style style:name="TableCell226" style:family="table-cell">
      <style:table-cell-properties fo:border="0.0069in solid #000000" fo:background-color="#FFFF99" style:writing-mode="lr-tb" style:vertical-align="middle" fo:padding-top="0in" fo:padding-left="0.0486in" fo:padding-bottom="0in" fo:padding-right="0.0486in"/>
    </style:style>
    <style:style style:name="TableRow227" style:family="table-row">
      <style:table-row-properties/>
    </style:style>
    <style:style style:name="TableCell228" style:family="table-cell">
      <style:table-cell-properties fo:border="0.0069in solid #000000" fo:background-color="#FFFF99" style:writing-mode="lr-tb" style:vertical-align="middle" fo:padding-top="0in" fo:padding-left="0.0486in" fo:padding-bottom="0in" fo:padding-right="0.0486in"/>
    </style:style>
    <style:style style:name="TableCell229" style:family="table-cell">
      <style:table-cell-properties fo:border="0.0069in solid #000000" fo:background-color="#FFFF99" style:writing-mode="lr-tb" style:vertical-align="middle" fo:padding-top="0in" fo:padding-left="0.0486in" fo:padding-bottom="0in" fo:padding-right="0.0486in"/>
    </style:style>
    <style:style style:name="TableCell230" style:family="table-cell">
      <style:table-cell-properties fo:border="0.0069in solid #000000" fo:background-color="#FFFF99" style:writing-mode="lr-tb" style:vertical-align="middle" fo:padding-top="0in" fo:padding-left="0.0486in" fo:padding-bottom="0in" fo:padding-right="0.0486in"/>
    </style:style>
    <style:style style:name="TableRow231" style:family="table-row">
      <style:table-row-properties/>
    </style:style>
    <style:style style:name="TableCell232" style:family="table-cell">
      <style:table-cell-properties fo:border="0.0069in solid #000000" fo:background-color="#FFFF99" style:writing-mode="lr-tb" style:vertical-align="middle" fo:padding-top="0in" fo:padding-left="0.0486in" fo:padding-bottom="0in" fo:padding-right="0.0486in"/>
    </style:style>
    <style:style style:name="TableCell233" style:family="table-cell">
      <style:table-cell-properties fo:border="0.0069in solid #000000" fo:background-color="#FFFF99" style:writing-mode="lr-tb" style:vertical-align="middle" fo:padding-top="0in" fo:padding-left="0.0486in" fo:padding-bottom="0in" fo:padding-right="0.0486in"/>
    </style:style>
    <style:style style:name="TableCell234" style:family="table-cell">
      <style:table-cell-properties fo:border="0.0069in solid #000000" fo:background-color="#FFFF99" style:writing-mode="lr-tb" style:vertical-align="middle" fo:padding-top="0in" fo:padding-left="0.0486in" fo:padding-bottom="0in" fo:padding-right="0.0486in"/>
    </style:style>
    <style:style style:name="TableRow235" style:family="table-row">
      <style:table-row-properties/>
    </style:style>
    <style:style style:name="TableCell236" style:family="table-cell">
      <style:table-cell-properties fo:border="0.0069in solid #000000" fo:background-color="#FFFF99" style:writing-mode="lr-tb" style:vertical-align="middle" fo:padding-top="0in" fo:padding-left="0.0486in" fo:padding-bottom="0in" fo:padding-right="0.0486in"/>
    </style:style>
    <style:style style:name="TableCell237" style:family="table-cell">
      <style:table-cell-properties fo:border="0.0069in solid #000000" fo:background-color="#FFFF99" style:writing-mode="lr-tb" style:vertical-align="middle" fo:padding-top="0in" fo:padding-left="0.0486in" fo:padding-bottom="0in" fo:padding-right="0.0486in"/>
    </style:style>
    <style:style style:name="TableCell238" style:family="table-cell">
      <style:table-cell-properties fo:border="0.0069in solid #000000" fo:background-color="#FFFF99" style:writing-mode="lr-tb" style:vertical-align="middle" fo:padding-top="0in" fo:padding-left="0.0486in" fo:padding-bottom="0in" fo:padding-right="0.0486in"/>
    </style:style>
    <style:style style:name="TableRow239" style:family="table-row">
      <style:table-row-properties/>
    </style:style>
    <style:style style:name="TableCell240" style:family="table-cell">
      <style:table-cell-properties fo:border="0.0069in solid #000000" fo:background-color="#FFFF99" style:writing-mode="lr-tb" style:vertical-align="middle" fo:padding-top="0in" fo:padding-left="0.0486in" fo:padding-bottom="0in" fo:padding-right="0.0486in"/>
    </style:style>
    <style:style style:name="TableCell241" style:family="table-cell">
      <style:table-cell-properties fo:border="0.0069in solid #000000" fo:background-color="#FFFF99" style:writing-mode="lr-tb" style:vertical-align="middle" fo:padding-top="0in" fo:padding-left="0.0486in" fo:padding-bottom="0in" fo:padding-right="0.0486in"/>
    </style:style>
    <style:style style:name="TableCell242" style:family="table-cell">
      <style:table-cell-properties fo:border="0.0069in solid #000000" fo:background-color="#FFFF99" style:writing-mode="lr-tb" style:vertical-align="middle" fo:padding-top="0in" fo:padding-left="0.0486in" fo:padding-bottom="0in" fo:padding-right="0.0486in"/>
    </style:style>
    <style:style style:name="TableRow243" style:family="table-row">
      <style:table-row-properties/>
    </style:style>
    <style:style style:name="TableCell244" style:family="table-cell">
      <style:table-cell-properties fo:border="0.0069in solid #000000" fo:background-color="#FFFF99" style:writing-mode="lr-tb" style:vertical-align="middle" fo:padding-top="0in" fo:padding-left="0.0486in" fo:padding-bottom="0in" fo:padding-right="0.0486in"/>
    </style:style>
    <style:style style:name="TableCell245" style:family="table-cell">
      <style:table-cell-properties fo:border="0.0069in solid #000000" fo:background-color="#FFFF99" style:writing-mode="lr-tb" style:vertical-align="middle" fo:padding-top="0in" fo:padding-left="0.0486in" fo:padding-bottom="0in" fo:padding-right="0.0486in"/>
    </style:style>
    <style:style style:name="TableCell246" style:family="table-cell">
      <style:table-cell-properties fo:border="0.0069in solid #000000" fo:background-color="#FFFF99" style:writing-mode="lr-tb" style:vertical-align="middle" fo:padding-top="0in" fo:padding-left="0.0486in" fo:padding-bottom="0in" fo:padding-right="0.0486in"/>
    </style:style>
    <style:style style:name="TableRow247" style:family="table-row">
      <style:table-row-properties/>
    </style:style>
    <style:style style:name="TableCell248" style:family="table-cell">
      <style:table-cell-properties fo:border="0.0069in solid #000000" fo:background-color="#FFFF99" style:writing-mode="lr-tb" style:vertical-align="middle" fo:padding-top="0in" fo:padding-left="0.0486in" fo:padding-bottom="0in" fo:padding-right="0.0486in"/>
    </style:style>
    <style:style style:name="TableCell249" style:family="table-cell">
      <style:table-cell-properties fo:border="0.0069in solid #000000" fo:background-color="#FFFF99" style:writing-mode="lr-tb" style:vertical-align="middle" fo:padding-top="0in" fo:padding-left="0.0486in" fo:padding-bottom="0in" fo:padding-right="0.0486in"/>
    </style:style>
    <style:style style:name="TableCell250" style:family="table-cell">
      <style:table-cell-properties fo:border="0.0069in solid #000000" fo:background-color="#FFFF99" style:writing-mode="lr-tb" style:vertical-align="middle" fo:padding-top="0in" fo:padding-left="0.0486in" fo:padding-bottom="0in" fo:padding-right="0.0486in"/>
    </style:style>
    <style:style style:name="TableRow251" style:family="table-row">
      <style:table-row-properties/>
    </style:style>
    <style:style style:name="TableCell252" style:family="table-cell">
      <style:table-cell-properties fo:border="0.0069in solid #000000" fo:background-color="#FFFF99" style:writing-mode="lr-tb" style:vertical-align="middle" fo:padding-top="0in" fo:padding-left="0.0486in" fo:padding-bottom="0in" fo:padding-right="0.0486in"/>
    </style:style>
    <style:style style:name="TableCell253" style:family="table-cell">
      <style:table-cell-properties fo:border="0.0069in solid #000000" fo:background-color="#FFFF99" style:writing-mode="lr-tb" style:vertical-align="middle" fo:padding-top="0in" fo:padding-left="0.0486in" fo:padding-bottom="0in" fo:padding-right="0.0486in"/>
    </style:style>
    <style:style style:name="TableCell254" style:family="table-cell">
      <style:table-cell-properties fo:border="0.0069in solid #000000" fo:background-color="#FFFF99" style:writing-mode="lr-tb" style:vertical-align="middle" fo:padding-top="0in" fo:padding-left="0.0486in" fo:padding-bottom="0in" fo:padding-right="0.0486in"/>
    </style:style>
    <style:style style:name="TableRow255" style:family="table-row">
      <style:table-row-properties/>
    </style:style>
    <style:style style:name="TableCell256" style:family="table-cell">
      <style:table-cell-properties fo:border="0.0069in solid #000000" fo:background-color="#FFFF99" style:writing-mode="lr-tb" style:vertical-align="middle" fo:padding-top="0in" fo:padding-left="0.0486in" fo:padding-bottom="0in" fo:padding-right="0.0486in"/>
    </style:style>
    <style:style style:name="TableCell257" style:family="table-cell">
      <style:table-cell-properties fo:border="0.0069in solid #000000" fo:background-color="#FFFF99" style:writing-mode="lr-tb" style:vertical-align="middle" fo:padding-top="0in" fo:padding-left="0.0486in" fo:padding-bottom="0in" fo:padding-right="0.0486in"/>
    </style:style>
    <style:style style:name="T258" style:parent-style-name="Car.predefinitoparagrafo" style:family="text">
      <style:text-properties fo:language="de" fo:country="DE"/>
    </style:style>
    <style:style style:name="TableCell259" style:family="table-cell">
      <style:table-cell-properties fo:border="0.0069in solid #000000" fo:background-color="#FFFF99" style:writing-mode="lr-tb" style:vertical-align="middle" fo:padding-top="0in" fo:padding-left="0.0486in" fo:padding-bottom="0in" fo:padding-right="0.0486in"/>
    </style:style>
    <style:style style:name="P260" style:parent-style-name="Titolo1" style:family="paragraph"/>
    <style:style style:name="P261" style:parent-style-name="Titolo1" style:family="paragraph"/>
    <style:style style:name="T262" style:parent-style-name="Titolo2Carattere" style:family="text">
      <style:text-properties fo:font-style="normal" style:font-style-asian="normal"/>
    </style:style>
    <style:style style:name="P263" style:parent-style-name="Titolo1" style:family="paragraph"/>
    <style:style style:name="P264" style:parent-style-name="Normale" style:family="paragraph"/>
    <style:style style:name="P265" style:parent-style-name="Normale" style:family="paragraph"/>
    <style:style style:name="P266" style:parent-style-name="Normale" style:family="paragraph"/>
    <style:style style:name="P267" style:parent-style-name="Titolo1" style:family="paragraph"/>
    <style:style style:name="P268" style:parent-style-name="Titolo1" style:family="paragraph"/>
    <style:style style:name="P269" style:parent-style-name="Titolo1" style:family="paragraph"/>
    <style:style style:name="P270" style:parent-style-name="Titolo1" style:family="paragraph"/>
    <style:style style:name="P271" style:parent-style-name="Titolo1" style:family="paragraph"/>
    <style:style style:name="P272" style:parent-style-name="Titolo1" style:family="paragraph"/>
    <style:style style:name="P273" style:parent-style-name="Titolo1" style:family="paragraph"/>
    <style:style style:name="T274" style:parent-style-name="Titolo2Carattere" style:family="text">
      <style:text-properties fo:font-style="normal" style:font-style-asian="normal"/>
    </style:style>
    <style:style style:name="P275" style:parent-style-name="Titolo3" style:family="paragraph"/>
    <style:style style:name="P276" style:parent-style-name="Normale" style:family="paragraph">
      <style:text-properties style:language-asian="it" style:country-asian="IT"/>
    </style:style>
    <style:style style:name="P277" style:parent-style-name="Titolo3" style:family="paragraph"/>
    <style:style style:name="P278" style:parent-style-name="Titolo1" style:family="paragraph">
      <style:paragraph-properties fo:text-align="start"/>
      <style:text-properties fo:font-weight="normal" style:font-weight-asian="normal" style:letter-kerning="false" fo:font-size="11pt" style:font-size-asian="11pt" style:font-size-complex="11pt"/>
    </style:style>
    <style:style style:name="P279" style:parent-style-name="Titolo1" style:family="paragraph">
      <style:paragraph-properties fo:text-align="start" fo:margin-top="0in" fo:margin-bottom="0in"/>
      <style:text-properties fo:font-weight="normal" style:font-weight-asian="normal" style:letter-kerning="false" fo:font-size="11pt" style:font-size-asian="11pt" style:font-size-complex="11pt"/>
    </style:style>
    <style:style style:name="P280" style:parent-style-name="Titolo1" style:family="paragraph">
      <style:paragraph-properties fo:text-align="start" fo:margin-top="0in" fo:margin-bottom="0in"/>
      <style:text-properties fo:font-weight="normal" style:font-weight-asian="normal" style:letter-kerning="false" fo:font-size="11pt" style:font-size-asian="11pt" style:font-size-complex="11pt"/>
    </style:style>
    <style:style style:name="P281" style:parent-style-name="Titolo1" style:family="paragraph">
      <style:paragraph-properties fo:text-align="start" fo:margin-top="0in" fo:margin-bottom="0in"/>
      <style:text-properties fo:font-weight="normal" style:font-weight-asian="normal" style:letter-kerning="false" fo:font-size="11pt" style:font-size-asian="11pt" style:font-size-complex="11pt"/>
    </style:style>
    <style:style style:name="P282" style:parent-style-name="Normale" style:family="paragraph">
      <style:paragraph-properties fo:text-align="start"/>
      <style:text-properties style:font-size-complex="11pt"/>
    </style:style>
    <style:style style:name="P283" style:parent-style-name="Normale" style:family="paragraph">
      <style:paragraph-properties fo:text-align="start" fo:text-indent="0.25in"/>
      <style:text-properties style:font-size-complex="11pt"/>
    </style:style>
    <style:style style:name="P284" style:parent-style-name="Normale" style:family="paragraph">
      <style:paragraph-properties fo:text-align="start"/>
      <style:text-properties style:font-size-complex="11pt"/>
    </style:style>
    <style:style style:name="P285" style:parent-style-name="Normale" style:family="paragraph">
      <style:paragraph-properties fo:text-align="start" fo:margin-left="0.5in">
        <style:tab-stops/>
      </style:paragraph-properties>
      <style:text-properties style:font-size-complex="11pt"/>
    </style:style>
    <style:style style:name="P286" style:parent-style-name="Normale" style:family="paragraph">
      <style:paragraph-properties fo:margin-left="0.25in">
        <style:tab-stops/>
      </style:paragraph-properties>
      <style:text-properties style:font-size-complex="11pt"/>
    </style:style>
    <style:style style:name="P287" style:parent-style-name="Normale" style:family="paragraph">
      <style:text-properties style:font-size-complex="11pt"/>
    </style:style>
    <style:style style:name="P288" style:parent-style-name="Normale" style:family="paragraph">
      <style:text-properties style:font-size-complex="11pt"/>
    </style:style>
    <style:style style:name="P289" style:parent-style-name="Normale" style:family="paragraph">
      <style:paragraph-properties fo:margin-left="0.25in">
        <style:tab-stops/>
      </style:paragraph-properties>
      <style:text-properties style:font-size-complex="11pt"/>
    </style:style>
    <style:style style:name="P290" style:parent-style-name="Normale" style:family="paragraph">
      <style:text-properties style:font-size-complex="11pt"/>
    </style:style>
    <style:style style:name="P291" style:parent-style-name="Titolo3" style:family="paragraph"/>
    <style:style style:name="P292" style:parent-style-name="Titolo3" style:family="paragraph">
      <style:text-properties fo:font-style="italic" style:font-style-asian="italic"/>
    </style:style>
    <style:style style:name="T293" style:parent-style-name="Enfasigrassetto" style:family="text">
      <style:text-properties fo:font-weight="normal" style:font-weight-asian="normal"/>
    </style:style>
    <style:style style:name="T294" style:parent-style-name="Enfasigrassetto" style:family="text">
      <style:text-properties fo:font-weight="normal" style:font-weight-asian="normal"/>
    </style:style>
    <style:style style:name="T295" style:parent-style-name="Enfasigrassetto" style:family="text">
      <style:text-properties fo:font-weight="normal" style:font-weight-asian="normal"/>
    </style:style>
    <style:style style:name="P296" style:parent-style-name="Titolo3" style:family="paragraph">
      <style:text-properties fo:font-style="italic" style:font-style-asian="italic"/>
    </style:style>
    <style:style style:name="P297" style:parent-style-name="Punto" style:family="paragraph"/>
    <style:style style:name="T298" style:parent-style-name="Enfasigrassetto" style:family="text">
      <style:text-properties style:font-name="Times New Roman" fo:color="#000000" style:font-size-complex="11pt"/>
    </style:style>
    <style:style style:name="T299" style:parent-style-name="Enfasigrassetto" style:family="text">
      <style:text-properties style:font-name="Times New Roman" fo:color="#000000" style:font-size-complex="11pt"/>
    </style:style>
    <style:style style:name="P300" style:parent-style-name="Punto" style:family="paragraph"/>
    <style:style style:name="T301" style:parent-style-name="Enfasigrassetto" style:family="text">
      <style:text-properties style:font-name="Times New Roman" fo:color="#000000" style:font-size-complex="11pt"/>
    </style:style>
    <style:style style:name="T302" style:parent-style-name="Enfasigrassetto" style:family="text">
      <style:text-properties style:font-name="Times New Roman" fo:color="#000000" style:font-size-complex="11pt"/>
    </style:style>
    <style:style style:name="P303" style:parent-style-name="Punto" style:family="paragraph"/>
    <style:style style:name="T304" style:parent-style-name="Enfasigrassetto" style:family="text">
      <style:text-properties style:font-name="Times New Roman" fo:color="#000000" style:font-size-complex="11pt"/>
    </style:style>
    <style:style style:name="T305" style:parent-style-name="Enfasigrassetto" style:family="text">
      <style:text-properties style:font-name="Times New Roman" fo:color="#000000" style:font-size-complex="11pt"/>
    </style:style>
    <style:style style:name="P306" style:parent-style-name="Titolo3" style:family="paragraph">
      <style:text-properties fo:font-style="italic" style:font-style-asian="italic"/>
    </style:style>
    <style:style style:name="T307" style:parent-style-name="Enfasigrassetto" style:family="text">
      <style:text-properties fo:font-weight="normal" style:font-weight-asian="normal" fo:color="#000000" style:font-size-complex="11pt"/>
    </style:style>
    <style:style style:name="P308" style:parent-style-name="Paragrafoelenco" style:family="paragraph"/>
    <style:style style:name="P309" style:parent-style-name="Paragrafoelenco" style:family="paragraph"/>
    <style:style style:name="P310" style:parent-style-name="Paragrafoelenco" style:family="paragraph"/>
    <style:style style:name="P311" style:parent-style-name="Paragrafoelenco" style:family="paragraph"/>
    <style:style style:name="P312" style:parent-style-name="Paragrafoelenco" style:family="paragraph"/>
    <style:style style:name="P313" style:parent-style-name="Titolo3" style:family="paragraph"/>
    <style:style style:name="TableColumn315" style:family="table-column">
      <style:table-column-properties style:column-width="1.4041in"/>
    </style:style>
    <style:style style:name="TableColumn316" style:family="table-column">
      <style:table-column-properties style:column-width="2.9368in"/>
    </style:style>
    <style:style style:name="TableColumn317" style:family="table-column">
      <style:table-column-properties style:column-width="0.4409in"/>
    </style:style>
    <style:style style:name="TableColumn318" style:family="table-column">
      <style:table-column-properties style:column-width="0.4729in"/>
    </style:style>
    <style:style style:name="TableColumn319" style:family="table-column">
      <style:table-column-properties style:column-width="0.4729in"/>
    </style:style>
    <style:style style:name="TableColumn320" style:family="table-column">
      <style:table-column-properties style:column-width="1.0145in"/>
    </style:style>
    <style:style style:name="Table314" style:family="table">
      <style:table-properties style:width="6.7423in" fo:margin-left="0in" table:align="left"/>
    </style:style>
    <style:style style:name="TableRow321" style:family="table-row">
      <style:table-row-properties fo:keep-together="always"/>
    </style:style>
    <style:style style:name="TableCell322" style:family="table-cell">
      <style:table-cell-properties fo:border="0.0069in solid #000000" fo:background-color="#99CCFF" style:writing-mode="lr-tb" fo:padding-top="0in" fo:padding-left="0.0486in" fo:padding-bottom="0in" fo:padding-right="0.0486in"/>
    </style:style>
    <style:style style:name="P323" style:parent-style-name="Normale" style:family="paragraph">
      <style:text-properties fo:font-weight="bold" style:font-weight-asian="bold" style:font-size-complex="11pt"/>
    </style:style>
    <style:style style:name="P324" style:parent-style-name="Normale" style:family="paragraph">
      <style:text-properties fo:font-weight="bold" style:font-weight-asian="bold" style:font-size-complex="11pt"/>
    </style:style>
    <style:style style:name="TableCell325" style:family="table-cell">
      <style:table-cell-properties fo:border="0.0069in solid #000000" fo:background-color="#99CCFF" style:writing-mode="lr-tb" fo:padding-top="0in" fo:padding-left="0.0486in" fo:padding-bottom="0in" fo:padding-right="0.0486in"/>
    </style:style>
    <style:style style:name="P326" style:parent-style-name="Normale" style:family="paragraph">
      <style:text-properties fo:font-weight="bold" style:font-weight-asian="bold" style:font-size-complex="11pt"/>
    </style:style>
    <style:style style:name="TableCell327" style:family="table-cell">
      <style:table-cell-properties fo:border="0.0069in solid #000000" fo:background-color="#99CCFF" style:writing-mode="lr-tb" fo:padding-top="0in" fo:padding-left="0.0486in" fo:padding-bottom="0in" fo:padding-right="0.0486in"/>
    </style:style>
    <style:style style:name="P328" style:parent-style-name="Normale" style:family="paragraph">
      <style:text-properties fo:font-weight="bold" style:font-weight-asian="bold" style:font-size-complex="11pt"/>
    </style:style>
    <style:style style:name="TableCell329" style:family="table-cell">
      <style:table-cell-properties fo:border="0.0069in solid #000000" fo:background-color="#99CCFF" style:writing-mode="lr-tb" fo:padding-top="0in" fo:padding-left="0.0486in" fo:padding-bottom="0in" fo:padding-right="0.0486in"/>
    </style:style>
    <style:style style:name="P330" style:parent-style-name="Normale" style:family="paragraph">
      <style:text-properties fo:font-weight="bold" style:font-weight-asian="bold" style:font-size-complex="11pt"/>
    </style:style>
    <style:style style:name="TableRow331" style:family="table-row">
      <style:table-row-properties fo:keep-together="always"/>
    </style:style>
    <style:style style:name="TableCell332" style:family="table-cell">
      <style:table-cell-properties fo:border="0.0069in solid #000000" fo:background-color="#99CCFF" style:writing-mode="lr-tb" fo:padding-top="0in" fo:padding-left="0.0486in" fo:padding-bottom="0in" fo:padding-right="0.0486in"/>
    </style:style>
    <style:style style:name="P333" style:parent-style-name="Normale" style:family="paragraph">
      <style:text-properties style:font-size-complex="11pt"/>
    </style:style>
    <style:style style:name="TableCell334" style:family="table-cell">
      <style:table-cell-properties fo:border="0.0069in solid #000000" fo:background-color="#99CCFF" style:writing-mode="lr-tb" fo:padding-top="0in" fo:padding-left="0.0486in" fo:padding-bottom="0in" fo:padding-right="0.0486in"/>
    </style:style>
    <style:style style:name="P335" style:parent-style-name="Normale" style:family="paragraph">
      <style:text-properties style:font-size-complex="11pt"/>
    </style:style>
    <style:style style:name="TableCell336" style:family="table-cell">
      <style:table-cell-properties fo:border="0.0069in solid #000000" fo:background-color="#99CCFF" style:writing-mode="lr-tb" fo:padding-top="0in" fo:padding-left="0.0486in" fo:padding-bottom="0in" fo:padding-right="0.0486in"/>
    </style:style>
    <style:style style:name="P337" style:parent-style-name="Normale" style:family="paragraph">
      <style:paragraph-properties fo:line-height="200%"/>
      <style:text-properties style:font-size-complex="11pt"/>
    </style:style>
    <style:style style:name="TableCell338" style:family="table-cell">
      <style:table-cell-properties fo:border="0.0069in solid #000000" fo:background-color="#99CCFF" style:writing-mode="lr-tb" fo:padding-top="0in" fo:padding-left="0.0486in" fo:padding-bottom="0in" fo:padding-right="0.0486in"/>
    </style:style>
    <style:style style:name="P339" style:parent-style-name="Normale" style:family="paragraph">
      <style:text-properties style:font-size-complex="11pt"/>
    </style:style>
    <style:style style:name="TableCell340" style:family="table-cell">
      <style:table-cell-properties fo:border="0.0069in solid #000000" fo:background-color="#99CCFF" style:writing-mode="lr-tb" fo:padding-top="0in" fo:padding-left="0.0486in" fo:padding-bottom="0in" fo:padding-right="0.0486in"/>
    </style:style>
    <style:style style:name="P341" style:parent-style-name="Normale" style:family="paragraph">
      <style:text-properties style:font-size-complex="11pt"/>
    </style:style>
    <style:style style:name="TableCell342" style:family="table-cell">
      <style:table-cell-properties fo:border="0.0069in solid #000000" fo:background-color="#99CCFF" style:writing-mode="lr-tb" fo:padding-top="0in" fo:padding-left="0.0486in" fo:padding-bottom="0in" fo:padding-right="0.0486in"/>
    </style:style>
    <style:style style:name="P343" style:parent-style-name="Normale" style:family="paragraph">
      <style:text-properties style:font-size-complex="11pt"/>
    </style:style>
    <style:style style:name="TableRow344" style:family="table-row">
      <style:table-row-properties style:min-row-height="0.8902in"/>
    </style:style>
    <style:style style:name="TableCell345" style:family="table-cell">
      <style:table-cell-properties fo:border="0.0069in solid #000000" fo:background-color="#FFFF99" style:writing-mode="lr-tb" style:vertical-align="middle" fo:padding-top="0in" fo:padding-left="0.0486in" fo:padding-bottom="0in" fo:padding-right="0.0486in"/>
    </style:style>
    <style:style style:name="P346" style:parent-style-name="Intestazione" style:family="paragraph">
      <style:text-properties style:font-size-complex="11pt"/>
    </style:style>
    <style:style style:name="TableCell347" style:family="table-cell">
      <style:table-cell-properties fo:border="0.0069in solid #000000" fo:background-color="#FFFF99" style:writing-mode="lr-tb" fo:padding-top="0in" fo:padding-left="0.0486in" fo:padding-bottom="0in" fo:padding-right="0.0486in"/>
    </style:style>
    <style:style style:name="P348" style:parent-style-name="Normale" style:family="paragraph">
      <style:text-properties fo:color="#000000" style:font-size-complex="11pt"/>
    </style:style>
    <style:style style:name="P349" style:parent-style-name="Normale" style:family="paragraph">
      <style:text-properties fo:color="#000000" style:font-size-complex="11pt"/>
    </style:style>
    <style:style style:name="P350" style:parent-style-name="Normale" style:family="paragraph">
      <style:text-properties fo:color="#000000" style:font-size-complex="11pt"/>
    </style:style>
    <style:style style:name="P351" style:parent-style-name="Normale" style:family="paragraph">
      <style:text-properties fo:color="#000000" style:font-size-complex="11pt"/>
    </style:style>
    <style:style style:name="P352" style:parent-style-name="Normale" style:family="paragraph">
      <style:text-properties fo:color="#000000" style:font-size-complex="11pt"/>
    </style:style>
    <style:style style:name="P353" style:parent-style-name="Normale" style:family="paragraph">
      <style:text-properties fo:color="#000000" style:font-size-complex="11pt"/>
    </style:style>
    <style:style style:name="P354" style:parent-style-name="Normale" style:family="paragraph">
      <style:paragraph-properties fo:margin-left="0.5in">
        <style:tab-stops/>
      </style:paragraph-properties>
      <style:text-properties fo:color="#000000" style:font-size-complex="11pt"/>
    </style:style>
    <style:style style:name="TableCell355" style:family="table-cell">
      <style:table-cell-properties fo:border="0.0069in solid #000000" fo:background-color="#FFFF99" style:writing-mode="lr-tb" style:vertical-align="middle" fo:padding-top="0in" fo:padding-left="0.0486in" fo:padding-bottom="0in" fo:padding-right="0.0486in"/>
    </style:style>
    <style:style style:name="P356" style:parent-style-name="ABLOCKPARA" style:family="paragraph">
      <style:text-properties style:font-size-complex="11pt"/>
    </style:style>
    <style:style style:name="TableCell357" style:family="table-cell">
      <style:table-cell-properties fo:border="0.0069in solid #000000" fo:background-color="#FFFF99" style:writing-mode="lr-tb" style:vertical-align="middle" fo:padding-top="0in" fo:padding-left="0.0486in" fo:padding-bottom="0in" fo:padding-right="0.0486in"/>
    </style:style>
    <style:style style:name="P358" style:parent-style-name="ABLOCKPARA" style:family="paragraph">
      <style:text-properties style:font-size-complex="11pt"/>
    </style:style>
    <style:style style:name="TableCell359" style:family="table-cell">
      <style:table-cell-properties fo:border="0.0069in solid #000000" fo:background-color="#FFFF99" style:writing-mode="lr-tb" style:vertical-align="middle" fo:padding-top="0in" fo:padding-left="0.0486in" fo:padding-bottom="0in" fo:padding-right="0.0486in"/>
    </style:style>
    <style:style style:name="P360" style:parent-style-name="ABLOCKPARA" style:family="paragraph">
      <style:text-properties style:font-size-complex="11pt"/>
    </style:style>
    <style:style style:name="TableCell361" style:family="table-cell">
      <style:table-cell-properties fo:border="0.0069in solid #000000" fo:background-color="#FFFF99" style:writing-mode="lr-tb" fo:padding-top="0in" fo:padding-left="0.0486in" fo:padding-bottom="0in" fo:padding-right="0.0486in"/>
    </style:style>
    <style:style style:name="P362" style:parent-style-name="ABLOCKPARA" style:family="paragraph">
      <style:text-properties style:font-size-complex="11pt"/>
    </style:style>
    <style:style style:name="TableRow363" style:family="table-row">
      <style:table-row-properties style:min-row-height="0.8902in"/>
    </style:style>
    <style:style style:name="P364" style:parent-style-name="Intestazione" style:family="paragraph">
      <style:text-properties style:font-size-complex="11pt"/>
    </style:style>
    <style:style style:name="TableCell365" style:family="table-cell">
      <style:table-cell-properties fo:border="0.0069in solid #000000" fo:background-color="#FFFF99" style:writing-mode="lr-tb" fo:padding-top="0in" fo:padding-left="0.0486in" fo:padding-bottom="0in" fo:padding-right="0.0486in"/>
    </style:style>
    <style:style style:name="P366" style:parent-style-name="Normale" style:family="paragraph">
      <style:paragraph-properties fo:text-align="start"/>
      <style:text-properties style:font-size-complex="11pt"/>
    </style:style>
    <style:style style:name="P367" style:parent-style-name="Normale" style:family="paragraph">
      <style:text-properties style:font-size-complex="11pt"/>
    </style:style>
    <style:style style:name="TableCell368" style:family="table-cell">
      <style:table-cell-properties fo:border="0.0069in solid #000000" fo:background-color="#FFFF99" style:writing-mode="lr-tb" style:vertical-align="middle" fo:padding-top="0in" fo:padding-left="0.0486in" fo:padding-bottom="0in" fo:padding-right="0.0486in"/>
    </style:style>
    <style:style style:name="P369" style:parent-style-name="ABLOCKPARA" style:family="paragraph">
      <style:text-properties style:font-size-complex="11pt"/>
    </style:style>
    <style:style style:name="TableCell370" style:family="table-cell">
      <style:table-cell-properties fo:border="0.0069in solid #000000" fo:background-color="#FFFF99" style:writing-mode="lr-tb" style:vertical-align="middle" fo:padding-top="0in" fo:padding-left="0.0486in" fo:padding-bottom="0in" fo:padding-right="0.0486in"/>
    </style:style>
    <style:style style:name="P371" style:parent-style-name="ABLOCKPARA" style:family="paragraph">
      <style:text-properties style:font-size-complex="11pt"/>
    </style:style>
    <style:style style:name="TableCell372" style:family="table-cell">
      <style:table-cell-properties fo:border="0.0069in solid #000000" fo:background-color="#FFFF99" style:writing-mode="lr-tb" style:vertical-align="middle" fo:padding-top="0in" fo:padding-left="0.0486in" fo:padding-bottom="0in" fo:padding-right="0.0486in"/>
    </style:style>
    <style:style style:name="P373" style:parent-style-name="ABLOCKPARA" style:family="paragraph">
      <style:text-properties style:font-size-complex="11pt"/>
    </style:style>
    <style:style style:name="TableCell374" style:family="table-cell">
      <style:table-cell-properties fo:border="0.0069in solid #000000" fo:background-color="#FFFF99" style:writing-mode="lr-tb" fo:padding-top="0in" fo:padding-left="0.0486in" fo:padding-bottom="0in" fo:padding-right="0.0486in"/>
    </style:style>
    <style:style style:name="P375" style:parent-style-name="ABLOCKPARA" style:family="paragraph">
      <style:text-properties style:font-size-complex="11pt"/>
    </style:style>
    <style:style style:name="P376" style:parent-style-name="Titolo1" style:family="paragraph"/>
    <style:style style:name="T377" style:parent-style-name="Titolo2Carattere" style:family="text">
      <style:text-properties fo:font-style="normal" style:font-style-asian="normal"/>
    </style:style>
    <style:style style:name="P378" style:parent-style-name="Titolo3" style:family="paragraph"/>
    <style:style style:name="T379" style:parent-style-name="Car.predefinitoparagrafo" style:family="text">
      <style:text-properties style:font-weight-complex="bold"/>
    </style:style>
    <style:style style:name="T380" style:parent-style-name="Car.predefinitoparagrafo" style:family="text">
      <style:text-properties fo:font-weight="bold" style:font-weight-asian="bold" style:font-weight-complex="bold"/>
    </style:style>
    <style:style style:name="T381" style:parent-style-name="Car.predefinitoparagrafo" style:family="text">
      <style:text-properties fo:font-weight="bold" style:font-weight-asian="bold"/>
    </style:style>
    <style:style style:name="T382" style:parent-style-name="Car.predefinitoparagrafo" style:family="text">
      <style:text-properties fo:font-weight="bold" style:font-weight-asian="bold"/>
    </style:style>
    <style:style style:name="P383" style:parent-style-name="Titolo3" style:family="paragraph"/>
    <style:style style:name="P384" style:parent-style-name="Normale" style:family="paragraph"/>
    <style:style style:name="P385" style:parent-style-name="Normale" style:family="paragraph"/>
    <style:style style:name="TableColumn387" style:family="table-column">
      <style:table-column-properties style:column-width="6.8715in"/>
    </style:style>
    <style:style style:name="Table386" style:family="table">
      <style:table-properties style:width="6.8715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e" style:family="paragraph">
      <style:text-properties style:language-asian="it" style:country-asian="I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e" style:family="paragraph">
      <style:text-properties style:language-asian="it" style:country-asian="I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T396" style:parent-style-name="Car.predefinitoparagrafo" style:family="text">
      <style:text-properties fo:font-style="italic" style:font-style-asian="italic" style:language-asian="it" style:country-asian="IT"/>
    </style:style>
    <style:style style:name="T397" style:parent-style-name="Car.predefinitoparagrafo" style:family="text">
      <style:text-properties style:language-asian="it" style:country-asian="IT"/>
    </style:style>
    <style:style style:name="TableRow398" style:family="table-row">
      <style:table-row-properties style:min-row-height="0.3444in"/>
    </style:style>
    <style:style style:name="TableCell399" style:family="table-cell">
      <style:table-cell-properties fo:border="0.0069in solid #000000" style:writing-mode="lr-tb" fo:padding-top="0in" fo:padding-left="0.075in" fo:padding-bottom="0in" fo:padding-right="0.075in"/>
    </style:style>
    <style:style style:name="T400" style:parent-style-name="Car.predefinitoparagrafo" style:family="text">
      <style:text-properties fo:font-style="italic" style:font-style-asian="italic" style:language-asian="it" style:country-asian="IT"/>
    </style:style>
    <style:style style:name="T401" style:parent-style-name="Car.predefinitoparagrafo" style:family="text">
      <style:text-properties style:language-asian="it" style:country-asian="IT"/>
    </style:style>
    <style:style style:name="P402" style:parent-style-name="Normale" style:family="paragraph">
      <style:text-properties style:language-asian="it" style:country-asian="I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T405" style:parent-style-name="Car.predefinitoparagrafo" style:family="text">
      <style:text-properties style:language-asian="it" style:country-asian="IT"/>
    </style:style>
    <style:style style:name="TableRow406" style:family="table-row">
      <style:table-row-properties style:min-row-height="0.3444in"/>
    </style:style>
    <style:style style:name="TableCell407" style:family="table-cell">
      <style:table-cell-properties fo:border="0.0069in solid #000000" style:writing-mode="lr-tb" fo:padding-top="0in" fo:padding-left="0.075in" fo:padding-bottom="0in" fo:padding-right="0.075in"/>
    </style:style>
    <style:style style:name="T408" style:parent-style-name="Car.predefinitoparagrafo" style:family="text">
      <style:text-properties fo:font-style="italic" style:font-style-asian="italic" style:language-asian="it" style:country-asian="IT"/>
    </style:style>
    <style:style style:name="T409" style:parent-style-name="Car.predefinitoparagrafo" style:family="text">
      <style:text-properties style:language-asian="it" style:country-asian="IT"/>
    </style:style>
    <style:style style:name="P410" style:parent-style-name="Normale" style:family="paragraph">
      <style:text-properties style:language-asian="it" style:country-asian="I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e" style:family="paragraph">
      <style:text-properties style:language-asian="it" style:country-asian="IT"/>
    </style:style>
    <style:style style:name="TableRow414" style:family="table-row">
      <style:table-row-properties style:min-row-height="0.3444in"/>
    </style:style>
    <style:style style:name="TableCell415" style:family="table-cell">
      <style:table-cell-properties fo:border="0.0069in solid #000000" style:writing-mode="lr-tb" fo:padding-top="0in" fo:padding-left="0.075in" fo:padding-bottom="0in" fo:padding-right="0.075in"/>
    </style:style>
    <style:style style:name="T416" style:parent-style-name="Car.predefinitoparagrafo" style:family="text">
      <style:text-properties fo:font-style="italic" style:font-style-asian="italic" style:language-asian="it" style:country-asian="IT"/>
    </style:style>
    <style:style style:name="T417" style:parent-style-name="Car.predefinitoparagrafo" style:family="text">
      <style:text-properties style:language-asian="it" style:country-asian="IT"/>
    </style:style>
    <style:style style:name="P418" style:parent-style-name="Normale" style:family="paragraph">
      <style:text-properties style:language-asian="it" style:country-asian="I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T421" style:parent-style-name="Car.predefinitoparagrafo" style:family="text">
      <style:text-properties style:language-asian="it" style:country-asian="IT"/>
    </style:style>
    <style:style style:name="TableRow422" style:family="table-row">
      <style:table-row-properties style:min-row-height="0.3444in"/>
    </style:style>
    <style:style style:name="TableCell423" style:family="table-cell">
      <style:table-cell-properties fo:border="0.0069in solid #000000" style:writing-mode="lr-tb" fo:padding-top="0in" fo:padding-left="0.075in" fo:padding-bottom="0in" fo:padding-right="0.075in"/>
    </style:style>
    <style:style style:name="T424" style:parent-style-name="Car.predefinitoparagrafo" style:family="text">
      <style:text-properties fo:font-style="italic" style:font-style-asian="italic" style:language-asian="it" style:country-asian="IT"/>
    </style:style>
    <style:style style:name="T425" style:parent-style-name="Car.predefinitoparagrafo" style:family="text">
      <style:text-properties style:language-asian="it" style:country-asian="IT"/>
    </style:style>
    <style:style style:name="P426" style:parent-style-name="Normale" style:family="paragraph">
      <style:text-properties style:language-asian="it" style:country-asian="I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T429" style:parent-style-name="Car.predefinitoparagrafo" style:family="text">
      <style:text-properties fo:font-style="italic" style:font-style-asian="italic" style:language-asian="it" style:country-asian="IT"/>
    </style:style>
    <style:style style:name="T430" style:parent-style-name="Car.predefinitoparagrafo" style:family="text">
      <style:text-properties style:language-asian="it" style:country-asian="IT"/>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T433" style:parent-style-name="Car.predefinitoparagrafo" style:family="text">
      <style:text-properties style:language-asian="it" style:country-asian="IT"/>
    </style:style>
    <style:style style:name="TableRow434" style:family="table-row">
      <style:table-row-properties style:min-row-height="0.3444in"/>
    </style:style>
    <style:style style:name="TableCell435" style:family="table-cell">
      <style:table-cell-properties fo:border="0.0069in solid #000000" style:writing-mode="lr-tb" fo:padding-top="0in" fo:padding-left="0.075in" fo:padding-bottom="0in" fo:padding-right="0.075in"/>
    </style:style>
    <style:style style:name="T436" style:parent-style-name="Car.predefinitoparagrafo" style:family="text">
      <style:text-properties fo:font-style="italic" style:font-style-asian="italic" style:language-asian="it" style:country-asian="IT"/>
    </style:style>
    <style:style style:name="T437" style:parent-style-name="Car.predefinitoparagrafo" style:family="text">
      <style:text-properties style:language-asian="it" style:country-asian="IT"/>
    </style:style>
    <style:style style:name="P438" style:parent-style-name="Normale" style:family="paragraph">
      <style:text-properties style:language-asian="it" style:country-asian="IT"/>
    </style:style>
    <style:style style:name="TableRow439" style:family="table-row">
      <style:table-row-properties style:min-row-height="0.3444in"/>
    </style:style>
    <style:style style:name="TableCell440" style:family="table-cell">
      <style:table-cell-properties fo:border="0.0069in solid #000000" style:writing-mode="lr-tb" fo:padding-top="0in" fo:padding-left="0.075in" fo:padding-bottom="0in" fo:padding-right="0.075in"/>
    </style:style>
    <style:style style:name="T441" style:parent-style-name="Car.predefinitoparagrafo" style:family="text">
      <style:text-properties fo:font-style="italic" style:font-style-asian="italic" style:language-asian="it" style:country-asian="IT"/>
    </style:style>
    <style:style style:name="T442" style:parent-style-name="Car.predefinitoparagrafo" style:family="text">
      <style:text-properties style:language-asian="it" style:country-asian="IT"/>
    </style:style>
    <style:style style:name="P443" style:parent-style-name="Normale" style:family="paragraph">
      <style:text-properties style:language-asian="it" style:country-asian="I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T446" style:parent-style-name="Car.predefinitoparagrafo" style:family="text">
      <style:text-properties style:language-asian="it" style:country-asian="IT"/>
    </style:style>
    <style:style style:name="TableRow447" style:family="table-row">
      <style:table-row-properties style:min-row-height="0.4437in"/>
    </style:style>
    <style:style style:name="TableCell448" style:family="table-cell">
      <style:table-cell-properties fo:border="0.0069in solid #000000" style:writing-mode="lr-tb" fo:padding-top="0in" fo:padding-left="0.075in" fo:padding-bottom="0in" fo:padding-right="0.075in"/>
    </style:style>
    <style:style style:name="T449" style:parent-style-name="Car.predefinitoparagrafo" style:family="text">
      <style:text-properties fo:font-style="italic" style:font-style-asian="italic" style:language-asian="it" style:country-asian="IT"/>
    </style:style>
    <style:style style:name="T450" style:parent-style-name="Car.predefinitoparagrafo" style:family="text">
      <style:text-properties style:language-asian="it" style:country-asian="IT"/>
    </style:style>
    <style:style style:name="P451" style:parent-style-name="Normale" style:family="paragraph">
      <style:text-properties style:language-asian="it" style:country-asian="I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T454" style:parent-style-name="Car.predefinitoparagrafo" style:family="text">
      <style:text-properties fo:font-style="italic" style:font-style-asian="italic" style:language-asian="it" style:country-asian="IT"/>
    </style:style>
    <style:style style:name="T455" style:parent-style-name="Car.predefinitoparagrafo" style:family="text">
      <style:text-properties style:language-asian="it" style:country-asian="I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T458" style:parent-style-name="Car.predefinitoparagrafo" style:family="text">
      <style:text-properties fo:font-style="italic" style:font-style-asian="italic" style:language-asian="it" style:country-asian="IT"/>
    </style:style>
    <style:style style:name="T459" style:parent-style-name="Car.predefinitoparagrafo" style:family="text">
      <style:text-properties style:language-asian="it" style:country-asian="IT"/>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T462" style:parent-style-name="Car.predefinitoparagrafo" style:family="text">
      <style:text-properties style:language-asian="it" style:country-asian="IT"/>
    </style:style>
    <style:style style:name="TableRow463" style:family="table-row">
      <style:table-row-properties style:min-row-height="0.5347in"/>
    </style:style>
    <style:style style:name="TableCell464" style:family="table-cell">
      <style:table-cell-properties fo:border="0.0069in solid #000000" style:writing-mode="lr-tb" fo:padding-top="0in" fo:padding-left="0.075in" fo:padding-bottom="0in" fo:padding-right="0.075in"/>
    </style:style>
    <style:style style:name="T465" style:parent-style-name="Car.predefinitoparagrafo" style:family="text">
      <style:text-properties fo:font-style="italic" style:font-style-asian="italic" style:language-asian="it" style:country-asian="IT"/>
    </style:style>
    <style:style style:name="T466" style:parent-style-name="Car.predefinitoparagrafo" style:family="text">
      <style:text-properties style:language-asian="it" style:country-asian="IT"/>
    </style:style>
    <style:style style:name="P467" style:parent-style-name="Normale" style:family="paragraph">
      <style:text-properties style:language-asian="it" style:country-asian="IT"/>
    </style:style>
    <style:style style:name="TableRow468" style:family="table-row">
      <style:table-row-properties style:min-row-height="0.2958in"/>
    </style:style>
    <style:style style:name="TableCell469" style:family="table-cell">
      <style:table-cell-properties fo:border="0.0069in solid #000000" style:writing-mode="lr-tb" fo:padding-top="0in" fo:padding-left="0.075in" fo:padding-bottom="0in" fo:padding-right="0.075in"/>
    </style:style>
    <style:style style:name="T470" style:parent-style-name="Car.predefinitoparagrafo" style:family="text">
      <style:text-properties fo:font-style="italic" style:font-style-asian="italic" style:language-asian="it" style:country-asian="IT"/>
    </style:style>
    <style:style style:name="T471" style:parent-style-name="Car.predefinitoparagrafo" style:family="text">
      <style:text-properties style:language-asian="it" style:country-asian="IT"/>
    </style:style>
    <style:style style:name="TableRow472" style:family="table-row">
      <style:table-row-properties style:min-row-height="0.3444in"/>
    </style:style>
    <style:style style:name="TableCell473" style:family="table-cell">
      <style:table-cell-properties fo:border="0.0069in solid #000000" style:writing-mode="lr-tb" fo:padding-top="0in" fo:padding-left="0.075in" fo:padding-bottom="0in" fo:padding-right="0.075in"/>
    </style:style>
    <style:style style:name="T474" style:parent-style-name="Car.predefinitoparagrafo" style:family="text">
      <style:text-properties fo:font-style="italic" style:font-style-asian="italic" style:language-asian="it" style:country-asian="IT"/>
    </style:style>
    <style:style style:name="T475" style:parent-style-name="Car.predefinitoparagrafo" style:family="text">
      <style:text-properties style:language-asian="it" style:country-asian="IT"/>
    </style:style>
    <style:style style:name="P476" style:parent-style-name="Normale" style:family="paragraph">
      <style:text-properties style:language-asian="it" style:country-asian="IT"/>
    </style:style>
    <style:style style:name="P477" style:parent-style-name="Titolo1" style:family="paragraph"/>
    <style:style style:name="T478" style:parent-style-name="Titolo2Carattere" style:family="text">
      <style:text-properties fo:font-style="normal" style:font-style-asian="normal"/>
    </style:style>
    <style:style style:name="P479" style:parent-style-name="Titolo3" style:family="paragraph"/>
    <style:style style:name="TableColumn481" style:family="table-column">
      <style:table-column-properties style:column-width="1.893in" style:use-optimal-column-width="false"/>
    </style:style>
    <style:style style:name="TableColumn482" style:family="table-column">
      <style:table-column-properties style:column-width="1.7256in" style:use-optimal-column-width="false"/>
    </style:style>
    <style:style style:name="TableColumn483" style:family="table-column">
      <style:table-column-properties style:column-width="1.4763in" style:use-optimal-column-width="false"/>
    </style:style>
    <style:style style:name="TableColumn484" style:family="table-column">
      <style:table-column-properties style:column-width="1.4347in" style:use-optimal-column-width="false"/>
    </style:style>
    <style:style style:name="Table480" style:family="table">
      <style:table-properties style:width="6.5298in" fo:margin-left="0in" table:align="center"/>
    </style:style>
    <style:style style:name="TableRow485" style:family="table-row">
      <style:table-row-properties style:min-row-height="0.2368in" style:use-optimal-row-height="false" fo:keep-together="always"/>
    </style:style>
    <style:style style:name="TableCell486" style:family="table-cell">
      <style:table-cell-properties fo:border-top="0.0034in solid #000000" fo:border-left="0.0034in solid #000000" fo:border-bottom="0.0034in solid #000000" fo:border-right="none" fo:background-color="#99CCFF" style:writing-mode="lr-tb" fo:padding-top="0in" fo:padding-left="0.0486in" fo:padding-bottom="0in" fo:padding-right="0.0486in"/>
    </style:style>
    <style:style style:name="TableCell487" style:family="table-cell">
      <style:table-cell-properties fo:border-top="0.0034in solid #000000" fo:border-left="0.0034in solid #000000" fo:border-bottom="0.0034in solid #000000" fo:border-right="none" fo:background-color="#99CCFF" style:writing-mode="lr-tb" fo:padding-top="0in" fo:padding-left="0.0486in" fo:padding-bottom="0in" fo:padding-right="0.0486in"/>
    </style:style>
    <style:style style:name="TableCell488" style:family="table-cell">
      <style:table-cell-properties fo:border-top="0.0034in solid #000000" fo:border-left="0.0034in solid #000000" fo:border-bottom="0.0034in solid #000000" fo:border-right="none" fo:background-color="#99CCFF" style:writing-mode="lr-tb" fo:padding-top="0in" fo:padding-left="0.0486in" fo:padding-bottom="0in" fo:padding-right="0.0486in"/>
    </style:style>
    <style:style style:name="TableCell489" style:family="table-cell">
      <style:table-cell-properties fo:border="0.0034in solid #000000" fo:background-color="#99CCFF" style:writing-mode="lr-tb" fo:padding-top="0in" fo:padding-left="0.0486in" fo:padding-bottom="0in" fo:padding-right="0.0486in"/>
    </style:style>
    <style:style style:name="TableRow490" style:family="table-row">
      <style:table-row-properties style:use-optimal-row-height="false" fo:keep-together="always"/>
    </style:style>
    <style:style style:name="TableCell491"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492"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493"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494" style:family="table-cell">
      <style:table-cell-properties fo:border-top="none" fo:border-left="0.0034in solid #000000" fo:border-bottom="0.0034in solid #000000" fo:border-right="0.0034in solid #000000" fo:background-color="#FFFF99" style:writing-mode="lr-tb" style:vertical-align="middle" fo:padding-top="0in" fo:padding-left="0.0486in" fo:padding-bottom="0in" fo:padding-right="0.0486in"/>
    </style:style>
    <style:style style:name="P495" style:parent-style-name="ABLOCKPARA" style:family="paragraph">
      <style:text-properties fo:language="de" fo:country="DE"/>
    </style:style>
    <style:style style:name="TableRow496" style:family="table-row">
      <style:table-row-properties style:use-optimal-row-height="false" fo:keep-together="always"/>
    </style:style>
    <style:style style:name="TableCell497"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498"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499" style:family="table-cell">
      <style:table-cell-properties fo:border-top="none" fo:border-left="0.0034in solid #000000" fo:border-bottom="0.0034in solid #000000" fo:border-right="none" fo:background-color="#FFFF99" style:writing-mode="lr-tb" style:vertical-align="middle" fo:padding-top="0in" fo:padding-left="0.0486in" fo:padding-bottom="0in" fo:padding-right="0.0486in"/>
    </style:style>
    <style:style style:name="TableCell500" style:family="table-cell">
      <style:table-cell-properties fo:border-top="none" fo:border-left="0.0034in solid #000000" fo:border-bottom="0.0034in solid #000000" fo:border-right="0.0034in solid #000000" fo:background-color="#FFFF99" style:writing-mode="lr-tb" style:vertical-align="middle" fo:padding-top="0in" fo:padding-left="0.0486in" fo:padding-bottom="0in" fo:padding-right="0.0486in"/>
    </style:style>
    <style:style style:name="P501" style:parent-style-name="Titolo3" style:family="paragraph"/>
    <style:style style:name="TableColumn503" style:family="table-column">
      <style:table-column-properties style:column-width="1.7715in"/>
    </style:style>
    <style:style style:name="TableColumn504" style:family="table-column">
      <style:table-column-properties style:column-width="2.4611in"/>
    </style:style>
    <style:style style:name="TableColumn505" style:family="table-column">
      <style:table-column-properties style:column-width="2.3125in"/>
    </style:style>
    <style:style style:name="TableColumn506" style:family="table-column">
      <style:table-column-properties style:column-width="0.0451in"/>
    </style:style>
    <style:style style:name="Table502" style:family="table">
      <style:table-properties style:width="6.5902in" fo:margin-left="0.2458in" table:align="left"/>
    </style:style>
    <style:style style:name="TableRow507" style:family="table-row">
      <style:table-row-properties style:min-row-height="0.2097in" fo:keep-together="always"/>
    </style:style>
    <style:style style:name="TableCell508" style:family="table-cell">
      <style:table-cell-properties fo:border-top="0.0138in solid #000000" fo:border-left="0.0138in solid #000000" fo:border-bottom="0.0138in solid #000000" fo:border-right="none" fo:background-color="#99CCFF" style:writing-mode="lr-tb" style:vertical-align="bottom" fo:padding-top="0in" fo:padding-left="0.0486in" fo:padding-bottom="0in" fo:padding-right="0.0486in"/>
    </style:style>
    <style:style style:name="P509" style:parent-style-name="Normale" style:family="paragraph">
      <style:text-properties fo:language="en" fo:country="GB" style:language-asian="ko" style:country-asian="KR"/>
    </style:style>
    <style:style style:name="TableCell510" style:family="table-cell">
      <style:table-cell-properties fo:border="0.0138in solid #000000" fo:background-color="#99CCFF" style:writing-mode="lr-tb" style:vertical-align="bottom" fo:padding-top="0in" fo:padding-left="0.0486in" fo:padding-bottom="0in" fo:padding-right="0.0486in"/>
    </style:style>
    <style:style style:name="P511" style:parent-style-name="Normale" style:family="paragraph">
      <style:text-properties fo:language="en" fo:country="GB" style:language-asian="ko" style:country-asian="KR"/>
    </style:style>
    <style:style style:name="TableCell512" style:family="table-cell">
      <style:table-cell-properties fo:border-top="0.0138in solid #000000" fo:border-left="none" fo:border-bottom="0.0138in solid #000000" fo:border-right="0.0138in solid #000000" fo:background-color="#99CCFF" style:writing-mode="lr-tb" style:vertical-align="middle" fo:padding-top="0in" fo:padding-left="0.0486in" fo:padding-bottom="0in" fo:padding-right="0.0486in"/>
    </style:style>
    <style:style style:name="P513" style:parent-style-name="Normale" style:family="paragraph">
      <style:text-properties style:language-asian="ko" style:country-asian="KR"/>
    </style:style>
    <style:style style:name="TableRow514" style:family="table-row">
      <style:table-row-properties style:min-row-height="0.1854in" fo:keep-together="always"/>
    </style:style>
    <style:style style:name="TableCell515"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16" style:parent-style-name="Normale" style:family="paragraph">
      <style:text-properties style:language-asian="ko" style:country-asian="KR"/>
    </style:style>
    <style:style style:name="TableCell517" style:family="table-cell">
      <style:table-cell-properties fo:border-top="none" fo:border-left="0.0138in solid #000000" fo:border-bottom="0.0138in solid #000000" fo:border-right="none" fo:background-color="#FFFF99" style:writing-mode="lr-tb" fo:padding-top="0in" fo:padding-left="0.0486in" fo:padding-bottom="0in" fo:padding-right="0.0486in"/>
    </style:style>
    <style:style style:name="P518" style:parent-style-name="Normale" style:family="paragraph">
      <style:text-properties style:language-asian="ko" style:country-asian="KR"/>
    </style:style>
    <style:style style:name="TableCell519"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520" style:parent-style-name="Normale" style:family="paragraph">
      <style:text-properties style:language-asian="ko" style:country-asian="KR"/>
    </style:style>
    <style:style style:name="TableCell521" style:family="table-cell">
      <style:table-cell-properties fo:border="none" style:writing-mode="lr-tb" style:vertical-align="middle" fo:padding-top="0in" fo:padding-left="0in" fo:padding-bottom="0in" fo:padding-right="0in"/>
    </style:style>
    <style:style style:name="P522" style:parent-style-name="Normale" style:family="paragraph">
      <style:text-properties style:language-asian="ko" style:country-asian="KR"/>
    </style:style>
    <style:style style:name="TableRow523" style:family="table-row">
      <style:table-row-properties style:min-row-height="0.1854in" fo:keep-together="always"/>
    </style:style>
    <style:style style:name="P524" style:parent-style-name="Normale" style:family="paragraph">
      <style:text-properties style:language-asian="ko" style:country-asian="KR"/>
    </style:style>
    <style:style style:name="TableCell525" style:family="table-cell">
      <style:table-cell-properties fo:border-top="none" fo:border-left="0.0138in solid #000000" fo:border-bottom="0.0138in solid #000000" fo:border-right="none" fo:background-color="#FFFF99" style:writing-mode="lr-tb" fo:padding-top="0in" fo:padding-left="0.0486in" fo:padding-bottom="0in" fo:padding-right="0.0486in"/>
    </style:style>
    <style:style style:name="P526" style:parent-style-name="Normale" style:family="paragraph">
      <style:text-properties style:language-asian="ko" style:country-asian="KR"/>
    </style:style>
    <style:style style:name="TableCell527"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528" style:parent-style-name="Normale" style:family="paragraph">
      <style:text-properties style:language-asian="ko" style:country-asian="KR"/>
    </style:style>
    <style:style style:name="TableCell529" style:family="table-cell">
      <style:table-cell-properties fo:border="none" style:writing-mode="lr-tb" style:vertical-align="middle" fo:padding-top="0in" fo:padding-left="0in" fo:padding-bottom="0in" fo:padding-right="0in"/>
    </style:style>
    <style:style style:name="P530" style:parent-style-name="Normale" style:family="paragraph">
      <style:text-properties style:language-asian="ko" style:country-asian="KR"/>
    </style:style>
    <style:style style:name="TableRow531" style:family="table-row">
      <style:table-row-properties style:min-row-height="0.1854in" fo:keep-together="always"/>
    </style:style>
    <style:style style:name="P532" style:parent-style-name="Normale" style:family="paragraph">
      <style:text-properties style:language-asian="ko" style:country-asian="KR"/>
    </style:style>
    <style:style style:name="TableCell533" style:family="table-cell">
      <style:table-cell-properties fo:border-top="none" fo:border-left="0.0138in solid #000000" fo:border-bottom="0.0138in solid #000000" fo:border-right="none" fo:background-color="#FFFF99" style:writing-mode="lr-tb" fo:padding-top="0in" fo:padding-left="0.0486in" fo:padding-bottom="0in" fo:padding-right="0.0486in"/>
    </style:style>
    <style:style style:name="P534" style:parent-style-name="Normale" style:family="paragraph">
      <style:text-properties style:language-asian="ko" style:country-asian="KR"/>
    </style:style>
    <style:style style:name="TableCell535"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536" style:parent-style-name="Normale" style:family="paragraph">
      <style:text-properties style:language-asian="ko" style:country-asian="KR"/>
    </style:style>
    <style:style style:name="TableCell537" style:family="table-cell">
      <style:table-cell-properties fo:border="none" style:writing-mode="lr-tb" style:vertical-align="middle" fo:padding-top="0in" fo:padding-left="0in" fo:padding-bottom="0in" fo:padding-right="0in"/>
    </style:style>
    <style:style style:name="P538" style:parent-style-name="Normale" style:family="paragraph">
      <style:text-properties style:language-asian="ko" style:country-asian="KR"/>
    </style:style>
    <style:style style:name="TableRow539" style:family="table-row">
      <style:table-row-properties style:min-row-height="0.1854in" fo:keep-together="always"/>
    </style:style>
    <style:style style:name="TableCell540"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41" style:parent-style-name="Normale" style:family="paragraph">
      <style:text-properties style:language-asian="ko" style:country-asian="KR"/>
    </style:style>
    <style:style style:name="TableCell542"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43" style:parent-style-name="Normale" style:family="paragraph">
      <style:text-properties style:language-asian="ko" style:country-asian="KR"/>
    </style:style>
    <style:style style:name="TableCell544"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P545" style:parent-style-name="Normale" style:family="paragraph">
      <style:text-properties style:language-asian="ko" style:country-asian="KR"/>
    </style:style>
    <style:style style:name="TableCell546" style:family="table-cell">
      <style:table-cell-properties fo:border="none" style:writing-mode="lr-tb" style:vertical-align="middle" fo:padding-top="0in" fo:padding-left="0in" fo:padding-bottom="0in" fo:padding-right="0in"/>
    </style:style>
    <style:style style:name="P547" style:parent-style-name="Normale" style:family="paragraph">
      <style:text-properties style:language-asian="ko" style:country-asian="KR"/>
    </style:style>
    <style:style style:name="TableRow548" style:family="table-row">
      <style:table-row-properties style:min-row-height="0.1854in" fo:keep-together="always"/>
    </style:style>
    <style:style style:name="P549" style:parent-style-name="Normale" style:family="paragraph">
      <style:text-properties style:language-asian="ko" style:country-asian="KR"/>
    </style:style>
    <style:style style:name="TableCell550"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51" style:parent-style-name="Normale" style:family="paragraph">
      <style:text-properties style:language-asian="ko" style:country-asian="KR"/>
    </style:style>
    <style:style style:name="TableCell552"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53" style:parent-style-name="Car.predefinitoparagrafo" style:family="text">
      <style:text-properties style:language-asian="ko" style:country-asian="KR"/>
    </style:style>
    <style:style style:name="TableCell554" style:family="table-cell">
      <style:table-cell-properties fo:border="none" style:writing-mode="lr-tb" style:vertical-align="middle" fo:padding-top="0in" fo:padding-left="0in" fo:padding-bottom="0in" fo:padding-right="0in"/>
    </style:style>
    <style:style style:name="P555" style:parent-style-name="Normale" style:family="paragraph">
      <style:text-properties style:language-asian="ko" style:country-asian="KR"/>
    </style:style>
    <style:style style:name="TableRow556" style:family="table-row">
      <style:table-row-properties style:min-row-height="0.1854in" fo:keep-together="always"/>
    </style:style>
    <style:style style:name="P557" style:parent-style-name="Normale" style:family="paragraph">
      <style:text-properties style:language-asian="ko" style:country-asian="KR"/>
    </style:style>
    <style:style style:name="TableCell558"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59" style:parent-style-name="Normale" style:family="paragraph">
      <style:text-properties style:language-asian="ko" style:country-asian="KR"/>
    </style:style>
    <style:style style:name="TableCell560"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61" style:parent-style-name="Car.predefinitoparagrafo" style:family="text">
      <style:text-properties style:language-asian="ko" style:country-asian="KR"/>
    </style:style>
    <style:style style:name="TableCell562" style:family="table-cell">
      <style:table-cell-properties fo:border="none" style:writing-mode="lr-tb" style:vertical-align="middle" fo:padding-top="0in" fo:padding-left="0in" fo:padding-bottom="0in" fo:padding-right="0in"/>
    </style:style>
    <style:style style:name="P563" style:parent-style-name="Normale" style:family="paragraph">
      <style:text-properties style:language-asian="ko" style:country-asian="KR"/>
    </style:style>
    <style:style style:name="TableRow564" style:family="table-row">
      <style:table-row-properties fo:keep-together="always"/>
    </style:style>
    <style:style style:name="P565" style:parent-style-name="Normale" style:family="paragraph">
      <style:text-properties style:language-asian="ko" style:country-asian="KR"/>
    </style:style>
    <style:style style:name="TableCell566"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67" style:parent-style-name="Normale" style:family="paragraph">
      <style:text-properties style:language-asian="ko" style:country-asian="KR"/>
    </style:style>
    <style:style style:name="TableCell568"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69" style:parent-style-name="Car.predefinitoparagrafo" style:family="text">
      <style:text-properties style:language-asian="ko" style:country-asian="KR"/>
    </style:style>
    <style:style style:name="TableCell570" style:family="table-cell">
      <style:table-cell-properties fo:border="none" style:writing-mode="lr-tb" style:vertical-align="middle" fo:padding-top="0in" fo:padding-left="0in" fo:padding-bottom="0in" fo:padding-right="0in"/>
    </style:style>
    <style:style style:name="P571" style:parent-style-name="Normale" style:family="paragraph">
      <style:text-properties style:language-asian="ko" style:country-asian="KR"/>
    </style:style>
    <style:style style:name="TableRow572" style:family="table-row">
      <style:table-row-properties fo:keep-together="always"/>
    </style:style>
    <style:style style:name="TableCell573" style:family="table-cell">
      <style:table-cell-properties fo:border-top="0.0138in solid #000000" fo:border-left="0.0138in solid #000000" fo:border-bottom="0.0138in solid #000000" fo:border-right="none" fo:background-color="#FFFF99" style:writing-mode="lr-tb" style:vertical-align="middle" fo:padding-top="0in" fo:padding-left="0in" fo:padding-bottom="0in" fo:padding-right="0in"/>
    </style:style>
    <style:style style:name="P574" style:parent-style-name="Normale" style:family="paragraph">
      <style:text-properties style:language-asian="ko" style:country-asian="KR"/>
    </style:style>
    <style:style style:name="TableCell575"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TableCell576"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77" style:parent-style-name="Car.predefinitoparagrafo" style:family="text">
      <style:text-properties style:language-asian="ko" style:country-asian="KR"/>
    </style:style>
    <style:style style:name="TableCell578" style:family="table-cell">
      <style:table-cell-properties fo:border="none" style:writing-mode="lr-tb" style:vertical-align="middle" fo:padding-top="0in" fo:padding-left="0in" fo:padding-bottom="0in" fo:padding-right="0in"/>
    </style:style>
    <style:style style:name="P579" style:parent-style-name="Normale" style:family="paragraph">
      <style:text-properties style:language-asian="ko" style:country-asian="KR"/>
    </style:style>
    <style:style style:name="TableRow580" style:family="table-row">
      <style:table-row-properties fo:keep-together="always"/>
    </style:style>
    <style:style style:name="P581" style:parent-style-name="Normale" style:family="paragraph">
      <style:text-properties style:language-asian="ko" style:country-asian="KR"/>
    </style:style>
    <style:style style:name="TableCell582"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TableCell583"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84" style:parent-style-name="Car.predefinitoparagrafo" style:family="text">
      <style:text-properties style:language-asian="ko" style:country-asian="KR"/>
    </style:style>
    <style:style style:name="TableCell585" style:family="table-cell">
      <style:table-cell-properties fo:border="none" style:writing-mode="lr-tb" style:vertical-align="middle" fo:padding-top="0in" fo:padding-left="0in" fo:padding-bottom="0in" fo:padding-right="0in"/>
    </style:style>
    <style:style style:name="P586" style:parent-style-name="Normale" style:family="paragraph">
      <style:text-properties style:language-asian="ko" style:country-asian="KR"/>
    </style:style>
    <style:style style:name="TableRow587" style:family="table-row">
      <style:table-row-properties fo:keep-together="always"/>
    </style:style>
    <style:style style:name="P588" style:parent-style-name="Normale" style:family="paragraph">
      <style:text-properties style:language-asian="ko" style:country-asian="KR"/>
    </style:style>
    <style:style style:name="TableCell589"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90" style:parent-style-name="Normale" style:family="paragraph">
      <style:text-properties fo:language="en" fo:country="US"/>
    </style:style>
    <style:style style:name="TableCell591"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592" style:parent-style-name="Car.predefinitoparagrafo" style:family="text">
      <style:text-properties style:language-asian="ko" style:country-asian="KR"/>
    </style:style>
    <style:style style:name="TableCell593" style:family="table-cell">
      <style:table-cell-properties fo:border="none" style:writing-mode="lr-tb" style:vertical-align="middle" fo:padding-top="0in" fo:padding-left="0in" fo:padding-bottom="0in" fo:padding-right="0in"/>
    </style:style>
    <style:style style:name="P594" style:parent-style-name="Normale" style:family="paragraph">
      <style:text-properties style:language-asian="ko" style:country-asian="KR"/>
    </style:style>
    <style:style style:name="TableRow595" style:family="table-row">
      <style:table-row-properties style:min-row-height="0.1854in" fo:keep-together="always"/>
    </style:style>
    <style:style style:name="TableCell596" style:family="table-cell">
      <style:table-cell-properties fo:border-top="none" fo:border-left="0.0138in solid #000000" fo:border-bottom="0.0069in solid #000000" fo:border-right="none" fo:background-color="#FFFF99" style:writing-mode="lr-tb" style:vertical-align="middle" fo:padding-top="0in" fo:padding-left="0.0486in" fo:padding-bottom="0in" fo:padding-right="0.0486in"/>
    </style:style>
    <style:style style:name="P597" style:parent-style-name="Normale" style:family="paragraph">
      <style:text-properties style:language-asian="ko" style:country-asian="KR"/>
    </style:style>
    <style:style style:name="TableCell598"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599" style:parent-style-name="Normale" style:family="paragraph">
      <style:text-properties style:language-asian="ko" style:country-asian="KR"/>
    </style:style>
    <style:style style:name="TableCell600" style:family="table-cell">
      <style:table-cell-properties fo:border-top="none" fo:border-left="0.0138in solid #000000" fo:border-bottom="0.0138in solid #000000" fo:border-right="0.0138in solid #000000" fo:background-color="#FFFF99" style:writing-mode="lr-tb" fo:padding-top="0in" fo:padding-left="0.0486in" fo:padding-bottom="0in" fo:padding-right="0.0486in"/>
    </style:style>
    <style:style style:name="T601" style:parent-style-name="Car.predefinitoparagrafo" style:family="text">
      <style:text-properties style:language-asian="ko" style:country-asian="KR"/>
    </style:style>
    <style:style style:name="TableCell602" style:family="table-cell">
      <style:table-cell-properties fo:border="none" style:writing-mode="lr-tb" style:vertical-align="middle" fo:padding-top="0in" fo:padding-left="0in" fo:padding-bottom="0in" fo:padding-right="0in"/>
    </style:style>
    <style:style style:name="P603" style:parent-style-name="Normale" style:family="paragraph">
      <style:text-properties style:language-asian="ko" style:country-asian="KR"/>
    </style:style>
    <style:style style:name="TableRow604" style:family="table-row">
      <style:table-row-properties style:min-row-height="0.1854in" fo:keep-together="always"/>
    </style:style>
    <style:style style:name="P605" style:parent-style-name="Normale" style:family="paragraph">
      <style:text-properties style:language-asian="ko" style:country-asian="KR"/>
    </style:style>
    <style:style style:name="TableCell606" style:family="table-cell">
      <style:table-cell-properties fo:border-top="none" fo:border-left="0.0138in solid #000000" fo:border-bottom="0.0138in solid #000000" fo:border-right="none" fo:background-color="#FFFF99" style:writing-mode="lr-tb" style:vertical-align="middle" fo:padding-top="0in" fo:padding-left="0.0486in" fo:padding-bottom="0in" fo:padding-right="0.0486in"/>
    </style:style>
    <style:style style:name="P607" style:parent-style-name="Normale" style:family="paragraph">
      <style:text-properties style:language-asian="ko" style:country-asian="KR"/>
    </style:style>
    <style:style style:name="TableCell608" style:family="table-cell">
      <style:table-cell-properties fo:border-top="none" fo:border-left="0.0138in solid #000000" fo:border-bottom="0.0138in solid #000000" fo:border-right="0.0138in solid #000000" fo:background-color="#FFFF99" style:writing-mode="lr-tb" style:vertical-align="middle" fo:padding-top="0in" fo:padding-left="0.0486in" fo:padding-bottom="0in" fo:padding-right="0.0486in"/>
    </style:style>
    <style:style style:name="P609" style:parent-style-name="Normale" style:family="paragraph">
      <style:text-properties style:language-asian="ko" style:country-asian="KR"/>
    </style:style>
    <style:style style:name="TableCell610" style:family="table-cell">
      <style:table-cell-properties fo:border="none" style:writing-mode="lr-tb" style:vertical-align="middle" fo:padding-top="0in" fo:padding-left="0in" fo:padding-bottom="0in" fo:padding-right="0in"/>
    </style:style>
    <style:style style:name="P611" style:parent-style-name="Normale" style:family="paragraph">
      <style:text-properties style:language-asian="ko" style:country-asian="KR"/>
    </style:style>
    <style:style style:name="TableRow612" style:family="table-row">
      <style:table-row-properties fo:keep-together="always"/>
    </style:style>
    <style:style style:name="P613" style:parent-style-name="Normale" style:family="paragraph">
      <style:text-properties style:language-asian="ko" style:country-asian="KR"/>
    </style:style>
    <style:style style:name="TableCell614" style:family="table-cell">
      <style:table-cell-properties fo:border-top="none" fo:border-left="0.0138in solid #000000" fo:border-bottom="0.0069in solid #000000" fo:border-right="none" fo:background-color="#FFFF99" style:writing-mode="lr-tb" style:vertical-align="middle" fo:padding-top="0in" fo:padding-left="0.0486in" fo:padding-bottom="0in" fo:padding-right="0.0486in"/>
    </style:style>
    <style:style style:name="P615" style:parent-style-name="Normale" style:family="paragraph">
      <style:text-properties fo:language="en" fo:country="GB" style:language-asian="ko" style:country-asian="KR"/>
    </style:style>
    <style:style style:name="TableCell616" style:family="table-cell">
      <style:table-cell-properties fo:border-top="none" fo:border-left="0.0138in solid #000000" fo:border-bottom="0.0069in solid #000000" fo:border-right="0.0138in solid #000000" fo:background-color="#FFFF99" style:writing-mode="lr-tb" fo:padding-top="0in" fo:padding-left="0.0486in" fo:padding-bottom="0in" fo:padding-right="0.0486in"/>
    </style:style>
    <style:style style:name="P617" style:parent-style-name="Normale" style:family="paragraph">
      <style:text-properties style:language-asian="ko" style:country-asian="KR"/>
    </style:style>
    <style:style style:name="TableCell618" style:family="table-cell">
      <style:table-cell-properties fo:border="none" style:writing-mode="lr-tb" style:vertical-align="middle" fo:padding-top="0in" fo:padding-left="0in" fo:padding-bottom="0in" fo:padding-right="0in"/>
    </style:style>
    <style:style style:name="P619" style:parent-style-name="Normale" style:family="paragraph">
      <style:text-properties style:language-asian="ko" style:country-asian="KR"/>
    </style:style>
    <style:style style:name="TableRow620" style:family="table-row">
      <style:table-row-properties style:min-row-height="0.7736in" fo:keep-together="always"/>
    </style:style>
    <style:style style:name="TableCell621" style:family="table-cell">
      <style:table-cell-properties fo:border-top="0.0069in solid #000000" fo:border-left="0.0069in solid #000000" fo:border-bottom="0.0069in solid #000000" fo:border-right="none" fo:background-color="#FFFF99" style:writing-mode="lr-tb" style:vertical-align="middle" fo:padding-top="0in" fo:padding-left="0.0486in" fo:padding-bottom="0in" fo:padding-right="0.0486in"/>
    </style:style>
    <style:style style:name="P622" style:parent-style-name="Normale" style:family="paragraph">
      <style:text-properties style:language-asian="ko" style:country-asian="KR"/>
    </style:style>
    <style:style style:name="TableCell623" style:family="table-cell">
      <style:table-cell-properties fo:border-top="0.0069in solid #000000" fo:border-left="0.0138in solid #000000" fo:border-bottom="0.0069in solid #000000" fo:border-right="none" fo:background-color="#FFFF99" style:writing-mode="lr-tb" style:vertical-align="middle" fo:padding-top="0in" fo:padding-left="0.0486in" fo:padding-bottom="0in" fo:padding-right="0.0486in"/>
    </style:style>
    <style:style style:name="P624" style:parent-style-name="Normale" style:family="paragraph">
      <style:text-properties style:language-asian="ko" style:country-asian="KR"/>
    </style:style>
    <style:style style:name="TableCell625" style:family="table-cell">
      <style:table-cell-properties fo:border-top="0.0069in solid #000000" fo:border-left="0.0138in solid #000000" fo:border-bottom="0.0069in solid #000000" fo:border-right="0.0069in solid #000000" fo:background-color="#FFFF99" style:writing-mode="lr-tb" fo:padding-top="0in" fo:padding-left="0.0486in" fo:padding-bottom="0in" fo:padding-right="0.0486in"/>
    </style:style>
    <style:style style:name="P626" style:parent-style-name="Normale" style:family="paragraph">
      <style:text-properties style:language-asian="ko" style:country-asian="KR"/>
    </style:style>
    <style:style style:name="T627" style:parent-style-name="Car.predefinitoparagrafo" style:family="text">
      <style:text-properties style:language-asian="ko" style:country-asian="KR"/>
    </style:style>
    <style:style style:name="P628" style:parent-style-name="Titolo1" style:family="paragraph"/>
    <style:style style:name="T629" style:parent-style-name="Titolo2Carattere" style:family="text">
      <style:text-properties fo:font-style="normal" style:font-style-asian="normal"/>
    </style:style>
    <style:style style:name="P630" style:parent-style-name="Titolo3" style:family="paragraph"/>
    <style:style style:name="P631" style:parent-style-name="Normale" style:family="paragraph">
      <style:text-properties fo:background-color="#FFFF00"/>
    </style:style>
    <style:style style:name="P632" style:parent-style-name="Normale" style:family="paragraph">
      <style:text-properties fo:font-weight="bold" style:font-weight-asian="bold"/>
    </style:style>
    <style:style style:name="P633" style:parent-style-name="Normale" style:family="paragraph"/>
    <style:style style:name="T634" style:parent-style-name="Car.predefinitoparagrafo" style:family="text">
      <style:text-properties fo:font-weight="bold" style:font-weight-asian="bold" style:font-weight-complex="bold" fo:font-style="italic" style:font-style-asian="italic" style:font-style-complex="italic"/>
    </style:style>
    <style:style style:name="P635" style:parent-style-name="Normale" style:family="paragraph"/>
    <style:style style:name="T636" style:parent-style-name="Car.predefinitoparagrafo" style:family="text">
      <style:text-properties fo:font-weight="bold" style:font-weight-asian="bold" style:font-weight-complex="bold" fo:font-style="italic" style:font-style-asian="italic" style:font-style-complex="italic"/>
    </style:style>
    <style:style style:name="T637" style:parent-style-name="Car.predefinitoparagrafo" style:family="text">
      <style:text-properties fo:font-style="italic" style:font-style-asian="italic" style:font-style-complex="italic"/>
    </style:style>
    <style:style style:name="T638" style:parent-style-name="Car.predefinitoparagrafo" style:family="text">
      <style:text-properties fo:font-style="italic" style:font-style-asian="italic" style:font-style-complex="italic"/>
    </style:style>
    <style:style style:name="P639" style:parent-style-name="Normale" style:family="paragraph"/>
    <style:style style:name="T640" style:parent-style-name="Car.predefinitoparagrafo" style:family="text">
      <style:text-properties fo:font-weight="bold" style:font-weight-asian="bold" style:font-weight-complex="bold" fo:font-style="italic" style:font-style-asian="italic" style:font-style-complex="italic"/>
    </style:style>
    <style:style style:name="P641" style:parent-style-name="Normale" style:family="paragraph"/>
    <style:style style:name="T642" style:parent-style-name="Car.predefinitoparagrafo" style:family="text">
      <style:text-properties fo:font-weight="bold" style:font-weight-asian="bold" style:font-weight-complex="bold" fo:font-style="italic" style:font-style-asian="italic" style:font-style-complex="italic"/>
    </style:style>
    <style:style style:name="P643" style:parent-style-name="Normale" style:family="paragraph"/>
    <style:style style:name="T644" style:parent-style-name="Car.predefinitoparagrafo" style:family="text">
      <style:text-properties fo:font-weight="bold" style:font-weight-asian="bold" style:font-weight-complex="bold" fo:font-style="italic" style:font-style-asian="italic" style:font-style-complex="italic"/>
    </style:style>
    <style:style style:name="P645" style:parent-style-name="Normale" style:family="paragraph"/>
    <style:style style:name="T646" style:parent-style-name="Car.predefinitoparagrafo" style:family="text">
      <style:text-properties fo:font-weight="bold" style:font-weight-asian="bold" style:font-weight-complex="bold" fo:font-style="italic" style:font-style-asian="italic" style:font-style-complex="italic"/>
    </style:style>
    <style:style style:name="T647" style:parent-style-name="Car.predefinitoparagrafo" style:family="text">
      <style:text-properties fo:font-style="italic" style:font-style-asian="italic" style:font-style-complex="italic"/>
    </style:style>
    <style:style style:name="P648" style:parent-style-name="Normale" style:family="paragraph"/>
    <style:style style:name="T649" style:parent-style-name="Car.predefinitoparagrafo" style:family="text">
      <style:text-properties fo:font-weight="bold" style:font-weight-asian="bold" style:font-weight-complex="bold" fo:font-style="italic" style:font-style-asian="italic" style:font-style-complex="italic"/>
    </style:style>
    <style:style style:name="T650" style:parent-style-name="Car.predefinitoparagrafo" style:family="text">
      <style:text-properties fo:font-style="italic" style:font-style-asian="italic" style:font-style-complex="italic"/>
    </style:style>
    <style:style style:name="P651" style:parent-style-name="Normale" style:family="paragraph"/>
    <style:style style:name="T652" style:parent-style-name="Car.predefinitoparagrafo" style:family="text">
      <style:text-properties fo:font-weight="bold" style:font-weight-asian="bold" style:font-weight-complex="bold" fo:font-style="italic" style:font-style-asian="italic" style:font-style-complex="italic"/>
    </style:style>
    <style:style style:name="T653" style:parent-style-name="Car.predefinitoparagrafo" style:family="text">
      <style:text-properties fo:font-style="italic" style:font-style-asian="italic" style:font-style-complex="italic"/>
    </style:style>
    <style:style style:name="T654" style:parent-style-name="Car.predefinitoparagrafo" style:family="text">
      <style:text-properties fo:font-style="italic" style:font-style-asian="italic" style:font-style-complex="italic"/>
    </style:style>
    <style:style style:name="T655" style:parent-style-name="Car.predefinitoparagrafo" style:family="text">
      <style:text-properties fo:font-style="italic" style:font-style-asian="italic" style:font-style-complex="italic"/>
    </style:style>
    <style:style style:name="P656" style:parent-style-name="Normale" style:family="paragraph"/>
    <style:style style:name="T657" style:parent-style-name="Car.predefinitoparagrafo" style:family="text">
      <style:text-properties fo:font-weight="bold" style:font-weight-asian="bold" style:font-weight-complex="bold"/>
    </style:style>
    <style:style style:name="P658" style:parent-style-name="Normale" style:family="paragraph"/>
    <style:style style:name="T659" style:parent-style-name="Car.predefinitoparagrafo" style:family="text">
      <style:text-properties fo:font-weight="bold" style:font-weight-asian="bold" style:font-weight-complex="bold"/>
    </style:style>
    <style:style style:name="P660" style:parent-style-name="Normale" style:family="paragraph"/>
    <style:style style:name="T661" style:parent-style-name="Car.predefinitoparagrafo" style:family="text">
      <style:text-properties fo:font-weight="bold" style:font-weight-asian="bold" style:font-weight-complex="bold"/>
    </style:style>
    <style:style style:name="P662" style:parent-style-name="Normale" style:family="paragraph"/>
    <style:style style:name="T663" style:parent-style-name="Car.predefinitoparagrafo" style:family="text">
      <style:text-properties fo:font-weight="bold" style:font-weight-asian="bold" style:font-weight-complex="bold"/>
    </style:style>
    <style:style style:name="T664" style:parent-style-name="Car.predefinitoparagrafo" style:family="text">
      <style:text-properties fo:font-style="italic" style:font-style-asian="italic"/>
    </style:style>
    <style:style style:name="T665" style:parent-style-name="Car.predefinitoparagrafo" style:family="text">
      <style:text-properties fo:font-style="italic" style:font-style-asian="italic"/>
    </style:style>
    <style:style style:name="T666" style:parent-style-name="Car.predefinitoparagrafo" style:family="text">
      <style:text-properties fo:font-style="italic" style:font-style-asian="italic" style:font-style-complex="italic"/>
    </style:style>
    <style:style style:name="P667" style:parent-style-name="Titolo3" style:family="paragraph"/>
    <style:style style:name="P668" style:parent-style-name="Normale" style:family="paragraph"/>
    <style:style style:name="P669" style:parent-style-name="Normale" style:family="paragraph"/>
    <style:style style:name="P670" style:parent-style-name="Normale" style:family="paragraph"/>
    <style:style style:name="P671" style:parent-style-name="Titolo1" style:family="paragraph"/>
    <style:style style:name="T672" style:parent-style-name="Titolo2Carattere" style:family="text">
      <style:text-properties fo:font-style="normal" style:font-style-asian="normal"/>
    </style:style>
    <style:style style:name="P673" style:parent-style-name="Titolo3" style:family="paragraph"/>
    <style:style style:name="P674" style:parent-style-name="Normale" style:family="paragraph">
      <style:text-properties fo:background-color="#FFFF00"/>
    </style:style>
    <style:style style:name="P675" style:parent-style-name="Normale" style:family="paragraph"/>
    <style:style style:name="T676" style:parent-style-name="Car.predefinitoparagrafo" style:family="text">
      <style:text-properties fo:font-style="italic" style:font-style-asian="italic" style:font-style-complex="italic"/>
    </style:style>
    <style:style style:name="P677" style:parent-style-name="Normale" style:family="paragraph"/>
    <style:style style:name="T678" style:parent-style-name="Car.predefinitoparagrafo" style:family="text">
      <style:text-properties fo:font-style="italic" style:font-style-asian="italic" style:font-style-complex="italic"/>
    </style:style>
    <style:style style:name="P679" style:parent-style-name="Normale" style:family="paragraph"/>
    <style:style style:name="P680" style:parent-style-name="Normale" style:family="paragraph"/>
    <style:style style:name="P681" style:parent-style-name="Normale" style:family="paragraph"/>
    <style:style style:name="P682" style:parent-style-name="Normale" style:family="paragraph"/>
    <style:style style:name="T683" style:parent-style-name="Car.predefinitoparagrafo" style:family="text">
      <style:text-properties fo:font-style="italic" style:font-style-asian="italic" style:font-style-complex="italic"/>
    </style:style>
    <style:style style:name="TableColumn685" style:family="table-column">
      <style:table-column-properties style:column-width="1.0763in" style:use-optimal-column-width="false"/>
    </style:style>
    <style:style style:name="TableColumn686" style:family="table-column">
      <style:table-column-properties style:column-width="1.0972in" style:use-optimal-column-width="false"/>
    </style:style>
    <style:style style:name="TableColumn687" style:family="table-column">
      <style:table-column-properties style:column-width="1.1875in" style:use-optimal-column-width="false"/>
    </style:style>
    <style:style style:name="TableColumn688" style:family="table-column">
      <style:table-column-properties style:column-width="0.6381in" style:use-optimal-column-width="false"/>
    </style:style>
    <style:style style:name="TableColumn689" style:family="table-column">
      <style:table-column-properties style:column-width="0.6381in" style:use-optimal-column-width="false"/>
    </style:style>
    <style:style style:name="TableColumn690" style:family="table-column">
      <style:table-column-properties style:column-width="1.9159in" style:use-optimal-column-width="false"/>
    </style:style>
    <style:style style:name="Table684" style:family="table">
      <style:table-properties style:width="6.5534in" style:rel-width="94.64%" fo:margin-left="0.3708in" table:align="left"/>
    </style:style>
    <style:style style:name="TableRow691" style:family="table-row">
      <style:table-row-properties style:min-row-height="0.4229in" style:use-optimal-row-height="false"/>
    </style:style>
    <style:style style:name="TableCell692" style:family="table-cell">
      <style:table-cell-properties fo:border="0.0069in solid #000000" fo:background-color="#E6E6E6" style:writing-mode="lr-tb" style:vertical-align="middle" fo:padding-top="0in" fo:padding-left="0.075in" fo:padding-bottom="0in" fo:padding-right="0.075in"/>
    </style:style>
    <style:style style:name="TableCell693" style:family="table-cell">
      <style:table-cell-properties fo:border="0.0069in solid #000000" fo:background-color="#E6E6E6" style:writing-mode="lr-tb" style:vertical-align="middle" fo:padding-top="0in" fo:padding-left="0.075in" fo:padding-bottom="0in" fo:padding-right="0.075in"/>
    </style:style>
    <style:style style:name="TableCell694" style:family="table-cell">
      <style:table-cell-properties fo:border="0.0069in solid #000000" fo:background-color="#E6E6E6" style:writing-mode="lr-tb" style:vertical-align="middle" fo:padding-top="0in" fo:padding-left="0.075in" fo:padding-bottom="0in" fo:padding-right="0.075in"/>
    </style:style>
    <style:style style:name="TableCell695" style:family="table-cell">
      <style:table-cell-properties fo:border="0.0069in solid #000000" fo:background-color="#E6E6E6" style:writing-mode="lr-tb" fo:padding-top="0in" fo:padding-left="0.075in" fo:padding-bottom="0in" fo:padding-right="0.075in"/>
    </style:style>
    <style:style style:name="TableCell696" style:family="table-cell">
      <style:table-cell-properties fo:border="0.0069in solid #000000" fo:background-color="#E6E6E6" style:writing-mode="lr-tb" style:vertical-align="middle" fo:padding-top="0in" fo:padding-left="0.075in" fo:padding-bottom="0in" fo:padding-right="0.075in"/>
    </style:style>
    <style:style style:name="TableCell697" style:family="table-cell">
      <style:table-cell-properties fo:border="0.0069in solid #000000" fo:background-color="#E6E6E6" style:writing-mode="lr-tb" style:vertical-align="middle" fo:padding-top="0in" fo:padding-left="0.075in" fo:padding-bottom="0in" fo:padding-right="0.075in"/>
    </style:style>
    <style:style style:name="TableRow698" style:family="table-row">
      <style:table-row-properties style:use-optimal-row-height="false" fo:keep-together="always"/>
    </style:style>
    <style:style style:name="TableCell699" style:family="table-cell">
      <style:table-cell-properties fo:border="0.0069in solid #000000" style:writing-mode="lr-tb" style:vertical-align="middle" fo:padding-top="0in" fo:padding-left="0.075in" fo:padding-bottom="0in" fo:padding-right="0.075in"/>
    </style:style>
    <style:style style:name="TableCell700" style:family="table-cell">
      <style:table-cell-properties fo:border="0.0069in solid #000000" style:writing-mode="lr-tb" style:vertical-align="middle" fo:padding-top="0in" fo:padding-left="0.075in" fo:padding-bottom="0in" fo:padding-right="0.075in"/>
    </style:style>
    <style:style style:name="TableCell701" style:family="table-cell">
      <style:table-cell-properties fo:border="0.0069in solid #000000" style:writing-mode="lr-tb" style:vertical-align="middle" fo:padding-top="0in" fo:padding-left="0.075in" fo:padding-bottom="0in" fo:padding-right="0.075in"/>
    </style:style>
    <style:style style:name="P702" style:parent-style-name="ABLOCKPARA" style:family="paragraph"/>
    <style:style style:name="TableCell703" style:family="table-cell">
      <style:table-cell-properties fo:border="0.0069in solid #000000" style:writing-mode="lr-tb" style:vertical-align="middle" fo:padding-top="0in" fo:padding-left="0.075in" fo:padding-bottom="0in" fo:padding-right="0.075in"/>
    </style:style>
    <style:style style:name="TableCell704" style:family="table-cell">
      <style:table-cell-properties fo:border="0.0069in solid #000000" style:writing-mode="lr-tb" style:vertical-align="middle" fo:padding-top="0in" fo:padding-left="0.075in" fo:padding-bottom="0in" fo:padding-right="0.075in"/>
    </style:style>
    <style:style style:name="TableCell705" style:family="table-cell">
      <style:table-cell-properties fo:border="0.0069in solid #000000" style:writing-mode="lr-tb" style:vertical-align="middle" fo:padding-top="0in" fo:padding-left="0.075in" fo:padding-bottom="0in" fo:padding-right="0.075in"/>
    </style:style>
    <style:style style:name="TableRow706" style:family="table-row">
      <style:table-row-properties style:use-optimal-row-height="false" fo:keep-together="always"/>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ABLOCKPARA" style:family="paragraph"/>
    <style:style style:name="TableCell709" style:family="table-cell">
      <style:table-cell-properties fo:border="0.0069in solid #000000" style:writing-mode="lr-tb" style:vertical-align="middle" fo:padding-top="0in" fo:padding-left="0.075in" fo:padding-bottom="0in" fo:padding-right="0.075in"/>
    </style:style>
    <style:style style:name="TableCell710" style:family="table-cell">
      <style:table-cell-properties fo:border="0.0069in solid #000000" style:writing-mode="lr-tb" style:vertical-align="middle" fo:padding-top="0in" fo:padding-left="0.075in" fo:padding-bottom="0in" fo:padding-right="0.075in"/>
    </style:style>
    <style:style style:name="TableCell711" style:family="table-cell">
      <style:table-cell-properties fo:border="0.0069in solid #000000" style:writing-mode="lr-tb" style:vertical-align="middle" fo:padding-top="0in" fo:padding-left="0.075in" fo:padding-bottom="0in" fo:padding-right="0.075in"/>
    </style:style>
    <style:style style:name="TableRow712" style:family="table-row">
      <style:table-row-properties style:use-optimal-row-height="false" fo:keep-together="always"/>
    </style:style>
    <style:style style:name="TableCell713" style:family="table-cell">
      <style:table-cell-properties fo:border="0.0069in solid #000000" style:writing-mode="lr-tb" style:vertical-align="middle" fo:padding-top="0in" fo:padding-left="0.075in" fo:padding-bottom="0in" fo:padding-right="0.075in"/>
    </style:style>
    <style:style style:name="TableCell714" style:family="table-cell">
      <style:table-cell-properties fo:border="0.0069in solid #000000" style:writing-mode="lr-tb" style:vertical-align="middle" fo:padding-top="0in" fo:padding-left="0.075in" fo:padding-bottom="0in" fo:padding-right="0.075in"/>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ABLOCKPARA" style:family="paragraph"/>
    <style:style style:name="TableCell717" style:family="table-cell">
      <style:table-cell-properties fo:border="0.0069in solid #000000" style:writing-mode="lr-tb" style:vertical-align="middle" fo:padding-top="0in" fo:padding-left="0.075in" fo:padding-bottom="0in" fo:padding-right="0.075in"/>
    </style:style>
    <style:style style:name="TableCell718" style:family="table-cell">
      <style:table-cell-properties fo:border="0.0069in solid #000000" style:writing-mode="lr-tb" style:vertical-align="middle" fo:padding-top="0in" fo:padding-left="0.075in" fo:padding-bottom="0in" fo:padding-right="0.075in"/>
    </style:style>
    <style:style style:name="TableCell719" style:family="table-cell">
      <style:table-cell-properties fo:border="0.0069in solid #000000" style:writing-mode="lr-tb" style:vertical-align="middle" fo:padding-top="0in" fo:padding-left="0.075in" fo:padding-bottom="0in" fo:padding-right="0.075in"/>
    </style:style>
    <style:style style:name="TableRow720" style:family="table-row">
      <style:table-row-properties style:use-optimal-row-height="false" fo:keep-together="always"/>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ABLOCKPARA" style:family="paragraph"/>
    <style:style style:name="TableCell723" style:family="table-cell">
      <style:table-cell-properties fo:border="0.0069in solid #000000" style:writing-mode="lr-tb" style:vertical-align="middle" fo:padding-top="0in" fo:padding-left="0.075in" fo:padding-bottom="0in" fo:padding-right="0.075in"/>
    </style:style>
    <style:style style:name="TableCell724" style:family="table-cell">
      <style:table-cell-properties fo:border="0.0069in solid #000000" style:writing-mode="lr-tb" style:vertical-align="middle" fo:padding-top="0in" fo:padding-left="0.075in" fo:padding-bottom="0in" fo:padding-right="0.075in"/>
    </style:style>
    <style:style style:name="TableCell725" style:family="table-cell">
      <style:table-cell-properties fo:border="0.0069in solid #000000" style:writing-mode="lr-tb" style:vertical-align="middle" fo:padding-top="0in" fo:padding-left="0.075in" fo:padding-bottom="0in" fo:padding-right="0.075in"/>
    </style:style>
    <style:style style:name="TableRow726" style:family="table-row">
      <style:table-row-properties style:min-row-height="1.7083in" style:use-optimal-row-height="false" fo:keep-together="always"/>
    </style:style>
    <style:style style:name="TableCell727" style:family="table-cell">
      <style:table-cell-properties fo:border="0.0069in solid #000000" style:writing-mode="lr-tb" style:vertical-align="middle" fo:padding-top="0in" fo:padding-left="0.075in" fo:padding-bottom="0in" fo:padding-right="0.075in"/>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ABLOCKPARA" style:family="paragraph"/>
    <style:style style:name="TableCell730" style:family="table-cell">
      <style:table-cell-properties fo:border="0.0069in solid #000000" style:writing-mode="lr-tb" style:vertical-align="middle" fo:padding-top="0in" fo:padding-left="0.075in" fo:padding-bottom="0in" fo:padding-right="0.075in"/>
    </style:style>
    <style:style style:name="TableCell731" style:family="table-cell">
      <style:table-cell-properties fo:border="0.0069in solid #000000" style:writing-mode="lr-tb" style:vertical-align="middle" fo:padding-top="0in" fo:padding-left="0.075in" fo:padding-bottom="0in" fo:padding-right="0.075in"/>
    </style:style>
    <style:style style:name="TableCell732" style:family="table-cell">
      <style:table-cell-properties fo:border="0.0069in solid #000000" style:writing-mode="lr-tb" style:vertical-align="middle" fo:padding-top="0in" fo:padding-left="0.075in" fo:padding-bottom="0in" fo:padding-right="0.075in"/>
    </style:style>
    <style:style style:name="TableRow733" style:family="table-row">
      <style:table-row-properties style:min-row-height="0.5833in" style:use-optimal-row-height="false" fo:keep-together="always"/>
    </style:style>
    <style:style style:name="TableCell734" style:family="table-cell">
      <style:table-cell-properties fo:border="0.0069in solid #000000" style:writing-mode="lr-tb" style:vertical-align="middle" fo:padding-top="0in" fo:padding-left="0.075in" fo:padding-bottom="0in" fo:padding-right="0.075in"/>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ABLOCKPARA" style:family="paragraph"/>
    <style:style style:name="TableCell737" style:family="table-cell">
      <style:table-cell-properties fo:border="0.0069in solid #000000" style:writing-mode="lr-tb" style:vertical-align="middle" fo:padding-top="0in" fo:padding-left="0.075in" fo:padding-bottom="0in" fo:padding-right="0.075in"/>
    </style:style>
    <style:style style:name="TableCell738" style:family="table-cell">
      <style:table-cell-properties fo:border="0.0069in solid #000000" style:writing-mode="lr-tb" style:vertical-align="middle" fo:padding-top="0in" fo:padding-left="0.075in" fo:padding-bottom="0in" fo:padding-right="0.075in"/>
    </style:style>
    <style:style style:name="TableCell739" style:family="table-cell">
      <style:table-cell-properties fo:border="0.0069in solid #000000" style:writing-mode="lr-tb" style:vertical-align="middle" fo:padding-top="0in" fo:padding-left="0.075in" fo:padding-bottom="0in" fo:padding-right="0.075in"/>
    </style:style>
    <style:style style:name="TableRow740" style:family="table-row">
      <style:table-row-properties style:use-optimal-row-height="false" fo:keep-together="always"/>
    </style:style>
    <style:style style:name="TableCell741" style:family="table-cell">
      <style:table-cell-properties fo:border="0.0069in solid #000000" style:writing-mode="lr-tb" style:vertical-align="middle" fo:padding-top="0in" fo:padding-left="0.075in" fo:padding-bottom="0in" fo:padding-right="0.075in"/>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ABLOCKPARA" style:family="paragraph"/>
    <style:style style:name="TableCell744" style:family="table-cell">
      <style:table-cell-properties fo:border="0.0069in solid #000000" style:writing-mode="lr-tb" style:vertical-align="middle" fo:padding-top="0in" fo:padding-left="0.075in" fo:padding-bottom="0in" fo:padding-right="0.075in"/>
    </style:style>
    <style:style style:name="TableCell745" style:family="table-cell">
      <style:table-cell-properties fo:border="0.0069in solid #000000" style:writing-mode="lr-tb" style:vertical-align="middle" fo:padding-top="0in" fo:padding-left="0.075in" fo:padding-bottom="0in" fo:padding-right="0.075in"/>
    </style:style>
    <style:style style:name="TableCell746" style:family="table-cell">
      <style:table-cell-properties fo:border="0.0069in solid #000000" style:writing-mode="lr-tb" style:vertical-align="middle" fo:padding-top="0in" fo:padding-left="0.075in" fo:padding-bottom="0in" fo:padding-right="0.075in"/>
    </style:style>
    <style:style style:name="TableRow747" style:family="table-row">
      <style:table-row-properties style:use-optimal-row-height="false" fo:keep-together="always"/>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ABLOCKPARA" style:family="paragraph"/>
    <style:style style:name="TableCell750" style:family="table-cell">
      <style:table-cell-properties fo:border="0.0069in solid #000000" style:writing-mode="lr-tb" style:vertical-align="middle" fo:padding-top="0in" fo:padding-left="0.075in" fo:padding-bottom="0in" fo:padding-right="0.075in"/>
    </style:style>
    <style:style style:name="TableCell751" style:family="table-cell">
      <style:table-cell-properties fo:border="0.0069in solid #000000" style:writing-mode="lr-tb" style:vertical-align="middle" fo:padding-top="0in" fo:padding-left="0.075in" fo:padding-bottom="0in" fo:padding-right="0.075in"/>
    </style:style>
    <style:style style:name="TableCell752" style:family="table-cell">
      <style:table-cell-properties fo:border="0.0069in solid #000000" style:writing-mode="lr-tb" style:vertical-align="middle" fo:padding-top="0in" fo:padding-left="0.075in" fo:padding-bottom="0in" fo:padding-right="0.075in"/>
    </style:style>
    <style:style style:name="TableRow753" style:family="table-row">
      <style:table-row-properties style:use-optimal-row-height="false" fo:keep-together="always"/>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ABLOCKPARA" style:family="paragraph"/>
    <style:style style:name="TableCell756" style:family="table-cell">
      <style:table-cell-properties fo:border="0.0069in solid #000000" style:writing-mode="lr-tb" style:vertical-align="middle" fo:padding-top="0in" fo:padding-left="0.075in" fo:padding-bottom="0in" fo:padding-right="0.075in"/>
    </style:style>
    <style:style style:name="TableCell757" style:family="table-cell">
      <style:table-cell-properties fo:border="0.0069in solid #000000" style:writing-mode="lr-tb" style:vertical-align="middle" fo:padding-top="0in" fo:padding-left="0.075in" fo:padding-bottom="0in" fo:padding-right="0.075in"/>
    </style:style>
    <style:style style:name="TableCell758" style:family="table-cell">
      <style:table-cell-properties fo:border="0.0069in solid #000000" style:writing-mode="lr-tb" style:vertical-align="middle" fo:padding-top="0in" fo:padding-left="0.075in" fo:padding-bottom="0in" fo:padding-right="0.075in"/>
    </style:style>
    <style:style style:name="TableRow759" style:family="table-row">
      <style:table-row-properties style:use-optimal-row-height="false" fo:keep-together="always"/>
    </style:style>
    <style:style style:name="TableCell760" style:family="table-cell">
      <style:table-cell-properties fo:border="0.0069in solid #000000" style:writing-mode="lr-tb" style:vertical-align="middle" fo:padding-top="0in" fo:padding-left="0.075in" fo:padding-bottom="0in" fo:padding-right="0.075in"/>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ABLOCKPARA" style:family="paragraph"/>
    <style:style style:name="TableCell763" style:family="table-cell">
      <style:table-cell-properties fo:border="0.0069in solid #000000" style:writing-mode="lr-tb" style:vertical-align="middle" fo:padding-top="0in" fo:padding-left="0.075in" fo:padding-bottom="0in" fo:padding-right="0.075in"/>
    </style:style>
    <style:style style:name="TableCell764" style:family="table-cell">
      <style:table-cell-properties fo:border="0.0069in solid #000000" style:writing-mode="lr-tb" style:vertical-align="middle" fo:padding-top="0in" fo:padding-left="0.075in" fo:padding-bottom="0in" fo:padding-right="0.075in"/>
    </style:style>
    <style:style style:name="TableCell765" style:family="table-cell">
      <style:table-cell-properties fo:border="0.0069in solid #000000"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000000" style:writing-mode="lr-tb" style:vertical-align="middle" fo:padding-top="0in" fo:padding-left="0.075in" fo:padding-bottom="0in" fo:padding-right="0.075in"/>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ABLOCKPARA" style:family="paragraph"/>
    <style:style style:name="TableCell770" style:family="table-cell">
      <style:table-cell-properties fo:border="0.0069in solid #000000" style:writing-mode="lr-tb" style:vertical-align="middle" fo:padding-top="0in" fo:padding-left="0.075in" fo:padding-bottom="0in" fo:padding-right="0.075in"/>
    </style:style>
    <style:style style:name="TableCell771" style:family="table-cell">
      <style:table-cell-properties fo:border="0.0069in solid #000000" style:writing-mode="lr-tb" style:vertical-align="middle" fo:padding-top="0in" fo:padding-left="0.075in" fo:padding-bottom="0in" fo:padding-right="0.075in"/>
    </style:style>
    <style:style style:name="TableCell772" style:family="table-cell">
      <style:table-cell-properties fo:border="0.0069in solid #000000" style:writing-mode="lr-tb" style:vertical-align="middle" fo:padding-top="0in" fo:padding-left="0.075in" fo:padding-bottom="0in" fo:padding-right="0.075in"/>
    </style:style>
    <style:style style:name="TableRow773" style:family="table-row">
      <style:table-row-properties style:use-optimal-row-height="false" fo:keep-together="always"/>
    </style:style>
    <style:style style:name="TableCell774" style:family="table-cell">
      <style:table-cell-properties fo:border="0.0069in solid #000000" style:writing-mode="lr-tb" style:vertical-align="middle" fo:padding-top="0in" fo:padding-left="0.075in" fo:padding-bottom="0in" fo:padding-right="0.075in"/>
    </style:style>
    <style:style style:name="TableCell775" style:family="table-cell">
      <style:table-cell-properties fo:border="0.0069in solid #000000" style:writing-mode="lr-tb" style:vertical-align="middle" fo:padding-top="0in" fo:padding-left="0.075in" fo:padding-bottom="0in" fo:padding-right="0.075in"/>
    </style:style>
    <style:style style:name="TableCell776" style:family="table-cell">
      <style:table-cell-properties fo:border="0.0069in solid #000000" style:writing-mode="lr-tb" style:vertical-align="middle" fo:padding-top="0in" fo:padding-left="0.075in" fo:padding-bottom="0in" fo:padding-right="0.075in"/>
    </style:style>
    <style:style style:name="P777" style:parent-style-name="ABLOCKPARA" style:family="paragraph"/>
    <style:style style:name="TableCell778" style:family="table-cell">
      <style:table-cell-properties fo:border="0.0069in solid #000000" style:writing-mode="lr-tb" style:vertical-align="middle" fo:padding-top="0in" fo:padding-left="0.075in" fo:padding-bottom="0in" fo:padding-right="0.075in"/>
    </style:style>
    <style:style style:name="TableCell779" style:family="table-cell">
      <style:table-cell-properties fo:border="0.0069in solid #000000" style:writing-mode="lr-tb" style:vertical-align="middle" fo:padding-top="0in" fo:padding-left="0.075in" fo:padding-bottom="0in" fo:padding-right="0.075in"/>
    </style:style>
    <style:style style:name="TableCell780" style:family="table-cell">
      <style:table-cell-properties fo:border="0.0069in solid #000000" style:writing-mode="lr-tb" style:vertical-align="middle" fo:padding-top="0in" fo:padding-left="0.075in" fo:padding-bottom="0in" fo:padding-right="0.075in"/>
    </style:style>
    <style:style style:name="TableRow781" style:family="table-row">
      <style:table-row-properties style:use-optimal-row-height="false" fo:keep-together="always"/>
    </style:style>
    <style:style style:name="TableCell782" style:family="table-cell">
      <style:table-cell-properties fo:border="0.0069in solid #000000" style:writing-mode="lr-tb" style:vertical-align="middle" fo:padding-top="0in" fo:padding-left="0.075in" fo:padding-bottom="0in" fo:padding-right="0.075in"/>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ABLOCKPARA" style:family="paragraph"/>
    <style:style style:name="TableCell785" style:family="table-cell">
      <style:table-cell-properties fo:border="0.0069in solid #000000" style:writing-mode="lr-tb" style:vertical-align="middle" fo:padding-top="0in" fo:padding-left="0.075in" fo:padding-bottom="0in" fo:padding-right="0.075in"/>
    </style:style>
    <style:style style:name="TableCell786" style:family="table-cell">
      <style:table-cell-properties fo:border="0.0069in solid #000000" style:writing-mode="lr-tb" style:vertical-align="middle" fo:padding-top="0in" fo:padding-left="0.075in" fo:padding-bottom="0in" fo:padding-right="0.075in"/>
    </style:style>
    <style:style style:name="TableCell787" style:family="table-cell">
      <style:table-cell-properties fo:border="0.0069in solid #000000" style:writing-mode="lr-tb" style:vertical-align="middle" fo:padding-top="0in" fo:padding-left="0.075in" fo:padding-bottom="0in" fo:padding-right="0.075in"/>
    </style:style>
    <style:style style:name="TableRow788" style:family="table-row">
      <style:table-row-properties style:use-optimal-row-height="false" fo:keep-together="always"/>
    </style:style>
    <style:style style:name="TableCell789" style:family="table-cell">
      <style:table-cell-properties fo:border="0.0069in solid #000000" style:writing-mode="lr-tb" style:vertical-align="middle" fo:padding-top="0in" fo:padding-left="0.075in" fo:padding-bottom="0in" fo:padding-right="0.075in"/>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ABLOCKPARA" style:family="paragraph"/>
    <style:style style:name="TableCell792" style:family="table-cell">
      <style:table-cell-properties fo:border="0.0069in solid #000000" style:writing-mode="lr-tb" style:vertical-align="middle" fo:padding-top="0in" fo:padding-left="0.075in" fo:padding-bottom="0in" fo:padding-right="0.075in"/>
    </style:style>
    <style:style style:name="TableCell793" style:family="table-cell">
      <style:table-cell-properties fo:border="0.0069in solid #000000" style:writing-mode="lr-tb" style:vertical-align="middle" fo:padding-top="0in" fo:padding-left="0.075in" fo:padding-bottom="0in" fo:padding-right="0.075in"/>
    </style:style>
    <style:style style:name="TableCell794" style:family="table-cell">
      <style:table-cell-properties fo:border="0.0069in solid #000000" style:writing-mode="lr-tb" style:vertical-align="middle" fo:padding-top="0in" fo:padding-left="0.075in" fo:padding-bottom="0in" fo:padding-right="0.075in"/>
    </style:style>
    <style:style style:name="TableRow795" style:family="table-row">
      <style:table-row-properties style:use-optimal-row-height="false" fo:keep-together="always"/>
    </style:style>
    <style:style style:name="TableCell796" style:family="table-cell">
      <style:table-cell-properties fo:border="0.0069in solid #000000" style:writing-mode="lr-tb" style:vertical-align="middle" fo:padding-top="0in" fo:padding-left="0.075in" fo:padding-bottom="0in" fo:padding-right="0.075in"/>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ABLOCKPARA" style:family="paragraph">
      <style:text-properties fo:language="fr" fo:country="FR"/>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ABLOCKPARA" style:family="paragraph"/>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ABLOCKPARA" style:family="paragraph">
      <style:text-properties fo:language="fr" fo:country="FR"/>
    </style:style>
    <style:style style:name="TableCell803" style:family="table-cell">
      <style:table-cell-properties fo:border="0.0069in solid #000000" style:writing-mode="lr-tb" style:vertical-align="middle" fo:padding-top="0in" fo:padding-left="0.075in" fo:padding-bottom="0in" fo:padding-right="0.075in"/>
    </style:style>
    <style:style style:name="T804" style:parent-style-name="Car.predefinitoparagrafo" style:family="text">
      <style:text-properties fo:language="fr" fo:country="FR"/>
    </style:style>
    <style:style style:name="TableCell805" style:family="table-cell">
      <style:table-cell-properties fo:border="0.0069in solid #000000" style:writing-mode="lr-tb" style:vertical-align="middle" fo:padding-top="0in" fo:padding-left="0.075in" fo:padding-bottom="0in" fo:padding-right="0.075in"/>
    </style:style>
    <style:style style:name="TableRow806" style:family="table-row">
      <style:table-row-properties style:use-optimal-row-height="false" fo:keep-together="always"/>
    </style:style>
    <style:style style:name="TableCell807" style:family="table-cell">
      <style:table-cell-properties fo:border="0.0069in solid #000000" style:writing-mode="lr-tb" style:vertical-align="middle" fo:padding-top="0in" fo:padding-left="0.075in" fo:padding-bottom="0in" fo:padding-right="0.075in"/>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ABLOCKPARA" style:family="paragraph"/>
    <style:style style:name="TableCell810" style:family="table-cell">
      <style:table-cell-properties fo:border="0.0069in solid #000000" style:writing-mode="lr-tb" style:vertical-align="middle" fo:padding-top="0in" fo:padding-left="0.075in" fo:padding-bottom="0in" fo:padding-right="0.075in"/>
    </style:style>
    <style:style style:name="TableCell811" style:family="table-cell">
      <style:table-cell-properties fo:border="0.0069in solid #000000" style:writing-mode="lr-tb" style:vertical-align="middle" fo:padding-top="0in" fo:padding-left="0.075in" fo:padding-bottom="0in" fo:padding-right="0.075in"/>
    </style:style>
    <style:style style:name="TableCell812" style:family="table-cell">
      <style:table-cell-properties fo:border="0.0069in solid #000000" style:writing-mode="lr-tb" style:vertical-align="middle" fo:padding-top="0in" fo:padding-left="0.075in" fo:padding-bottom="0in" fo:padding-right="0.075in"/>
    </style:style>
    <style:style style:name="TableRow813" style:family="table-row">
      <style:table-row-properties style:use-optimal-row-height="false" fo:keep-together="always"/>
    </style:style>
    <style:style style:name="TableCell814" style:family="table-cell">
      <style:table-cell-properties fo:border="0.0069in solid #000000" style:writing-mode="lr-tb" style:vertical-align="middle" fo:padding-top="0in" fo:padding-left="0.075in" fo:padding-bottom="0in" fo:padding-right="0.075in"/>
    </style:style>
    <style:style style:name="TableCell815" style:family="table-cell">
      <style:table-cell-properties fo:border="0.0069in solid #000000" style:writing-mode="lr-tb" style:vertical-align="middle" fo:padding-top="0in" fo:padding-left="0.075in" fo:padding-bottom="0in" fo:padding-right="0.075in"/>
    </style:style>
    <style:style style:name="P816" style:parent-style-name="ABLOCKPARA" style:family="paragraph"/>
    <style:style style:name="TableCell817" style:family="table-cell">
      <style:table-cell-properties fo:border="0.0069in solid #000000" style:writing-mode="lr-tb" style:vertical-align="middle" fo:padding-top="0in" fo:padding-left="0.075in" fo:padding-bottom="0in" fo:padding-right="0.075in"/>
    </style:style>
    <style:style style:name="TableCell818" style:family="table-cell">
      <style:table-cell-properties fo:border="0.0069in solid #000000" style:writing-mode="lr-tb" style:vertical-align="middle" fo:padding-top="0in" fo:padding-left="0.075in" fo:padding-bottom="0in" fo:padding-right="0.075in"/>
    </style:style>
    <style:style style:name="TableCell819" style:family="table-cell">
      <style:table-cell-properties fo:border="0.0069in solid #000000" style:writing-mode="lr-tb" style:vertical-align="middle" fo:padding-top="0in" fo:padding-left="0.075in" fo:padding-bottom="0in" fo:padding-right="0.075in"/>
    </style:style>
    <style:style style:name="TableRow820" style:family="table-row">
      <style:table-row-properties style:use-optimal-row-height="false" fo:keep-together="always"/>
    </style:style>
    <style:style style:name="TableCell821" style:family="table-cell">
      <style:table-cell-properties fo:border="0.0069in solid #000000" style:writing-mode="lr-tb" style:vertical-align="middle" fo:padding-top="0in" fo:padding-left="0.075in" fo:padding-bottom="0in" fo:padding-right="0.075in"/>
    </style:style>
    <style:style style:name="P822" style:parent-style-name="ABLOCKPARA" style:family="paragraph"/>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ABLOCKPARA" style:family="paragraph">
      <style:text-properties fo:language="fr" fo:country="FR"/>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ABLOCKPARA" style:family="paragraph">
      <style:text-properties fo:language="fr" fo:country="FR"/>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ABLOCKPARA" style:family="paragraph"/>
    <style:style style:name="P829" style:parent-style-name="ABLOCKPARA" style:family="paragraph"/>
    <style:style style:name="P830" style:parent-style-name="ABLOCKPARA" style:family="paragraph"/>
    <style:style style:name="TableRow831" style:family="table-row">
      <style:table-row-properties style:use-optimal-row-height="false" fo:keep-together="always"/>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ABLOCKPARA" style:family="paragraph">
      <style:text-properties fo:language="fr" fo:country="FR"/>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ABLOCKPARA" style:family="paragraph"/>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ABLOCKPARA" style:family="paragraph">
      <style:text-properties fo:language="fr" fo:country="FR"/>
    </style:style>
    <style:style style:name="TableCell838" style:family="table-cell">
      <style:table-cell-properties fo:border="0.0069in solid #000000" style:writing-mode="lr-tb" style:vertical-align="middle" fo:padding-top="0in" fo:padding-left="0.075in" fo:padding-bottom="0in" fo:padding-right="0.075in"/>
    </style:style>
    <style:style style:name="T839" style:parent-style-name="Car.predefinitoparagrafo" style:family="text">
      <style:text-properties fo:language="fr" fo:country="FR"/>
    </style:style>
    <style:style style:name="TableCell840" style:family="table-cell">
      <style:table-cell-properties fo:border="0.0069in solid #000000" style:writing-mode="lr-tb" style:vertical-align="middle" fo:padding-top="0in" fo:padding-left="0.075in" fo:padding-bottom="0in" fo:padding-right="0.075in"/>
    </style:style>
    <style:style style:name="TableRow841" style:family="table-row">
      <style:table-row-properties style:use-optimal-row-height="false" fo:keep-together="always"/>
    </style:style>
    <style:style style:name="TableCell842" style:family="table-cell">
      <style:table-cell-properties fo:border="0.0069in solid #000000" style:writing-mode="lr-tb" style:vertical-align="middle" fo:padding-top="0in" fo:padding-left="0.075in" fo:padding-bottom="0in" fo:padding-right="0.075in"/>
    </style:style>
    <style:style style:name="T843" style:parent-style-name="Car.predefinitoparagrafo" style:family="text">
      <style:text-properties fo:language="fr" fo:country="FR"/>
    </style:style>
    <style:style style:name="TableCell844" style:family="table-cell">
      <style:table-cell-properties fo:border="0.0069in solid #000000" style:writing-mode="lr-tb" style:vertical-align="middle" fo:padding-top="0in" fo:padding-left="0.075in" fo:padding-bottom="0in" fo:padding-right="0.075in"/>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ABLOCKPARA" style:family="paragraph"/>
    <style:style style:name="TableCell847" style:family="table-cell">
      <style:table-cell-properties fo:border="0.0069in solid #000000" style:writing-mode="lr-tb" style:vertical-align="middle" fo:padding-top="0in" fo:padding-left="0.075in" fo:padding-bottom="0in" fo:padding-right="0.075in"/>
    </style:style>
    <style:style style:name="TableCell848" style:family="table-cell">
      <style:table-cell-properties fo:border="0.0069in solid #000000" style:writing-mode="lr-tb" style:vertical-align="middle" fo:padding-top="0in" fo:padding-left="0.075in" fo:padding-bottom="0in" fo:padding-right="0.075in"/>
    </style:style>
    <style:style style:name="TableCell849" style:family="table-cell">
      <style:table-cell-properties fo:border="0.0069in solid #000000" style:writing-mode="lr-tb" fo:padding-top="0in" fo:padding-left="0.075in" fo:padding-bottom="0in" fo:padding-right="0.075in"/>
    </style:style>
    <style:style style:name="TableRow850" style:family="table-row">
      <style:table-row-properties style:min-row-height="0.4368in" style:use-optimal-row-height="false" fo:keep-together="always"/>
    </style:style>
    <style:style style:name="P851" style:parent-style-name="ABLOCKPARA" style:family="paragraph">
      <style:text-properties fo:language="fr" fo:country="FR"/>
    </style:style>
    <style:style style:name="TableCell852" style:family="table-cell">
      <style:table-cell-properties fo:border="0.0069in solid #000000" style:writing-mode="lr-tb" style:vertical-align="middle" fo:padding-top="0in" fo:padding-left="0.075in" fo:padding-bottom="0in" fo:padding-right="0.075in"/>
    </style:style>
    <style:style style:name="P853" style:parent-style-name="ABLOCKPARA" style:family="paragraph"/>
    <style:style style:name="TableCell854" style:family="table-cell">
      <style:table-cell-properties fo:border="0.0069in solid #000000" style:writing-mode="lr-tb" style:vertical-align="middle" fo:padding-top="0in" fo:padding-left="0.075in" fo:padding-bottom="0in" fo:padding-right="0.075in"/>
    </style:style>
    <style:style style:name="TableCell855" style:family="table-cell">
      <style:table-cell-properties fo:border="0.0069in solid #000000" style:writing-mode="lr-tb" style:vertical-align="middle" fo:padding-top="0in" fo:padding-left="0.075in" fo:padding-bottom="0in" fo:padding-right="0.075in"/>
    </style:style>
    <style:style style:name="TableCell856" style:family="table-cell">
      <style:table-cell-properties fo:border="0.0069in solid #000000" style:writing-mode="lr-tb" fo:padding-top="0in" fo:padding-left="0.075in" fo:padding-bottom="0in" fo:padding-right="0.075in"/>
    </style:style>
    <style:style style:name="TableRow857" style:family="table-row">
      <style:table-row-properties style:min-row-height="0.4368in" style:use-optimal-row-height="false" fo:keep-together="always"/>
    </style:style>
    <style:style style:name="TableCell858" style:family="table-cell">
      <style:table-cell-properties fo:border="0.0069in solid #000000" style:writing-mode="lr-tb" style:vertical-align="middle" fo:padding-top="0in" fo:padding-left="0.075in" fo:padding-bottom="0in" fo:padding-right="0.075in"/>
    </style:style>
    <style:style style:name="TableCell859" style:family="table-cell">
      <style:table-cell-properties fo:border="0.0069in solid #000000" style:writing-mode="lr-tb" style:vertical-align="middle" fo:padding-top="0in" fo:padding-left="0.075in" fo:padding-bottom="0in" fo:padding-right="0.075in"/>
    </style:style>
    <style:style style:name="P860" style:parent-style-name="ABLOCKPARA" style:family="paragraph"/>
    <style:style style:name="TableCell861" style:family="table-cell">
      <style:table-cell-properties fo:border="0.0069in solid #000000" style:writing-mode="lr-tb" style:vertical-align="middle" fo:padding-top="0in" fo:padding-left="0.075in" fo:padding-bottom="0in" fo:padding-right="0.075in"/>
    </style:style>
    <style:style style:name="TableCell862" style:family="table-cell">
      <style:table-cell-properties fo:border="0.0069in solid #000000" style:writing-mode="lr-tb" style:vertical-align="middle" fo:padding-top="0in" fo:padding-left="0.075in" fo:padding-bottom="0in" fo:padding-right="0.075in"/>
    </style:style>
    <style:style style:name="TableCell863" style:family="table-cell">
      <style:table-cell-properties fo:border="0.0069in solid #000000" style:writing-mode="lr-tb" fo:padding-top="0in" fo:padding-left="0.075in" fo:padding-bottom="0in" fo:padding-right="0.075in"/>
    </style:style>
    <style:style style:name="TableRow864" style:family="table-row">
      <style:table-row-properties style:min-row-height="0.4368in" style:use-optimal-row-height="false" fo:keep-together="always"/>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ABLOCKPARA" style:family="paragraph"/>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ABLOCKPARA" style:family="paragraph">
      <style:text-properties fo:language="en" fo:country="US"/>
    </style:style>
    <style:style style:name="TableCell869" style:family="table-cell">
      <style:table-cell-properties fo:border="0.0069in solid #000000" style:writing-mode="lr-tb" style:vertical-align="middle" fo:padding-top="0in" fo:padding-left="0.075in" fo:padding-bottom="0in" fo:padding-right="0.075in"/>
    </style:style>
    <style:style style:name="T870" style:parent-style-name="Car.predefinitoparagrafo" style:family="text">
      <style:text-properties fo:language="en" fo:country="US"/>
    </style:style>
    <style:style style:name="TableCell871" style:family="table-cell">
      <style:table-cell-properties fo:border="0.0069in solid #000000" style:writing-mode="lr-tb" fo:padding-top="0in" fo:padding-left="0.075in" fo:padding-bottom="0in" fo:padding-right="0.075in"/>
    </style:style>
    <style:style style:name="TableRow872" style:family="table-row">
      <style:table-row-properties style:min-row-height="0.4368in" style:use-optimal-row-height="false" fo:keep-together="always"/>
    </style:style>
    <style:style style:name="TableCell873" style:family="table-cell">
      <style:table-cell-properties fo:border="0.0069in solid #000000" style:writing-mode="lr-tb" style:vertical-align="middle" fo:padding-top="0in" fo:padding-left="0.075in" fo:padding-bottom="0in" fo:padding-right="0.075in"/>
    </style:style>
    <style:style style:name="TableCell874" style:family="table-cell">
      <style:table-cell-properties fo:border="0.0069in solid #000000" style:writing-mode="lr-tb" style:vertical-align="middle" fo:padding-top="0in" fo:padding-left="0.075in" fo:padding-bottom="0in" fo:padding-right="0.075in"/>
    </style:style>
    <style:style style:name="P875" style:parent-style-name="ABLOCKPARA" style:family="paragraph"/>
    <style:style style:name="TableCell876" style:family="table-cell">
      <style:table-cell-properties fo:border="0.0069in solid #000000" style:writing-mode="lr-tb" style:vertical-align="middle" fo:padding-top="0in" fo:padding-left="0.075in" fo:padding-bottom="0in" fo:padding-right="0.075in"/>
    </style:style>
    <style:style style:name="P877" style:parent-style-name="ABLOCKPARA" style:family="paragraph">
      <style:text-properties fo:language="en" fo:country="US"/>
    </style:style>
    <style:style style:name="TableCell878" style:family="table-cell">
      <style:table-cell-properties fo:border="0.0069in solid #000000" style:writing-mode="lr-tb" style:vertical-align="middle" fo:padding-top="0in" fo:padding-left="0.075in" fo:padding-bottom="0in" fo:padding-right="0.075in"/>
    </style:style>
    <style:style style:name="P879" style:parent-style-name="ABLOCKPARA" style:family="paragraph">
      <style:text-properties fo:language="en" fo:country="US"/>
    </style:style>
    <style:style style:name="TableCell880" style:family="table-cell">
      <style:table-cell-properties fo:border="0.0069in solid #000000" style:writing-mode="lr-tb" fo:padding-top="0in" fo:padding-left="0.075in" fo:padding-bottom="0in" fo:padding-right="0.075in"/>
    </style:style>
    <style:style style:name="TableRow881" style:family="table-row">
      <style:table-row-properties style:min-row-height="0.4368in" style:use-optimal-row-height="false" fo:keep-together="always"/>
    </style:style>
    <style:style style:name="TableCell882" style:family="table-cell">
      <style:table-cell-properties fo:border="0.0069in solid #000000" style:writing-mode="lr-tb" style:vertical-align="middle" fo:padding-top="0in" fo:padding-left="0.075in" fo:padding-bottom="0in" fo:padding-right="0.075in"/>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ABLOCKPARA" style:family="paragraph"/>
    <style:style style:name="TableCell885" style:family="table-cell">
      <style:table-cell-properties fo:border="0.0069in solid #000000" style:writing-mode="lr-tb" style:vertical-align="middle" fo:padding-top="0in" fo:padding-left="0.075in" fo:padding-bottom="0in" fo:padding-right="0.075in"/>
    </style:style>
    <style:style style:name="TableCell886" style:family="table-cell">
      <style:table-cell-properties fo:border="0.0069in solid #000000" style:writing-mode="lr-tb" style:vertical-align="middle" fo:padding-top="0in" fo:padding-left="0.075in" fo:padding-bottom="0in" fo:padding-right="0.075in"/>
    </style:style>
    <style:style style:name="TableCell887" style:family="table-cell">
      <style:table-cell-properties fo:border="0.0069in solid #000000" style:writing-mode="lr-tb" fo:padding-top="0in" fo:padding-left="0.075in" fo:padding-bottom="0in" fo:padding-right="0.075in"/>
    </style:style>
    <style:style style:name="TableRow888" style:family="table-row">
      <style:table-row-properties style:min-row-height="0.4368in" style:use-optimal-row-height="false" fo:keep-together="always"/>
    </style:style>
    <style:style style:name="TableCell889" style:family="table-cell">
      <style:table-cell-properties fo:border="0.0069in solid #000000" style:writing-mode="lr-tb" style:vertical-align="middle" fo:padding-top="0in" fo:padding-left="0.075in" fo:padding-bottom="0in" fo:padding-right="0.075in"/>
    </style:style>
    <style:style style:name="P890" style:parent-style-name="ABLOCKPARA" style:family="paragraph">
      <style:text-properties fo:language="en" fo:country="US"/>
    </style:style>
    <style:style style:name="TableCell891" style:family="table-cell">
      <style:table-cell-properties fo:border="0.0069in solid #000000" style:writing-mode="lr-tb" style:vertical-align="middle" fo:padding-top="0in" fo:padding-left="0.075in" fo:padding-bottom="0in" fo:padding-right="0.075in"/>
    </style:style>
    <style:style style:name="P892" style:parent-style-name="ABLOCKPARA" style:family="paragraph">
      <style:text-properties fo:language="en" fo:country="US"/>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ABLOCKPARA" style:family="paragraph">
      <style:text-properties fo:language="en" fo:country="US"/>
    </style:style>
    <style:style style:name="TableCell895" style:family="table-cell">
      <style:table-cell-properties fo:border="0.0069in solid #000000" style:writing-mode="lr-tb" style:vertical-align="middle" fo:padding-top="0in" fo:padding-left="0.075in" fo:padding-bottom="0in" fo:padding-right="0.075in"/>
    </style:style>
    <style:style style:name="TableCell896" style:family="table-cell">
      <style:table-cell-properties fo:border="0.0069in solid #000000" style:writing-mode="lr-tb" style:vertical-align="middle" fo:padding-top="0in" fo:padding-left="0.075in" fo:padding-bottom="0in" fo:padding-right="0.075in"/>
    </style:style>
    <style:style style:name="TableCell897" style:family="table-cell">
      <style:table-cell-properties fo:border="0.0069in solid #000000" style:writing-mode="lr-tb" fo:padding-top="0in" fo:padding-left="0.075in" fo:padding-bottom="0in" fo:padding-right="0.075in"/>
    </style:style>
    <style:style style:name="TableRow898" style:family="table-row">
      <style:table-row-properties style:min-row-height="0.4368in" style:use-optimal-row-height="false" fo:keep-together="always"/>
    </style:style>
    <style:style style:name="TableCell899" style:family="table-cell">
      <style:table-cell-properties fo:border="0.0069in solid #000000" style:writing-mode="lr-tb" style:vertical-align="middle" fo:padding-top="0in" fo:padding-left="0.075in" fo:padding-bottom="0in" fo:padding-right="0.075in"/>
    </style:style>
    <style:style style:name="P900" style:parent-style-name="ABLOCKPARA" style:family="paragraph"/>
    <style:style style:name="TableCell901" style:family="table-cell">
      <style:table-cell-properties fo:border="0.0069in solid #000000" style:writing-mode="lr-tb" style:vertical-align="middle" fo:padding-top="0in" fo:padding-left="0.075in" fo:padding-bottom="0in" fo:padding-right="0.075in"/>
    </style:style>
    <style:style style:name="TableCell902" style:family="table-cell">
      <style:table-cell-properties fo:border="0.0069in solid #000000" style:writing-mode="lr-tb" style:vertical-align="middle" fo:padding-top="0in" fo:padding-left="0.075in" fo:padding-bottom="0in" fo:padding-right="0.075in"/>
    </style:style>
    <style:style style:name="TableCell903" style:family="table-cell">
      <style:table-cell-properties fo:border="0.0069in solid #000000" style:writing-mode="lr-tb" fo:padding-top="0in" fo:padding-left="0.075in" fo:padding-bottom="0in" fo:padding-right="0.075in"/>
    </style:style>
    <style:style style:name="T904" style:parent-style-name="Car.predefinitoparagrafo" style:family="text">
      <style:text-properties style:font-name-complex="Book Antiqua" style:text-position="5% 100%"/>
    </style:style>
    <style:style style:name="T905" style:parent-style-name="Car.predefinitoparagrafo" style:family="text">
      <style:text-properties style:font-name-complex="Book Antiqua" style:text-position="5% 100%"/>
    </style:style>
    <style:style style:name="T906" style:parent-style-name="Car.predefinitoparagrafo" style:family="text">
      <style:text-properties style:font-name-complex="Book Antiqua" style:text-position="5% 100%"/>
    </style:style>
    <style:style style:name="T907" style:parent-style-name="Car.predefinitoparagrafo" style:family="text">
      <style:text-properties style:font-size-complex="11pt"/>
    </style:style>
    <style:style style:name="P908" style:parent-style-name="Titolo3" style:family="paragraph"/>
    <style:style style:name="TableColumn910" style:family="table-column">
      <style:table-column-properties style:column-width="1.868in" style:use-optimal-column-width="false"/>
    </style:style>
    <style:style style:name="TableColumn911" style:family="table-column">
      <style:table-column-properties style:column-width="2.3263in" style:use-optimal-column-width="false"/>
    </style:style>
    <style:style style:name="TableColumn912" style:family="table-column">
      <style:table-column-properties style:column-width="0.984in" style:use-optimal-column-width="false"/>
    </style:style>
    <style:style style:name="TableColumn913" style:family="table-column">
      <style:table-column-properties style:column-width="1.5131in" style:use-optimal-column-width="false"/>
    </style:style>
    <style:style style:name="Table909" style:family="table">
      <style:table-properties style:width="6.6916in" fo:margin-left="0in" table:align="center"/>
    </style:style>
    <style:style style:name="TableRow914" style:family="table-row">
      <style:table-row-properties style:min-row-height="0.2263in" style:use-optimal-row-height="false" fo:keep-together="always"/>
    </style:style>
    <style:style style:name="TableCell915" style:family="table-cell">
      <style:table-cell-properties fo:border-top="0.0069in solid #000000" fo:border-left="0.0069in solid #000000" fo:border-bottom="0.0069in solid #000000" fo:border-right="0.0034in solid #000000" fo:background-color="#E0E0E0" style:writing-mode="lr-tb" style:vertical-align="middle" fo:padding-top="0in" fo:padding-left="0.075in" fo:padding-bottom="0in" fo:padding-right="0.075in"/>
    </style:style>
    <style:style style:name="TableCell916" style:family="table-cell">
      <style:table-cell-properties fo:border-top="0.0069in solid #000000" fo:border-left="0.0034in solid #000000" fo:border-bottom="0.0069in solid #000000" fo:border-right="0.0034in solid #000000" fo:background-color="#E0E0E0" style:writing-mode="lr-tb" style:vertical-align="middle" fo:padding-top="0in" fo:padding-left="0.075in" fo:padding-bottom="0in" fo:padding-right="0.075in"/>
    </style:style>
    <style:style style:name="TableCell917" style:family="table-cell">
      <style:table-cell-properties fo:border-top="0.0069in solid #000000" fo:border-left="0.0034in solid #000000" fo:border-bottom="0.0069in solid #000000" fo:border-right="0.0034in solid #000000" fo:background-color="#E0E0E0" style:writing-mode="lr-tb" style:vertical-align="middle" fo:padding-top="0in" fo:padding-left="0.075in" fo:padding-bottom="0in" fo:padding-right="0.075in"/>
    </style:style>
    <style:style style:name="TableCell918" style:family="table-cell">
      <style:table-cell-properties fo:border-top="0.0069in solid #000000" fo:border-left="0.0034in solid #000000" fo:border-bottom="0.0069in solid #000000" fo:border-right="0.0069in solid #000000" fo:background-color="#E0E0E0" style:writing-mode="lr-tb" style:vertical-align="middle" fo:padding-top="0in" fo:padding-left="0.075in" fo:padding-bottom="0in" fo:padding-right="0.075in"/>
    </style:style>
    <style:style style:name="TableRow919" style:family="table-row">
      <style:table-row-properties style:min-row-height="0.1694in" style:use-optimal-row-height="false" fo:keep-together="always"/>
    </style:style>
    <style:style style:name="TableCell920"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TableCell921" style:family="table-cell">
      <style:table-cell-properties fo:border-top="0.0069in solid #000000" fo:border-left="0.0034in solid #000000" fo:border-bottom="0.0034in solid #000000" fo:border-right="0.0069in solid #000000" style:writing-mode="lr-tb" style:vertical-align="middle" fo:padding-top="0in" fo:padding-left="0.075in" fo:padding-bottom="0in" fo:padding-right="0.075in"/>
    </style:style>
    <style:style style:name="TableCell922" style:family="table-cell">
      <style:table-cell-properties fo:border-top="0.0069in solid #000000" fo:border-left="0.0069in solid #000000" fo:border-bottom="0.0034in solid #000000" fo:border-right="0.0069in solid #000000" style:writing-mode="lr-tb" style:vertical-align="middle" fo:padding-top="0in" fo:padding-left="0.0486in" fo:padding-bottom="0in" fo:padding-right="0.0486in"/>
    </style:style>
    <style:style style:name="TableCell923" style:family="table-cell">
      <style:table-cell-properties fo:border-top="0.0069in solid #000000" fo:border-left="0.0069in solid #000000" fo:border-bottom="0.0034in solid #000000" fo:border-right="0.0069in solid #000000" style:writing-mode="lr-tb" style:vertical-align="middle" fo:padding-top="0in" fo:padding-left="0.075in" fo:padding-bottom="0in" fo:padding-right="0.075in"/>
    </style:style>
    <style:style style:name="TableRow924" style:family="table-row">
      <style:table-row-properties style:min-row-height="0.2208in" style:use-optimal-row-height="false" fo:keep-together="always"/>
    </style:style>
    <style:style style:name="TableCell92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TableCell926"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Cell927" style:family="table-cell">
      <style:table-cell-properties fo:border-top="0.0034in solid #000000" fo:border-left="0.0069in solid #000000" fo:border-bottom="0.0034in solid #000000" fo:border-right="0.0069in solid #000000" style:writing-mode="lr-tb" style:vertical-align="middle" fo:padding-top="0in" fo:padding-left="0.0486in" fo:padding-bottom="0in" fo:padding-right="0.0486in"/>
    </style:style>
    <style:style style:name="P928" style:parent-style-name="Normale" style:family="paragraph">
      <style:text-properties fo:language="en" fo:country="US"/>
    </style:style>
    <style:style style:name="TableCell929"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Row930" style:family="table-row">
      <style:table-row-properties style:min-row-height="0.2208in" style:use-optimal-row-height="false" fo:keep-together="always"/>
    </style:style>
    <style:style style:name="TableCell93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TableCell932"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Cell933" style:family="table-cell">
      <style:table-cell-properties fo:border-top="0.0034in solid #000000" fo:border-left="0.0069in solid #000000" fo:border-bottom="0.0034in solid #000000" fo:border-right="0.0069in solid #000000" style:writing-mode="lr-tb" style:vertical-align="middle" fo:padding-top="0in" fo:padding-left="0.0486in" fo:padding-bottom="0in" fo:padding-right="0.0486in"/>
    </style:style>
    <style:style style:name="TableCell934"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Row935" style:family="table-row">
      <style:table-row-properties style:use-optimal-row-height="false" fo:keep-together="always"/>
    </style:style>
    <style:style style:name="TableCell9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TableCell937" style:family="table-cell">
      <style:table-cell-properties fo:border-top="0.0034in solid #000000" fo:border-left="0.0069in solid #000000" fo:border-bottom="0.0069in solid #000000" fo:border-right="0.0069in solid #000000" style:writing-mode="lr-tb" style:vertical-align="middle" fo:padding-top="0in" fo:padding-left="0.0486in" fo:padding-bottom="0in" fo:padding-right="0.0486in"/>
    </style:style>
    <style:style style:name="P938" style:parent-style-name="Normale" style:family="paragraph">
      <style:text-properties fo:language="en" fo:country="US"/>
    </style:style>
    <style:style style:name="TableCell93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TableRow940" style:family="table-row">
      <style:table-row-properties style:min-row-height="0.2208in" style:use-optimal-row-height="false" fo:keep-together="always"/>
    </style:style>
    <style:style style:name="TableCell941"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Cell942" style:family="table-cell">
      <style:table-cell-properties fo:border-top="0.0034in solid #000000" fo:border-left="0.0069in solid #000000" fo:border-bottom="0.0034in solid #000000" fo:border-right="0.0069in solid #000000" style:writing-mode="lr-tb" style:vertical-align="middle" fo:padding-top="0in" fo:padding-left="0.0486in" fo:padding-bottom="0in" fo:padding-right="0.0486in"/>
    </style:style>
    <style:style style:name="TableCell943" style:family="table-cell">
      <style:table-cell-properties fo:border-top="none" fo:border-left="0.0069in solid #000000" fo:border-bottom="0.0034in solid #000000" fo:border-right="0.0069in solid #000000" style:writing-mode="lr-tb" style:vertical-align="middle" fo:padding-top="0in" fo:padding-left="0.075in" fo:padding-bottom="0in" fo:padding-right="0.075in"/>
    </style:style>
    <style:style style:name="TableRow944" style:family="table-row">
      <style:table-row-properties style:use-optimal-row-height="false" fo:keep-together="always"/>
    </style:style>
    <style:style style:name="TableCell94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TableCell946" style:family="table-cell">
      <style:table-cell-properties fo:border-top="0.0034in solid #000000" fo:border-left="0.0069in solid #000000" fo:border-bottom="0.0069in solid #000000" fo:border-right="0.0069in solid #000000" style:writing-mode="lr-tb" style:vertical-align="middle" fo:padding-top="0in" fo:padding-left="0.0486in" fo:padding-bottom="0in" fo:padding-right="0.0486in"/>
    </style:style>
    <style:style style:name="TableCell94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8" style:parent-style-name="Titolo3" style:family="paragraph"/>
    <style:style style:name="P949" style:parent-style-name="Titolo1" style:family="paragraph"/>
    <style:style style:name="T950" style:parent-style-name="Titolo2Carattere" style:family="text">
      <style:text-properties fo:font-style="normal" style:font-style-asian="normal"/>
    </style:style>
    <style:style style:name="P951" style:parent-style-name="Normale" style:family="paragraph"/>
    <style:style style:name="P952" style:parent-style-name="Normale" style:family="paragraph"/>
    <style:style style:name="P953" style:parent-style-name="Normale" style:family="paragraph"/>
    <style:style style:name="P954" style:parent-style-name="Titolo3" style:family="paragraph"/>
    <style:style style:name="P955" style:parent-style-name="Default" style:family="paragraph">
      <style:text-properties fo:font-size="11pt" style:font-size-asian="11pt" style:font-size-complex="11pt"/>
    </style:style>
    <style:style style:name="P956" style:parent-style-name="Default" style:family="paragraph">
      <style:text-properties fo:font-size="11pt" style:font-size-asian="11pt" style:font-size-complex="11pt"/>
    </style:style>
    <style:style style:name="P957" style:parent-style-name="Default" style:family="paragraph">
      <style:text-properties fo:font-size="11pt" style:font-size-asian="11pt" style:font-size-complex="11pt"/>
    </style:style>
    <style:style style:name="P958" style:parent-style-name="Default" style:family="paragraph">
      <style:text-properties fo:font-size="11pt" style:font-size-asian="11pt" style:font-size-complex="11pt"/>
    </style:style>
    <style:style style:name="P959" style:parent-style-name="Default" style:family="paragraph">
      <style:text-properties fo:font-size="11pt" style:font-size-asian="11pt" style:font-size-complex="11pt"/>
    </style:style>
    <style:style style:name="P960" style:parent-style-name="Titolo3" style:family="paragraph"/>
    <style:style style:name="P961" style:parent-style-name="Titolo3" style:family="paragraph"/>
    <style:style style:name="P962" style:parent-style-name="Titolo3" style:family="paragraph"/>
    <style:style style:name="P963" style:parent-style-name="Titolo3" style:family="paragraph"/>
  </office:automatic-styles>
  <office:body>
    <office:text text:use-soft-page-breaks="true">
      <text:p text:style-name="P1"><text:bookmark-start text:name="_Toc35852415"/><text:bookmark-start text:name="_Toc36976450"/></text:p>
      <text:p text:style-name="Normale"/>
      <text:h text:style-name="Titolo1" text:outline-level="1"/>
      <text:p text:style-name="P22"><text:bookmark-start text:name="_Toc66184424"/><text:bookmark-start text:name="_Toc66184808"/>Piattaforma nazionale per il supporto allo svolgimento dei concorsi regionali per l’assegnazione di sedi farmaceutiche<text:s/>L07</text:p>
      <text:p text:style-name="P23"/>
      <text:p text:style-name="P24"/>
      <text:p text:style-name="P25"><text:span text:style-name="T26">Piano dell’Applicazione</text:span><text:bookmark-end text:name="_Toc35852415"/><text:bookmark-end text:name="_Toc36976450"/><text:bookmark-end text:name="_Toc66184424"/><text:bookmark-end text:name="_Toc66184808"/></text:p>
      <text:p text:style-name="P27"/>
      <text:p text:style-name="P28"/>
      <text:p text:style-name="P29"/>
      <text:p text:style-name="P30"/>
      <text:p text:style-name="P31"/>
      <text:p text:style-name="P32"/>
      <text:p text:style-name="P33"/>
      <text:p text:style-name="P34"/>
      <text:p text:style-name="P35"/>
      <text:p text:style-name="P36">Versione<text:s/>1.0</text:p>
      <text:p text:style-name="P37">01/10/2015</text:p>
      <text:p text:style-name="P38"/>
      <text:p text:style-name="P39"/>
      <text:p text:style-name="P40"/>
      <text:soft-page-break/>
      <text:p text:style-name="P41">Scheda informativa del documento</text:p>
      <text:p text:style-name="Normale"/>
      <table:table table:style-name="Table42">
        <table:table-columns>
          <table:table-column table:style-name="TableColumn43"/>
          <table:table-column table:style-name="TableColumn44"/>
          <table:table-column table:style-name="TableColumn45"/>
        </table:table-columns>
        <table:table-row table:style-name="TableRow46">
          <table:table-cell table:style-name="TableCell47">
            <text:p text:style-name="Normale">Versione</text:p>
          </table:table-cell>
          <table:table-cell table:style-name="TableCell48">
            <text:p text:style-name="Normale">Data Creazione</text:p>
          </table:table-cell>
          <table:table-cell table:style-name="TableCell49">
            <text:p text:style-name="Normale">Stato</text:p>
          </table:table-cell>
        </table:table-row>
        <table:table-row table:style-name="TableRow50">
          <table:table-cell table:style-name="TableCell51">
            <text:p text:style-name="Normale">1.0<text:description text:fixed="false"/></text:p>
          </table:table-cell>
          <table:table-cell table:style-name="TableCell52">
            <text:p text:style-name="Normale">01<text:s/>Ottobre<text:s/>2015</text:p>
          </table:table-cell>
          <table:table-cell table:style-name="TableCell53">
            <text:p text:style-name="Normale">Approvato</text:p>
          </table:table-cell>
        </table:table-row>
      </table:table>
      <text:p text:style-name="Normale"/>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Normale">Redatto da</text:p>
          </table:table-cell>
          <table:table-cell table:style-name="TableCell60">
            <text:p text:style-name="Normale">Data ultimo aggiornamento</text:p>
          </table:table-cell>
          <table:table-cell table:style-name="TableCell61">
            <text:p text:style-name="Normale">Firma</text:p>
          </table:table-cell>
        </table:table-row>
        <table:table-row table:style-name="TableRow62">
          <table:table-cell table:style-name="TableCell63">
            <text:p text:style-name="Normale">Gianluca Maiolatesi</text:p>
          </table:table-cell>
          <table:table-cell table:style-name="TableCell64">
            <text:p text:style-name="Normale">01 Ottobre 2015</text:p>
          </table:table-cell>
          <table:table-cell table:style-name="TableCell65">
            <text:p text:style-name="Normale"/>
          </table:table-cell>
        </table:table-row>
      </table:table>
      <text:p text:style-name="Normale"/>
      <text:p text:style-name="Normale">Storia del documento</text:p>
      <text:p text:style-name="Normale">le precedenti versioni sono state sostituite dalla versione corrente</text:p>
      <text:p text:style-name="Normale"/>
      <table:table table:style-name="Table66">
        <table:table-columns>
          <table:table-column table:style-name="TableColumn67"/>
          <table:table-column table:style-name="TableColumn68"/>
          <table:table-column table:style-name="TableColumn69"/>
        </table:table-columns>
        <table:table-row table:style-name="TableRow70">
          <table:table-cell table:style-name="TableCell71">
            <text:p text:style-name="Normale">Versione</text:p>
          </table:table-cell>
          <table:table-cell table:style-name="TableCell72">
            <text:p text:style-name="Normale">Data</text:p>
          </table:table-cell>
          <table:table-cell table:style-name="TableCell73">
            <text:p text:style-name="Normale">Cambiamenti rispetto alla versione precedente</text:p>
          </table:table-cell>
        </table:table-row>
        <table:table-row table:style-name="TableRow74">
          <table:table-cell table:style-name="TableCell75">
            <text:p text:style-name="Normale">1.0</text:p>
          </table:table-cell>
          <table:table-cell table:style-name="TableCell76">
            <text:p text:style-name="Normale">01 Ottobre 2015</text:p>
          </table:table-cell>
          <table:table-cell table:style-name="TableCell77">
            <text:p text:style-name="Normale">Prima stesura del documento</text:p>
          </table:table-cell>
        </table:table-row>
      </table:table>
      <text:p text:style-name="Normale"/>
      <text:p text:style-name="Normale">Approvazione</text:p>
      <text:p text:style-name="Normale"/>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ext:p text:style-name="Normale">Validato/Approvato da</text:p>
          </table:table-cell>
          <table:table-cell table:style-name="TableCell85">
            <text:p text:style-name="Normale">Ruolo</text:p>
          </table:table-cell>
          <table:table-cell table:style-name="TableCell86">
            <text:p text:style-name="Normale">Data</text:p>
          </table:table-cell>
          <table:table-cell table:style-name="TableCell87">
            <text:p text:style-name="Normale">Firma</text:p>
          </table:table-cell>
        </table:table-row>
        <table:table-row table:style-name="TableRow88">
          <table:table-cell table:style-name="TableCell89">
            <text:p text:style-name="Normale">Salvatore Ferrara</text:p>
          </table:table-cell>
          <table:table-cell table:style-name="TableCell90">
            <text:p text:style-name="Normale">Responsabile del Servizio</text:p>
          </table:table-cell>
          <table:table-cell table:style-name="TableCell91">
            <text:p text:style-name="Normale">01 Ottobre 2015</text:p>
          </table:table-cell>
          <table:table-cell table:style-name="TableCell92">
            <text:p text:style-name="Normale"/>
          </table:table-cell>
        </table:table-row>
        <table:table-row table:style-name="TableRow93">
          <table:table-cell table:style-name="TableCell94">
            <text:p text:style-name="Normale"/>
          </table:table-cell>
          <table:table-cell table:style-name="TableCell95">
            <text:p text:style-name="Normale"/>
          </table:table-cell>
          <table:table-cell table:style-name="TableCell96">
            <text:p text:style-name="Normale"/>
          </table:table-cell>
          <table:table-cell table:style-name="TableCell97">
            <text:p text:style-name="Normale"/>
          </table:table-cell>
        </table:table-row>
      </table:table>
      <text:p text:style-name="Normale"/>
      <text:p text:style-name="Normale"/>
      <text:p text:style-name="Normale">Documenti di riferimento</text:p>
      <text:p text:style-name="Normale"/>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Normale">Nome Documento</text:p>
          </table:table-cell>
          <table:table-cell table:style-name="TableCell104">
            <text:p text:style-name="Normale">Sviluppato da</text:p>
          </table:table-cell>
          <table:table-cell table:style-name="TableCell105">
            <text:p text:style-name="Normale">Reperibile in</text:p>
          </table:table-cell>
        </table:table-row>
        <table:table-row table:style-name="TableRow106">
          <table:table-cell table:style-name="TableCell107">
            <text:p text:style-name="Normale">SISN_PdQ_Generale_v2.0.doc</text:p>
          </table:table-cell>
          <table:table-cell table:style-name="TableCell108">
            <text:p text:style-name="Normale">RTI</text:p>
          </table:table-cell>
          <table:table-cell table:style-name="TableCell109">
            <text:p text:style-name="Normale">Repository di progetto</text:p>
          </table:table-cell>
        </table:table-row>
        <table:table-row table:style-name="TableRow110">
          <table:table-cell table:style-name="TableCell111">
            <text:p text:style-name="P112">SISN_SSW_PQS_v2.0.doc</text:p>
          </table:table-cell>
          <table:table-cell table:style-name="TableCell113">
            <text:p text:style-name="Normale">RTI</text:p>
          </table:table-cell>
          <table:table-cell table:style-name="TableCell114">
            <text:p text:style-name="Normale">Repository di progetto</text:p>
          </table:table-cell>
        </table:table-row>
        <table:table-row table:style-name="TableRow115">
          <table:table-cell table:style-name="TableCell116">
            <text:p text:style-name="Normale">SISG_SSW.MSW_DISPO_CONSF_L07_PDP_20151001.doc</text:p>
          </table:table-cell>
          <table:table-cell table:style-name="TableCell117">
            <text:p text:style-name="Normale">RTI</text:p>
          </table:table-cell>
          <table:table-cell table:style-name="TableCell118">
            <text:p text:style-name="Normale">Repository di progetto</text:p>
          </table:table-cell>
        </table:table-row>
        <table:table-row table:style-name="TableRow119">
          <table:table-cell table:style-name="TableCell120">
            <text:p text:style-name="Normale">SISN_SSW_PQS_Allegato1_LineeGuidaSviluppoApplicazione.doc</text:p>
          </table:table-cell>
          <table:table-cell table:style-name="TableCell121">
            <text:p text:style-name="Normale">RTI</text:p>
          </table:table-cell>
          <table:table-cell table:style-name="TableCell122">
            <text:p text:style-name="Normale">Repository di progetto</text:p>
          </table:table-cell>
        </table:table-row>
        <table:table-row table:style-name="TableRow123">
          <table:table-cell table:style-name="TableCell124">
            <text:p text:style-name="Normale">SISN_SSW_PQS_Allegato2 _CheckList.doc</text:p>
          </table:table-cell>
          <table:table-cell table:style-name="TableCell125">
            <text:p text:style-name="Normale">RTI</text:p>
          </table:table-cell>
          <table:table-cell table:style-name="TableCell126">
            <text:p text:style-name="Normale">Repository di progetto</text:p>
          </table:table-cell>
        </table:table-row>
      </table:table>
      <text:p text:style-name="P127"><text:bookmark-start text:name="_Toc26767556"/><text:bookmark-start text:name="_Toc26962079"/><text:soft-page-break/>Indice</text:p>
      <text:table-of-content text:name="_TOC2">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128"><text:a xlink:href="#_Toc346797347" office:target-frame-name="_top" xlink:show="replace"><text:span text:style-name="Collegamentoipertestuale">1.</text:span><text:span text:style-name="T129"><text:tab/></text:span><text:span text:style-name="Collegamentoipertestuale">Introduzione</text:span><text:tab/>5</text:a></text:p>
          <text:p text:style-name="P130"><text:a xlink:href="#_Toc346797348" office:target-frame-name="_top" xlink:show="replace"><text:span text:style-name="Collegamentoipertestuale">1.1</text:span><text:span text:style-name="T131"><text:tab/></text:span><text:span text:style-name="Collegamentoipertestuale">Glossario</text:span><text:tab/>5</text:a></text:p>
          <text:p text:style-name="P132"><text:a xlink:href="#_Toc346797349" office:target-frame-name="_top" xlink:show="replace"><text:span text:style-name="Collegamentoipertestuale">2</text:span><text:span text:style-name="T133"><text:tab/></text:span><text:span text:style-name="Collegamentoipertestuale">Piano delle Attività Collaterali</text:span><text:tab/>5</text:a></text:p>
          <text:p text:style-name="P134"><text:a xlink:href="#_Toc346797350" office:target-frame-name="_top" xlink:show="replace"><text:span text:style-name="Collegamentoipertestuale">2.1</text:span><text:span text:style-name="T135"><text:tab/></text:span><text:span text:style-name="Collegamentoipertestuale">Piano di Passaggio in Produzione - Piano di Installazione</text:span><text:tab/>5</text:a></text:p>
          <text:p text:style-name="P136"><text:a xlink:href="#_Toc346797351" office:target-frame-name="_top" xlink:show="replace"><text:span text:style-name="Collegamentoipertestuale">2.2</text:span><text:span text:style-name="T137"><text:tab/></text:span><text:span text:style-name="Collegamentoipertestuale">Piano di Passaggio in Produzione <text:s/>- Piano di Monitoraggio</text:span><text:tab/>5</text:a></text:p>
          <text:p text:style-name="P138"><text:a xlink:href="#_Toc346797352" office:target-frame-name="_top" xlink:show="replace"><text:span text:style-name="Collegamentoipertestuale">2.3</text:span><text:span text:style-name="T139"><text:tab/></text:span><text:span text:style-name="Collegamentoipertestuale">Piano di Parallelo</text:span><text:tab/>6</text:a></text:p>
          <text:p text:style-name="P140"><text:a xlink:href="#_Toc346797353" office:target-frame-name="_top" xlink:show="replace"><text:span text:style-name="Collegamentoipertestuale">2.4</text:span><text:span text:style-name="T141"><text:tab/></text:span><text:span text:style-name="Collegamentoipertestuale">Piano Revisione Normative ed Organizzazione</text:span><text:tab/>6</text:a></text:p>
          <text:p text:style-name="P142"><text:a xlink:href="#_Toc346797354" office:target-frame-name="_top" xlink:show="replace"><text:span text:style-name="Collegamentoipertestuale">2.5</text:span><text:span text:style-name="T143"><text:tab/></text:span><text:span text:style-name="Collegamentoipertestuale">Piano di Formazione</text:span><text:tab/>6</text:a></text:p>
          <text:p text:style-name="P144"><text:a xlink:href="#_Toc346797355" office:target-frame-name="_top" xlink:show="replace"><text:span text:style-name="Collegamentoipertestuale">2.6</text:span><text:span text:style-name="T145"><text:tab/></text:span><text:span text:style-name="Collegamentoipertestuale">Piano di Approvvigionamento</text:span><text:tab/>6</text:a></text:p>
          <text:p text:style-name="P146"><text:a xlink:href="#_Toc346797356" office:target-frame-name="_top" xlink:show="replace"><text:span text:style-name="Collegamentoipertestuale">2.7</text:span><text:span text:style-name="T147"><text:tab/></text:span><text:span text:style-name="Collegamentoipertestuale">Altre attività collaterali</text:span><text:tab/>6</text:a></text:p>
          <text:p text:style-name="P148"><text:a xlink:href="#_Toc346797357" office:target-frame-name="_top" xlink:show="replace"><text:span text:style-name="Collegamentoipertestuale">3</text:span><text:span text:style-name="T149"><text:tab/></text:span><text:span text:style-name="Collegamentoipertestuale">Piano di Qualità</text:span><text:tab/>6</text:a></text:p>
          <text:p text:style-name="P150"><text:a xlink:href="#_Toc346797358" office:target-frame-name="_top" xlink:show="replace"><text:span text:style-name="Collegamentoipertestuale">3.1</text:span><text:span text:style-name="T151"><text:tab/></text:span><text:span text:style-name="Collegamentoipertestuale">Descrizione dell’obiettivo (POA)</text:span><text:tab/>6</text:a></text:p>
          <text:p text:style-name="P152"><text:a xlink:href="#_Toc346797359" office:target-frame-name="_top" xlink:show="replace"><text:span text:style-name="Collegamentoipertestuale">3.1.1</text:span><text:span text:style-name="T153"><text:tab/></text:span><text:span text:style-name="Collegamentoipertestuale">Situazione Attuale</text:span><text:tab/>6</text:a></text:p>
          <text:p text:style-name="P154"><text:a xlink:href="#_Toc346797360" office:target-frame-name="_top" xlink:show="replace"><text:span text:style-name="Collegamentoipertestuale">3.1.2</text:span><text:span text:style-name="T155"><text:tab/></text:span><text:span text:style-name="Collegamentoipertestuale">Azioni previste dall’intervento</text:span><text:tab/>7</text:a></text:p>
          <text:p text:style-name="P156"><text:a xlink:href="#_Toc346797361" office:target-frame-name="_top" xlink:show="replace"><text:span text:style-name="Collegamentoipertestuale">3.1.3</text:span><text:span text:style-name="T157"><text:tab/></text:span><text:span text:style-name="Collegamentoipertestuale">Processi e Unità organizzative coinvolte</text:span><text:tab/>7</text:a></text:p>
          <text:p text:style-name="P158"><text:a xlink:href="#_Toc346797362" office:target-frame-name="_top" xlink:show="replace"><text:span text:style-name="Collegamentoipertestuale">Ministero della Salute</text:span><text:tab/>7</text:a></text:p>
          <text:p text:style-name="P159"><text:a xlink:href="#_Toc346797363" office:target-frame-name="_top" xlink:show="replace"><text:span text:style-name="Collegamentoipertestuale">Partecipante al concorso</text:span><text:tab/>7</text:a></text:p>
          <text:p text:style-name="P160"><text:a xlink:href="#_Toc346797364" office:target-frame-name="_top" xlink:show="replace"><text:span text:style-name="Collegamentoipertestuale">Regione e PA</text:span><text:tab/>8</text:a></text:p>
          <text:p text:style-name="P161"><text:a xlink:href="#_Toc346797365" office:target-frame-name="_top" xlink:show="replace"><text:span text:style-name="Collegamentoipertestuale">3.1.4</text:span><text:span text:style-name="T162"><text:tab/></text:span><text:span text:style-name="Collegamentoipertestuale">Identificazione degli Interventi</text:span><text:tab/>8</text:a></text:p>
          <text:p text:style-name="P163"><text:a xlink:href="#_Toc346797366" office:target-frame-name="_top" xlink:show="replace"><text:span text:style-name="Collegamentoipertestuale">3.2</text:span><text:span text:style-name="T164"><text:tab/></text:span><text:span text:style-name="Collegamentoipertestuale">Profilo di Qualità</text:span><text:tab/>9</text:a></text:p>
          <text:p text:style-name="P165"><text:a xlink:href="#_Toc346797367" office:target-frame-name="_top" xlink:show="replace"><text:span text:style-name="Collegamentoipertestuale">3.2.1</text:span><text:span text:style-name="T166"><text:tab/></text:span><text:span text:style-name="Collegamentoipertestuale">Classe di Rischio</text:span><text:tab/>9</text:a></text:p>
          <text:p text:style-name="P167"><text:a xlink:href="#_Toc346797368" office:target-frame-name="_top" xlink:show="replace"><text:span text:style-name="Collegamentoipertestuale">3.2.2</text:span><text:span text:style-name="T168"><text:tab/></text:span><text:span text:style-name="Collegamentoipertestuale">Requisiti di Qualità</text:span><text:tab/>10</text:a></text:p>
          <text:p text:style-name="P169"><text:a xlink:href="#_Toc346797369" office:target-frame-name="_top" xlink:show="replace"><text:span text:style-name="Collegamentoipertestuale">3.3</text:span><text:span text:style-name="T170"><text:tab/></text:span><text:span text:style-name="Collegamentoipertestuale">Descrizione dell’interfaccia con l’organizzazione dell’utente</text:span><text:tab/>11</text:a></text:p>
          <text:p text:style-name="P171"><text:a xlink:href="#_Toc346797370" office:target-frame-name="_top" xlink:show="replace"><text:span text:style-name="Collegamentoipertestuale">3.3.1</text:span><text:span text:style-name="T172"><text:tab/></text:span><text:span text:style-name="Collegamentoipertestuale">Struttura Organizzativa dell’Utente</text:span><text:tab/>11</text:a></text:p>
          <text:p text:style-name="P173"><text:a xlink:href="#_Toc346797371" office:target-frame-name="_top" xlink:show="replace"><text:span text:style-name="Collegamentoipertestuale">3.3.2</text:span><text:span text:style-name="T174"><text:tab/></text:span><text:span text:style-name="Collegamentoipertestuale">Struttura Organizzativa del Fornitore dello Sviluppo</text:span><text:tab/>11</text:a></text:p>
          <text:p text:style-name="P175"><text:a xlink:href="#_Toc346797372" office:target-frame-name="_top" xlink:show="replace"><text:span text:style-name="Collegamentoipertestuale">3.4</text:span><text:span text:style-name="T176"><text:tab/></text:span><text:span text:style-name="Collegamentoipertestuale">Modalità di analisi della qualità statica e dinamica del software</text:span><text:tab/>12</text:a></text:p>
          <text:p text:style-name="P177"><text:a xlink:href="#_Toc346797373" office:target-frame-name="_top" xlink:show="replace"><text:span text:style-name="Collegamentoipertestuale">3.4.1</text:span><text:span text:style-name="T178"><text:tab/></text:span><text:span text:style-name="Collegamentoipertestuale">Qualità Statica</text:span><text:tab/>12</text:a></text:p>
          <text:p text:style-name="P179"><text:a xlink:href="#_Toc346797374" office:target-frame-name="_top" xlink:show="replace"><text:span text:style-name="Collegamentoipertestuale">3.4.2</text:span><text:span text:style-name="T180"><text:tab/></text:span><text:span text:style-name="Collegamentoipertestuale">Qualità Dinamica</text:span><text:tab/>13</text:a></text:p>
          <text:p text:style-name="P181"><text:a xlink:href="#_Toc346797375" office:target-frame-name="_top" xlink:show="replace"><text:span text:style-name="Collegamentoipertestuale">3.5</text:span><text:span text:style-name="T182"><text:tab/></text:span><text:span text:style-name="Collegamentoipertestuale">Fasi e Documentazione</text:span><text:tab/>14</text:a></text:p>
          <text:p text:style-name="P183"><text:a xlink:href="#_Toc346797376" office:target-frame-name="_top" xlink:show="replace"><text:span text:style-name="Collegamentoipertestuale">3.5.1</text:span><text:span text:style-name="T184"><text:tab/></text:span><text:span text:style-name="Collegamentoipertestuale">Descrizione Fasi, Attività e Deliverable</text:span><text:tab/>14</text:a></text:p>
          <text:p text:style-name="P185"><text:a xlink:href="#_Toc346797377" office:target-frame-name="_top" xlink:show="replace"><text:span text:style-name="Collegamentoipertestuale">3.5.2</text:span><text:span text:style-name="T186"><text:tab/></text:span><text:span text:style-name="Collegamentoipertestuale">Formazione</text:span><text:tab/>17</text:a></text:p>
          <text:p text:style-name="P187"><text:a xlink:href="#_Toc346797378" office:target-frame-name="_top" xlink:show="replace"><text:span text:style-name="Collegamentoipertestuale">3.5.3</text:span><text:span text:style-name="T188"><text:tab/></text:span><text:span text:style-name="Collegamentoipertestuale">Metriche di Qualità adottate</text:span><text:tab/>17</text:a></text:p>
          <text:p text:style-name="P189"><text:a xlink:href="#_Toc346797379" office:target-frame-name="_top" xlink:show="replace"><text:span text:style-name="Collegamentoipertestuale">3.6</text:span><text:span text:style-name="T190"><text:tab/></text:span><text:span text:style-name="Collegamentoipertestuale">Standard e Convenzioni</text:span><text:tab/>17</text:a></text:p>
          <text:p text:style-name="P191"><text:a xlink:href="#_Toc346797380" office:target-frame-name="_top" xlink:show="replace"><text:span text:style-name="Collegamentoipertestuale">3.6.1</text:span><text:span text:style-name="T192"><text:tab/></text:span><text:span text:style-name="Collegamentoipertestuale">Variazioni o deroghe agli standard del Piano di Qualità della Fornitura</text:span><text:tab/>18</text:a></text:p>
          <text:p text:style-name="P193"><text:a xlink:href="#_Toc346797381" office:target-frame-name="_top" xlink:show="replace"><text:span text:style-name="Collegamentoipertestuale">3.6.2</text:span><text:span text:style-name="T194"><text:tab/></text:span><text:span text:style-name="Collegamentoipertestuale">Strumenti software e tecniche utilizzate</text:span><text:tab/>18</text:a></text:p>
          <text:p text:style-name="P195"><text:a xlink:href="#_Toc346797382" office:target-frame-name="_top" xlink:show="replace"><text:span text:style-name="Collegamentoipertestuale">3.6.3</text:span><text:span text:style-name="T196"><text:tab/></text:span><text:span text:style-name="Collegamentoipertestuale">Modulistica per la rendicontazione dei risultati della revisione</text:span><text:tab/>18</text:a></text:p>
          <text:p text:style-name="P197"><text:a xlink:href="#_Toc346797383" office:target-frame-name="_top" xlink:show="replace"><text:span text:style-name="Collegamentoipertestuale">3.6.4</text:span><text:span text:style-name="T198"><text:tab/></text:span><text:span text:style-name="Collegamentoipertestuale">Modalità di registrazione, di archiviazione e protezione del prodotto</text:span><text:tab/>18</text:a></text:p>
          <text:p text:style-name="P199"><text:a xlink:href="#_Toc346797384" office:target-frame-name="_top" xlink:show="replace"><text:span text:style-name="Collegamentoipertestuale">3.6.5</text:span><text:span text:style-name="T200"><text:tab/></text:span><text:span text:style-name="Collegamentoipertestuale">Modalità di registrazione delle attività di controllo qualità e dei risultati</text:span><text:tab/>18</text:a></text:p>
        </text:index-body>
      </text:table-of-content>
      <text:h text:style-name="P201" text:outline-level="1"><text:bookmark-start text:name="_Toc346797347"/><text:bookmark-end text:name="_Toc26767556"/><text:bookmark-end text:name="_Toc26962079"/><text:soft-page-break/>1.<text:tab/>Introduzione<text:bookmark-end text:name="_Toc346797347"/></text:h>
      <text:p text:style-name="Normale">Il presente documento viene emesso dal Raggruppamento per regolamentare le attività relative<text:s/>alla costituzione<text:s/>della piattaforma nazionale per il supporto allo svolgimento dei concorsi regionali per l’assegnazione di sedi farmaceutiche, sulla base di quanto stabilito dal Piano<text:s/>di Qualità della Fornitura.</text:p>
      <text:list text:style-name="LFO6" text:continue-numbering="true">
        <text:list-item>
          <text:list>
            <text:list-item>
              <text:p text:style-name="P202"><text:bookmark-start text:name="_Toc346797348"/><text:span text:style-name="T203">Glossario</text:span><text:bookmark-end text:name="_Toc346797348"/></text:p>
            </text:list-item>
          </text:list>
        </text:list-item>
      </text:list>
      <text:p text:style-name="Normale">Nella tabella riportata di seguito sono elencati tutti gli acronimi e le definizioni adottate nel presente documento.</text:p>
      <text:p text:style-name="Normale"/>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able:number-columns-spanned="2">
            <text:p text:style-name="Normale">Termine</text:p>
          </table:table-cell>
          <table:covered-table-cell/>
          <table:table-cell table:style-name="TableCell210">
            <text:p text:style-name="Normale">Definizione<text:s/></text:p>
          </table:table-cell>
        </table:table-row>
        <table:table-row table:style-name="TableRow211">
          <table:table-cell table:style-name="TableCell212">
            <text:p text:style-name="ABLOCKPARA">1</text:p>
          </table:table-cell>
          <table:table-cell table:style-name="TableCell213">
            <text:p text:style-name="Normale">RTI<text:s/></text:p>
          </table:table-cell>
          <table:table-cell table:style-name="TableCell214">
            <text:p text:style-name="Normale">Raggruppamento Temporaneo d’Impresa</text:p>
          </table:table-cell>
        </table:table-row>
        <table:table-row table:style-name="TableRow215">
          <table:table-cell table:style-name="TableCell216">
            <text:p text:style-name="ABLOCKPARA">2</text:p>
          </table:table-cell>
          <table:table-cell table:style-name="TableCell217">
            <text:p text:style-name="Normale">NSIS</text:p>
          </table:table-cell>
          <table:table-cell table:style-name="TableCell218">
            <text:p text:style-name="Normale">Nuovo Sistema Informativo Sanitario</text:p>
          </table:table-cell>
        </table:table-row>
        <table:table-row table:style-name="TableRow219">
          <table:table-cell table:style-name="TableCell220">
            <text:p text:style-name="ABLOCKPARA">3</text:p>
          </table:table-cell>
          <table:table-cell table:style-name="TableCell221">
            <text:p text:style-name="Normale">MEV</text:p>
          </table:table-cell>
          <table:table-cell table:style-name="TableCell222">
            <text:p text:style-name="Normale">Manutenzione Evolutiva</text:p>
          </table:table-cell>
        </table:table-row>
        <table:table-row table:style-name="TableRow223">
          <table:table-cell table:style-name="TableCell224">
            <text:p text:style-name="ABLOCKPARA">4</text:p>
          </table:table-cell>
          <table:table-cell table:style-name="TableCell225">
            <text:p text:style-name="Normale">DGSISS</text:p>
          </table:table-cell>
          <table:table-cell table:style-name="TableCell226">
            <text:p text:style-name="Normale">Direzione generale del sistema informativo e statistico sanitario</text:p>
          </table:table-cell>
        </table:table-row>
        <table:table-row table:style-name="TableRow227">
          <table:table-cell table:style-name="TableCell228">
            <text:p text:style-name="ABLOCKPARA">5</text:p>
          </table:table-cell>
          <table:table-cell table:style-name="TableCell229">
            <text:p text:style-name="Normale">POA</text:p>
          </table:table-cell>
          <table:table-cell table:style-name="TableCell230">
            <text:p text:style-name="Normale">Piano Operativo delle Attività.</text:p>
          </table:table-cell>
        </table:table-row>
        <table:table-row table:style-name="TableRow231">
          <table:table-cell table:style-name="TableCell232">
            <text:p text:style-name="ABLOCKPARA">6</text:p>
          </table:table-cell>
          <table:table-cell table:style-name="TableCell233">
            <text:p text:style-name="Normale">PdP</text:p>
          </table:table-cell>
          <table:table-cell table:style-name="TableCell234">
            <text:p text:style-name="Normale">Piano di Progetto</text:p>
          </table:table-cell>
        </table:table-row>
        <table:table-row table:style-name="TableRow235">
          <table:table-cell table:style-name="TableCell236">
            <text:p text:style-name="ABLOCKPARA">7</text:p>
          </table:table-cell>
          <table:table-cell table:style-name="TableCell237">
            <text:p text:style-name="Normale">WBS</text:p>
          </table:table-cell>
          <table:table-cell table:style-name="TableCell238">
            <text:p text:style-name="Normale">Work Breakdown Structure</text:p>
          </table:table-cell>
        </table:table-row>
        <table:table-row table:style-name="TableRow239">
          <table:table-cell table:style-name="TableCell240">
            <text:p text:style-name="ABLOCKPARA">8</text:p>
          </table:table-cell>
          <table:table-cell table:style-name="TableCell241">
            <text:p text:style-name="Normale">FdG</text:p>
          </table:table-cell>
          <table:table-cell table:style-name="TableCell242">
            <text:p text:style-name="Normale">Fornitore della Gestione</text:p>
          </table:table-cell>
        </table:table-row>
        <table:table-row table:style-name="TableRow243">
          <table:table-cell table:style-name="TableCell244">
            <text:p text:style-name="ABLOCKPARA">9</text:p>
          </table:table-cell>
          <table:table-cell table:style-name="TableCell245">
            <text:p text:style-name="Normale">UCS</text:p>
          </table:table-cell>
          <table:table-cell table:style-name="TableCell246">
            <text:p text:style-name="Normale">Unità Costo Software</text:p>
          </table:table-cell>
        </table:table-row>
        <table:table-row table:style-name="TableRow247">
          <table:table-cell table:style-name="TableCell248">
            <text:p text:style-name="ABLOCKPARA">10</text:p>
          </table:table-cell>
          <table:table-cell table:style-name="TableCell249">
            <text:p text:style-name="Normale">STS</text:p>
          </table:table-cell>
          <table:table-cell table:style-name="TableCell250">
            <text:p text:style-name="Normale">Supporto Tecnico Specialistico</text:p>
          </table:table-cell>
        </table:table-row>
        <table:table-row table:style-name="TableRow251">
          <table:table-cell table:style-name="TableCell252">
            <text:p text:style-name="ABLOCKPARA">11</text:p>
          </table:table-cell>
          <table:table-cell table:style-name="TableCell253">
            <text:p text:style-name="Normale">PQF</text:p>
          </table:table-cell>
          <table:table-cell table:style-name="TableCell254">
            <text:p text:style-name="Normale">Piano di qualità della fornitura</text:p>
          </table:table-cell>
        </table:table-row>
        <table:table-row table:style-name="TableRow255">
          <table:table-cell table:style-name="TableCell256">
            <text:p text:style-name="ABLOCKPARA">12</text:p>
          </table:table-cell>
          <table:table-cell table:style-name="TableCell257">
            <text:p text:style-name="Normale"><text:span text:style-name="T258">DGDFSC</text:span></text:p>
          </table:table-cell>
          <table:table-cell table:style-name="TableCell259">
            <text:p text:style-name="Normale">Direzione generale dei dispositivi medici, del servizio farmaceutico e della sicurezza delle cure</text:p>
          </table:table-cell>
        </table:table-row>
      </table:table>
      <text:p text:style-name="Normale"><text:bookmark-start text:name="_Toc26767557"/><text:bookmark-start text:name="_Toc26962080"/></text:p>
      <text:list text:style-name="LFO4" text:continue-numbering="true">
        <text:list-item>
          <text:p text:style-name="P260"><text:bookmark-start text:name="_Toc346797349"/>Piano delle Attività Collaterali<text:bookmark-end text:name="_Toc26767557"/><text:bookmark-end text:name="_Toc26962080"/><text:bookmark-end text:name="_Toc346797349"/></text:p>
        </text:list-item>
      </text:list>
      <text:list text:style-name="LFO6" text:continue-numbering="true">
        <text:list-item>
          <text:list>
            <text:list-item>
              <text:p text:style-name="P261"><text:bookmark-start text:name="_Toc26767558"/><text:bookmark-start text:name="_Toc26962081"/><text:bookmark-start text:name="_Toc130709887"/><text:bookmark-start text:name="_Toc346797350"/><text:span text:style-name="T262">Piano di Passaggio in Produzione - Piano di Installazione</text:span><text:bookmark-start text:name="_Toc130709888"/><text:bookmark-end text:name="_Toc130709887"/><text:bookmark-end text:name="_Toc346797350"/></text:p>
            </text:list-item>
          </text:list>
        </text:list-item>
      </text:list>
      <text:p text:style-name="Normale">Si rimanda agli appositi documenti<text:s/>PQF<text:s/>previsti dal piano di qualità del servizio di sviluppo software e MEV<text:s/>.</text:p>
      <text:p text:style-name="Normale"/>
      <text:list text:style-name="LFO5" text:continue-numbering="true">
        <text:list-item>
          <text:list>
            <text:list-item>
              <text:p text:style-name="P263"><text:bookmark-start text:name="_Toc346797351"/>Piano di Passaggio in Produzione <text:s/>- Piano di Monitoraggi<text:bookmark-start text:name="_Toc130709889"/><text:bookmark-end text:name="_Toc130709888"/>o<text:bookmark-end text:name="_Toc346797351"/></text:p>
            </text:list-item>
          </text:list>
        </text:list-item>
      </text:list>
      <text:p text:style-name="Normale">Sono previste delle attività di supporto<text:s/>nelle immediate vicinanze della fase di roll-out, orientate a fornire un supporto tecnico relativo alle seguenti tematiche:</text:p>
      <text:p text:style-name="Normale"/>
      <text:list text:style-name="LFO12" text:continue-numbering="true">
        <text:list-item>
          <text:p text:style-name="P264">assistenza funzionale agli utenti e risposte a richieste di informazioni;<text:s/></text:p>
        </text:list-item>
        <text:list-item>
          <text:p text:style-name="P265">supporto all’impianto delle<text:s/>nuove anagrafiche.</text:p>
        </text:list-item>
        <text:list-item>
          <text:p text:style-name="P266">supporto all’impianto del nuovo sistema.</text:p>
        </text:list-item>
      </text:list>
      <text:p text:style-name="Normale"/>
      <text:list text:style-name="LFO5" text:continue-numbering="true">
        <text:list-item>
          <text:list>
            <text:list-item>
              <text:p text:style-name="P267"><text:bookmark-start text:name="_Toc346797352"/><text:soft-page-break/>Piano di Parallelo<text:bookmark-start text:name="_Toc130709890"/><text:bookmark-end text:name="_Toc130709889"/><text:bookmark-end text:name="_Toc346797352"/></text:p>
            </text:list-item>
          </text:list>
        </text:list-item>
      </text:list>
      <text:p text:style-name="Normale">Non previsto.</text:p>
      <text:p text:style-name="Normale"/>
      <text:list text:style-name="LFO5" text:continue-numbering="true">
        <text:list-item>
          <text:list>
            <text:list-item>
              <text:p text:style-name="P268"><text:bookmark-start text:name="_Toc346797353"/>Piano Revisione Normative ed Organizzazione<text:bookmark-start text:name="_Hlt96941992"/><text:bookmark-start text:name="_Hlt96942015"/><text:bookmark-start text:name="_Hlt96942066"/><text:bookmark-start text:name="_Hlt96942513"/><text:bookmark-start text:name="_Toc130709891"/><text:bookmark-end text:name="_Toc130709890"/><text:bookmark-end text:name="_Toc346797353"/><text:bookmark-end text:name="_Hlt96941992"/><text:bookmark-end text:name="_Hlt96942015"/><text:bookmark-end text:name="_Hlt96942066"/><text:bookmark-end text:name="_Hlt96942513"/></text:p>
            </text:list-item>
          </text:list>
        </text:list-item>
      </text:list>
      <text:p text:style-name="Normale">Non è prevista in questo lotto né la revisione delle normative né la revisione dell’organizzazione.</text:p>
      <text:p text:style-name="Normale"/>
      <text:list text:style-name="LFO5" text:continue-numbering="true">
        <text:list-item>
          <text:list>
            <text:list-item>
              <text:p text:style-name="P269"><text:bookmark-start text:name="_Toc346797354"/>Piano di Formazion<text:bookmark-start text:name="_Hlt98928514"/><text:bookmark-start text:name="_Toc130709892"/><text:bookmark-end text:name="_Toc130709891"/><text:bookmark-end text:name="_Hlt98928514"/>e<text:bookmark-end text:name="_Toc346797354"/></text:p>
            </text:list-item>
          </text:list>
        </text:list-item>
      </text:list>
      <text:p text:style-name="Normale">Si rimanda al Piano delle Attività Formative (PAF) per la pianificazione dell’attività formativa.</text:p>
      <text:p text:style-name="Normale"/>
      <text:list text:style-name="LFO5" text:continue-numbering="true">
        <text:list-item>
          <text:list>
            <text:list-item>
              <text:p text:style-name="P270"><text:bookmark-start text:name="_Toc346797355"/>Piano di Approvvigionamento<text:bookmark-end text:name="_Toc130709892"/><text:bookmark-end text:name="_Toc346797355"/></text:p>
            </text:list-item>
          </text:list>
        </text:list-item>
      </text:list>
      <text:p text:style-name="Normale">Non sono richieste componenti hardware o software aggiuntive rispetto a quanto già presente in ambiente di esercizio, pertanto non sono previste attività di approvvigionamento hardware e software per la messa in esercizio di tale lotto.</text:p>
      <text:p text:style-name="Normale"/>
      <text:list text:style-name="LFO5" text:continue-numbering="true">
        <text:list-item>
          <text:list>
            <text:list-item>
              <text:p text:style-name="P271"><text:bookmark-start text:name="_Toc346797356"/>Altre attività collaterali<text:bookmark-end text:name="_Toc346797356"/></text:p>
            </text:list-item>
          </text:list>
        </text:list-item>
      </text:list>
      <text:p text:style-name="Normale">Non previste.</text:p>
      <text:p text:style-name="Normale"/>
      <text:p text:style-name="Normale"><text:tab/><text:tab/></text:p>
      <text:list text:style-name="LFO4" text:continue-numbering="true">
        <text:list-item>
          <text:p text:style-name="P272"><text:bookmark-start text:name="_Toc346797357"/>Piano di Qualità<text:bookmark-end text:name="_Toc26767558"/><text:bookmark-end text:name="_Toc26962081"/><text:bookmark-end text:name="_Toc346797357"/></text:p>
        </text:list-item>
      </text:list>
      <text:p text:style-name="Normale"/>
      <text:list text:style-name="LFO6" text:continue-numbering="true">
        <text:list-item>
          <text:list>
            <text:list-item>
              <text:p text:style-name="P273"><text:bookmark-start text:name="_Toc26767559"/><text:bookmark-start text:name="_Toc26962082"/><text:bookmark-start text:name="_Toc346797358"/><text:span text:style-name="T274">Descrizione dell’obiettivo (POA)</text:span><text:bookmark-start text:name="_Toc26767560"/><text:bookmark-start text:name="_Toc26962083"/><text:bookmark-end text:name="_Toc26767559"/><text:bookmark-end text:name="_Toc26962082"/><text:bookmark-end text:name="_Toc346797358"/></text:p>
            </text:list-item>
          </text:list>
        </text:list-item>
      </text:list>
      <text:list text:style-name="LFO6" text:continue-numbering="true">
        <text:list-item>
          <text:list>
            <text:list-item>
              <text:list>
                <text:list-item>
                  <text:p text:style-name="P275"><text:bookmark-start text:name="_Toc346797359"/>Situazione Attuale<text:bookmark-start text:name="_Toc26767561"/><text:bookmark-start text:name="_Toc26962084"/><text:bookmark-end text:name="_Toc26767560"/><text:bookmark-end text:name="_Toc26962083"/><text:bookmark-end text:name="_Toc346797359"/></text:p>
                </text:list-item>
              </text:list>
            </text:list-item>
          </text:list>
        </text:list-item>
      </text:list>
      <text:p text:style-name="Normale">Il Ministero della salute, in collaborazione con le regioni e le province autonome di Trento e di Bolzano, a seguito della richiesta pervenuta dal coordinamento regionale, realizzano una piattaforma tecnologica ed applicativa unica per lo svolgimento del concorso straordinario previsto dall’articolo 11 del DECRETO-LEGGE 24 gennaio 2012, n. 1, da mettere a disposizione delle stesse regioni e province autonome e dei candidati, al fine di rendere uniformi e trasparenti le modalità di espletamento delle procedure concorsuali e di assicurare l’interscambio e la tempestiva diffusione delle informazioni. Inoltre alcuni requisiti, quali la possibilità di partecipazione a concorsi in sole due regioni in modo individuale o associato, impongono di disporre di uno stretto scambio di dati tra regioni e di consentire al candidato di interagire più volte con il sistema in modo agevolmente usabile. La numerosità dei potenziali interessati ai singoli concorsi regionali (circa 50.000 – 60.000 candidati), la numerosità delle commissioni e del personale dedicato all’attività impongono un forte utilizzo delle tecnologie ICT. L’utilizzo di una piattaforma unica agevola pertanto l’omogeneità del trattamento, la trasparenza delle procedure e la tempestiva diffusione delle informazioni.</text:p>
      <text:p text:style-name="P276"/>
      <text:list text:style-name="LFO6" text:continue-numbering="true">
        <text:list-item>
          <text:list>
            <text:list-item>
              <text:list>
                <text:list-item>
                  <text:p text:style-name="P277"><text:bookmark-start text:name="_Toc346797360"/><text:soft-page-break/>Azioni previste dall’intervento<text:bookmark-start text:name="_Toc26767562"/><text:bookmark-start text:name="_Toc26962085"/><text:bookmark-end text:name="_Toc26767561"/><text:bookmark-end text:name="_Toc26962084"/><text:bookmark-end text:name="_Toc346797360"/></text:p>
                </text:list-item>
              </text:list>
            </text:list-item>
          </text:list>
        </text:list-item>
      </text:list>
      <text:p text:style-name="Normale">L’Amministrazione, nella figura della Direzione Generale del Sistema Informativo<text:s/>e Statistico<text:s/>Sanitario,<text:s/>recepite le esigenze, ha pianificato una serie di interventi volti a trasformare le esigenze in funzioni<text:s/>software.</text:p>
      <text:p text:style-name="Normale"/>
      <text:h text:style-name="P278" text:outline-level="1">Attualmente :</text:h>
      <text:list text:style-name="LFO46" text:continue-numbering="true">
        <text:list-item>
          <text:p text:style-name="P279">il 100% delle Regioni/PA hanno provveduto a pubblicare i propri bandi e ad terminare la fase di acquisizione delle candidature.</text:p>
        </text:list-item>
      </text:list>
      <text:list text:style-name="LFO46" text:continue-numbering="true">
        <text:list-item>
          <text:p text:style-name="P280">circa il 60% delle Regioni/PA hanno provveduto a pubblicare la graduatoria</text:p>
        </text:list-item>
      </text:list>
      <text:list text:style-name="LFO46" text:continue-numbering="true">
        <text:list-item>
          <text:p text:style-name="P281">circa il 15% delle Regioni/PA hanno provveduto ad avviare e concludere il primo interpello</text:p>
        </text:list-item>
      </text:list>
      <text:p text:style-name="Normale"/>
      <text:p text:style-name="P282">Obiettivo dell’intervento è quello:<text:s/></text:p>
      <text:p text:style-name="P283"/>
      <text:list text:style-name="LFO47" text:continue-numbering="true">
        <text:list-item>
          <text:p text:style-name="P284">di<text:s/>implementare delle modifiche alla Piattaforma sulla base di richieste effettuate da alcuni <text:s/></text:p>
        </text:list-item>
      </text:list>
      <text:p text:style-name="P285">referenti regionali relativamente alle seguenti fasi concorsuali :</text:p>
      <text:p text:style-name="P286"/>
      <text:list text:style-name="LFO48" text:continue-numbering="true">
        <text:list-item>
          <text:p text:style-name="P287">Pubblicazione della graduatoria rettificata</text:p>
        </text:list-item>
        <text:list-item>
          <text:p text:style-name="P288">Avvio Interpelli successivi al primo</text:p>
        </text:list-item>
      </text:list>
      <text:p text:style-name="P289"/>
      <text:list text:style-name="LFO47" text:continue-numbering="true">
        <text:list-item>
          <text:p text:style-name="P290">supportare i referenti regionali predisponendo eventuali estrazioni dati ad hoc nella fase concorsuale dell’interpello.<text:s/></text:p>
        </text:list-item>
      </text:list>
      <text:p text:style-name="Normale"/>
      <text:list text:style-name="LFO6" text:continue-numbering="true">
        <text:list-item>
          <text:list>
            <text:list-item>
              <text:list>
                <text:list-item>
                  <text:p text:style-name="P291"><text:bookmark-start text:name="_Toc346797361"/>Processi e Unità organizzative coinvolte<text:bookmark-start text:name="_Toc26767563"/><text:bookmark-start text:name="_Toc26962086"/><text:bookmark-end text:name="_Toc26767562"/><text:bookmark-end text:name="_Toc26962085"/><text:bookmark-end text:name="_Toc346797361"/></text:p>
                </text:list-item>
              </text:list>
            </text:list-item>
          </text:list>
        </text:list-item>
      </text:list>
      <text:p text:style-name="Normale"/>
      <text:p text:style-name="Normale">L’utilizzo delle nuove funzionalità che saranno realizzate al fine di supportare i processi precedentemente descritti vedrà il coinvolgimento dei seguenti attori:</text:p>
      <text:p text:style-name="Normale"/>
      <text:h text:style-name="P292" text:outline-level="3"><text:bookmark-start text:name="_Ref257748072"/><text:bookmark-start text:name="_Toc330828914"/><text:bookmark-start text:name="_Toc346797362"/>Ministero della Salute<text:bookmark-end text:name="_Ref257748072"/><text:bookmark-end text:name="_Toc330828914"/><text:bookmark-end text:name="_Toc346797362"/></text:h>
      <text:p text:style-name="Normale"><text:bookmark-start text:name="OLE_LINK165"/><text:bookmark-start text:name="OLE_LINK166"/><text:span text:style-name="T293">Mette a disposizione l’infrastruttura tecnolog</text:span><text:span text:style-name="T294">ica ed applicativa per garantir</text:span><text:span text:style-name="T295">e la raccolta di tutte le informazioni riguardanti le procedure concorsuali, la raccolta delle candidature e lo scambio di dati tra le diverse regioni. Assicura il supporto tecnico della piattaforma e l’assistenza (esclusivamente di natura tecnica) agli utenti del sistema stesso.</text:span></text:p>
      <text:h text:style-name="P296" text:outline-level="3"><text:bookmark-start text:name="OLE_LINK1"/><text:bookmark-start text:name="OLE_LINK2"/><text:bookmark-start text:name="_Toc330828915"/><text:bookmark-start text:name="_Toc346797363"/><text:bookmark-end text:name="OLE_LINK165"/><text:bookmark-end text:name="OLE_LINK166"/>Partecipante al concorso<text:bookmark-end text:name="_Toc330828915"/><text:bookmark-end text:name="_Toc346797363"/></text:h>
      <text:p text:style-name="P297"><text:span text:style-name="T298">E’ l’individuo iscritto all’ordine dei farmacisti che singolarmente o associato con altri partecipanti provvede ad inviare la richiesta di candidatura ai fini della partecipazione al concorso. Inoltre, se risulta nella graduatoria dei vincitori, deve<text:s/></text:span><text:span text:style-name="T299">:</text:span></text:p>
      <text:list text:style-name="LFO38" text:continue-numbering="true">
        <text:list-item>
          <text:p text:style-name="P300"><text:span text:style-name="T301">poter inserire i dati necessari ad effettuare le indicazioni delle pr</text:span><text:span text:style-name="T302">eferenza delle sedi disponibili</text:span></text:p>
        </text:list-item>
        <text:list-item>
          <text:p text:style-name="P303"><text:bookmark-end text:name="OLE_LINK1"/><text:bookmark-end text:name="OLE_LINK2"/><text:soft-page-break/><text:span text:style-name="T304">p</text:span><text:span text:style-name="T305">oter scegliere se accettare o meno la sede che gli è stata assegnata</text:span></text:p>
        </text:list-item>
      </text:list>
      <text:h text:style-name="P306" text:outline-level="3"><text:bookmark-start text:name="_Toc330828916"/><text:bookmark-start text:name="_Toc346797364"/>Regione e PA<text:bookmark-end text:name="_Toc330828916"/><text:bookmark-end text:name="_Toc346797364"/></text:h>
      <text:p text:style-name="Normale"><text:span text:style-name="T307">E’ l’ente che organizza il concorso e vigila sul corretto svolgimento dello stesso ed effettua, tramite le apposite commissioni, la verifica e la valutazione dei titoli dei candidati stilando le previste graduatorie. Gli utenti regionali possono accedere al sistema con profili diversi in funzione del ruolo nell’organizzazione: i diversi profili sono utili per individuare le funzionalità disponibili per ciascun utente.</text:span></text:p>
      <text:p text:style-name="Paragrafoelenco"><text:s text:c="5"/>Avranno la possibilità di :</text:p>
      <text:list text:style-name="LFO39" text:continue-numbering="true">
        <text:list-item>
          <text:p text:style-name="P308">pubblicare autonomamente i bandi e le sedi messe a concorso</text:p>
        </text:list-item>
        <text:list-item>
          <text:p text:style-name="P309">effettuare i dovuti controlli sulle candidature pervenute</text:p>
        </text:list-item>
        <text:list-item>
          <text:p text:style-name="P310">effettuare la valutazione dei titoli</text:p>
        </text:list-item>
        <text:list-item>
          <text:p text:style-name="P311">predisporre e pubblicare le graduatorie</text:p>
        </text:list-item>
        <text:list-item>
          <text:p text:style-name="P312">predisporre gli interpelli ed<text:s/>assegnare le sedi ai vincitori <text:s/></text:p>
        </text:list-item>
      </text:list>
      <text:p text:style-name="Paragrafoelenco"/>
      <text:list text:style-name="LFO6" text:continue-numbering="true">
        <text:list-item>
          <text:list>
            <text:list-item>
              <text:list>
                <text:list-item>
                  <text:p text:style-name="P313"><text:bookmark-start text:name="_Toc346797365"/>Identificazione degli Interventi<text:bookmark-end text:name="_Toc26767563"/><text:bookmark-end text:name="_Toc26962086"/><text:bookmark-end text:name="_Toc346797365"/></text:p>
                </text:list-item>
              </text:list>
            </text:list-item>
          </text:list>
        </text:list-item>
      </text:list>
      <text:p text:style-name="Normale"/>
      <text:p text:style-name="Normale">Il progetto che<text:s/>accorpa l’insieme degli interventi richiesti è così identificato:</text:p>
      <text:p text:style-name="Normale"/>
      <table:table table:style-name="Table314">
        <table:table-columns>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p text:style-name="P323">Applicazione/</text:p>
            <text:p text:style-name="P324">Attività</text:p>
          </table:table-cell>
          <table:table-cell table:style-name="TableCell325">
            <text:p text:style-name="P326">Descrizione</text:p>
          </table:table-cell>
          <table:table-cell table:style-name="TableCell327" table:number-columns-spanned="3">
            <text:p text:style-name="P328">Stima</text:p>
          </table:table-cell>
          <table:covered-table-cell/>
          <table:covered-table-cell/>
          <table:table-cell table:style-name="TableCell329">
            <text:p text:style-name="P330">Note</text:p>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UCS</text:p>
          </table:table-cell>
          <table:table-cell table:style-name="TableCell338">
            <text:p text:style-name="P339">gg/p SSW</text:p>
          </table:table-cell>
          <table:table-cell table:style-name="TableCell340">
            <text:p text:style-name="P341">gg/p STS</text:p>
          </table:table-cell>
          <table:table-cell table:style-name="TableCell342">
            <text:p text:style-name="P343"/>
          </table:table-cell>
        </table:table-row>
        <table:table-row table:style-name="TableRow344">
          <table:table-cell table:style-name="TableCell345" table:number-rows-spanned="2">
            <text:p text:style-name="P346">Piattaforma concorso sedi farmaceutiche<text:s/></text:p>
          </table:table-cell>
          <table:table-cell table:style-name="TableCell347">
            <text:list text:style-name="LFO49" text:continue-numbering="true">
              <text:list-item>
                <text:p text:style-name="P348">Visualizzare<text:s/>(per tutte le regioni)<text:s/>tutti i messaggi di avvenuta pubblicazione della graduatoria nella home page regionale della piattaforma dedicata al candidato (dalla prima<text:s/>pubblicazione<text:s/>a tutte le successive rettifiche).<text:s/></text:p>
              </text:list-item>
              <text:list-item>
                <text:p text:style-name="P349">Escludere i candidati già interpellati dall’invio della mail di pubblicazione della graduatoria rettificata e gestione della dinamicità del testo e dell’oggetto della mail <text:s/>in base al fatto che sia la prima pubblicazione della graduatoria oppure la pubblicazione della graduatoria rettifica.</text:p>
              </text:list-item>
              <text:list-item>
                <text:p text:style-name="P350">Riammissione per sentenza<text:s/>di una<text:s/><text:s/>candidatura<text:s/>presente sulla piattaforma ma non inviata a<text:s/><text:soft-page-break/>causa della partecipazione ad altre due regioni (PA di Trento).</text:p>
              </text:list-item>
            </text:list>
            <text:list text:style-name="LFO50" text:continue-numbering="true">
              <text:list-item>
                <text:p text:style-name="P351">Riattivazione della candidatura e delle credenziali per l’accesso alla piattaforma (annullate alla chiusura del bando per mancato invio della candidatura) con predisposizione della candidatura per il calcolo dei punteggi automatici.</text:p>
              </text:list-item>
              <text:list-item>
                <text:p text:style-name="P352">Generazione del numero di protocollo a cui legare la ricevuta della domanda in formato PDF e<text:s/>pedisposizione di un batch per la<text:s/>creazione della<text:s/>ricevuta<text:s/>di invio della candidatura.</text:p>
              </text:list-item>
              <text:list-item>
                <text:p text:style-name="P353">Modificare<text:s/>il<text:s/>batch per il calcolo dei punteggi<text:s/>automatici al fine di effettuare il calcolo di una singola posizione e rimodulare la graduatoria.</text:p>
              </text:list-item>
            </text:list>
            <text:p text:style-name="P354"/>
          </table:table-cell>
          <table:table-cell table:style-name="TableCell355">
            <text:p text:style-name="P356">39</text:p>
          </table:table-cell>
          <table:table-cell table:style-name="TableCell357">
            <text:p text:style-name="P358">0</text:p>
          </table:table-cell>
          <table:table-cell table:style-name="TableCell359">
            <text:p text:style-name="P360">0</text:p>
          </table:table-cell>
          <table:table-cell table:style-name="TableCell361">
            <text:p text:style-name="P362"/>
          </table:table-cell>
        </table:table-row>
        <table:table-row table:style-name="TableRow363">
          <table:covered-table-cell>
            <text:p text:style-name="P364"/>
          </table:covered-table-cell>
          <table:table-cell table:style-name="TableCell365">
            <text:p text:style-name="P366"/>
            <text:p text:style-name="P367">Supporto ed assistenza ai referenti regionali e predisposizione estrazioni dati ad hoc da ottobre 2015 a ottobre 2016.<text:s/></text:p>
          </table:table-cell>
          <table:table-cell table:style-name="TableCell368">
            <text:p text:style-name="P369">0</text:p>
          </table:table-cell>
          <table:table-cell table:style-name="TableCell370">
            <text:p text:style-name="P371">0</text:p>
          </table:table-cell>
          <table:table-cell table:style-name="TableCell372">
            <text:p text:style-name="P373">30</text:p>
          </table:table-cell>
          <table:table-cell table:style-name="TableCell374">
            <text:p text:style-name="P375"/>
          </table:table-cell>
        </table:table-row>
      </table:table>
      <text:p text:style-name="Normale"/>
      <text:list text:style-name="LFO6" text:continue-numbering="true">
        <text:list-item>
          <text:list>
            <text:list-item>
              <text:p text:style-name="P376"><text:bookmark-start text:name="_Toc26767564"/><text:bookmark-start text:name="_Toc26962087"/><text:bookmark-start text:name="_Toc346797366"/><text:span text:style-name="T377">Profilo di Qualità</text:span><text:bookmark-end text:name="_Toc26767564"/><text:bookmark-end text:name="_Toc26962087"/><text:bookmark-end text:name="_Toc346797366"/></text:p>
            </text:list-item>
          </text:list>
        </text:list-item>
      </text:list>
      <text:list text:style-name="LFO6" text:continue-numbering="true">
        <text:list-item>
          <text:list>
            <text:list-item>
              <text:list>
                <text:list-item>
                  <text:p text:style-name="P378"><text:bookmark-start text:name="_Toc26767565"/><text:bookmark-start text:name="_Toc26962088"/><text:bookmark-start text:name="_Toc346797367"/>Classe di Rischio<text:bookmark-end text:name="_Toc26767565"/><text:bookmark-end text:name="_Toc26962088"/><text:bookmark-end text:name="_Toc346797367"/></text:p>
                </text:list-item>
              </text:list>
            </text:list-item>
          </text:list>
        </text:list-item>
      </text:list>
      <text:p text:style-name="Normale">L’applicazione deve essere disponibile<text:s/>24 ore al giorno, 365 giorni all’anno<text:s/>con la<text:s/>disponibilità<text:s/>dell’HelpDesk tecnico dalle ore 8.30 alle ore 18.00<text:s/>dal lunedì al venerdì, festivi esclusi, dalle ore 8.30 alle ore 13.00 il sabato, festivi esclusi.</text:p>
      <text:p text:style-name="Normale"><text:span text:style-name="T379">Tale caratteristica corrisponde ad una<text:s/></text:span><text:span text:style-name="T380">classe di rischio<text:s/></text:span><text:span text:style-name="T381">A</text:span><text:span text:style-name="T382"><text:s/></text:span>(L’applicazione o l’Obiettivo sono caratterizzati da una elevatissima criticità dovuta alle possibili responsabilità civili e/o penali connesse alla importanza economica di dati elaborati ed al loro potenziale impatto sull’esterno. Un malfunzionamento del prodotto può provocare danni gravi e diffusi verso terzi oppure causare una<text:s/><text:soft-page-break/>consistente perdita di immagine dell’Amministrazione e di fiducia verso i servizi da essa offerti ad altre Amministrazioni e verso l’esterno).</text:p>
      <text:list text:style-name="LFO6" text:continue-numbering="true">
        <text:list-item>
          <text:list>
            <text:list-item>
              <text:list>
                <text:list-item>
                  <text:p text:style-name="P383"><text:bookmark-start text:name="_Toc26767566"/><text:bookmark-start text:name="_Toc26962089"/><text:bookmark-start text:name="_Toc346797368"/>Requisiti di Qualità<text:bookmark-end text:name="_Toc26767566"/><text:bookmark-end text:name="_Toc26962089"/><text:bookmark-end text:name="_Toc346797368"/></text:p>
                </text:list-item>
              </text:list>
            </text:list-item>
          </text:list>
        </text:list-item>
      </text:list>
      <text:p text:style-name="Normale">Per i requisiti di qualità si fa riferimento al piano di qualità del servizio di sviluppo software e MEV e ai seguenti allegati:</text:p>
      <text:p text:style-name="Normale"/>
      <text:list text:style-name="LFO24" text:continue-numbering="true">
        <text:list-item>
          <text:p text:style-name="P384">“SISN_SSW_PQS_Allegato1_LineeGuidaSviluppoApplicazione.doc”</text:p>
        </text:list-item>
        <text:list-item>
          <text:p text:style-name="P385">“SISN_SSW_PQS_Allegato2 _CheckList.doc”.</text:p>
        </text:list-item>
      </text:list>
      <text:p text:style-name="Normale"/>
      <text:p text:style-name="Normale">Di seguito sono elencate le caratteristiche ISO che saranno prese in considerazione nell’obiettivo:</text:p>
      <text:p text:style-name="Normale"/>
      <table:table table:style-name="Table386">
        <table:table-columns>
          <table:table-column table:style-name="TableColumn387"/>
        </table:table-columns>
        <table:table-row table:style-name="TableRow388">
          <table:table-cell table:style-name="TableCell389">
            <text:p text:style-name="P390">Caratteristica ISO 9126</text:p>
          </table:table-cell>
        </table:table-row>
        <table:table-row table:style-name="TableRow391">
          <table:table-cell table:style-name="TableCell392">
            <text:p text:style-name="P393">Funzionalità</text:p>
          </table:table-cell>
        </table:table-row>
        <table:table-row table:style-name="TableRow394">
          <table:table-cell table:style-name="TableCell395">
            <text:p text:style-name="Normale"><text:span text:style-name="T396">Adeguatezza</text:span><text:span text:style-name="T397">: presenza di funzioni appropriate per compiti specifici</text:span></text:p>
          </table:table-cell>
        </table:table-row>
        <table:table-row table:style-name="TableRow398">
          <table:table-cell table:style-name="TableCell399">
            <text:p text:style-name="Normale"><text:span text:style-name="T400">Sicurezza</text:span><text:span text:style-name="T401">: capacità di evitare accessi non autorizzati probabilità di accesso non</text:span></text:p>
            <text:p text:style-name="P402">autorizzato</text:p>
          </table:table-cell>
        </table:table-row>
        <table:table-row table:style-name="TableRow403">
          <table:table-cell table:style-name="TableCell404">
            <text:p text:style-name="Normale"><text:span text:style-name="T405">Affidabilità</text:span></text:p>
          </table:table-cell>
        </table:table-row>
        <table:table-row table:style-name="TableRow406">
          <table:table-cell table:style-name="TableCell407">
            <text:p text:style-name="Normale"><text:span text:style-name="T408">Maturità</text:span><text:span text:style-name="T409"><text:s/>(robustezza): capacità di evitare fermi della applicazione a seguito di errori nel</text:span></text:p>
            <text:p text:style-name="P410">software</text:p>
          </table:table-cell>
        </table:table-row>
        <table:table-row table:style-name="TableRow411">
          <table:table-cell table:style-name="TableCell412">
            <text:p text:style-name="P413">Tolleranza errori: capacità di mantenere determinati livelli di prestazione in caso di errori</text:p>
          </table:table-cell>
        </table:table-row>
        <table:table-row table:style-name="TableRow414">
          <table:table-cell table:style-name="TableCell415">
            <text:p text:style-name="Normale"><text:span text:style-name="T416">Recuperabilità</text:span><text:span text:style-name="T417">: capacità di ripristinare livelli di prestazione predeterminati e di recuperare</text:span></text:p>
            <text:p text:style-name="P418">i dati a seguito di errori</text:p>
          </table:table-cell>
        </table:table-row>
        <table:table-row table:style-name="TableRow419">
          <table:table-cell table:style-name="TableCell420">
            <text:p text:style-name="Normale"><text:span text:style-name="T421">Usabilità</text:span></text:p>
          </table:table-cell>
        </table:table-row>
        <table:table-row table:style-name="TableRow422">
          <table:table-cell table:style-name="TableCell423">
            <text:p text:style-name="Normale"><text:span text:style-name="T424">Comprensibilità</text:span><text:span text:style-name="T425">: impegno richiesto agli utenti per capire il funzionamento del software e</text:span></text:p>
            <text:p text:style-name="P426">la sua applicabilità</text:p>
          </table:table-cell>
        </table:table-row>
        <table:table-row table:style-name="TableRow427">
          <table:table-cell table:style-name="TableCell428">
            <text:p text:style-name="Normale"><text:span text:style-name="T429">Apprendibilità</text:span><text:span text:style-name="T430">: impegno richiesto agli utenti per imparare a usare il software</text:span></text:p>
          </table:table-cell>
        </table:table-row>
        <table:table-row table:style-name="TableRow431">
          <table:table-cell table:style-name="TableCell432">
            <text:p text:style-name="Normale"><text:span text:style-name="T433">Efficienza</text:span></text:p>
          </table:table-cell>
        </table:table-row>
        <table:table-row table:style-name="TableRow434">
          <table:table-cell table:style-name="TableCell435">
            <text:p text:style-name="Normale"><text:span text:style-name="T436">Comportamento rispetto al tempo</text:span><text:span text:style-name="T437">: tempi di risposta e di elaborazione richiesti per</text:span></text:p>
            <text:p text:style-name="P438">eseguire le funzioni richieste in determinate condizioni:</text:p>
          </table:table-cell>
        </table:table-row>
        <table:table-row table:style-name="TableRow439">
          <table:table-cell table:style-name="TableCell440">
            <text:p text:style-name="Normale"><text:span text:style-name="T441">Uso di risorse</text:span><text:span text:style-name="T442">: quantità e tipo di risorse usate per eseguire le funzioni richieste in</text:span></text:p>
            <text:p text:style-name="P443">determinate condizioni</text:p>
          </table:table-cell>
        </table:table-row>
        <table:table-row table:style-name="TableRow444">
          <table:table-cell table:style-name="TableCell445">
            <text:p text:style-name="Normale"><text:span text:style-name="T446">Manutenibilità</text:span></text:p>
          </table:table-cell>
        </table:table-row>
        <table:table-row table:style-name="TableRow447">
          <table:table-cell table:style-name="TableCell448">
            <text:p text:style-name="Normale"><text:span text:style-name="T449">Analizzabilità</text:span><text:span text:style-name="T450">: impegno richiesto per diagnosticare carenze o cause di fallimento, o per</text:span></text:p>
            <text:p text:style-name="P451">identificare parti da modificare</text:p>
          </table:table-cell>
        </table:table-row>
        <table:table-row table:style-name="TableRow452">
          <table:table-cell table:style-name="TableCell453">
            <text:p text:style-name="Normale"><text:span text:style-name="T454">Modificabilità</text:span><text:span text:style-name="T455">: impegno richiesto per modificare, rimuovere errori o sostituire componenti</text:span></text:p>
          </table:table-cell>
        </table:table-row>
        <table:table-row table:style-name="TableRow456">
          <table:table-cell table:style-name="TableCell457">
            <text:p text:style-name="Normale"><text:span text:style-name="T458">Stabilità</text:span><text:span text:style-name="T459">: capacità di ridurre il rischio di comportamenti inaspettati a seguito di modifiche</text:span></text:p>
          </table:table-cell>
        </table:table-row>
        <table:table-row table:style-name="TableRow460">
          <table:table-cell table:style-name="TableCell461">
            <text:p text:style-name="Normale"><text:span text:style-name="T462">Portabilità</text:span></text:p>
          </table:table-cell>
        </table:table-row>
        <table:table-row table:style-name="TableRow463">
          <table:table-cell table:style-name="TableCell464">
            <text:p text:style-name="Normale"><text:span text:style-name="T465">Adattabilità</text:span><text:span text:style-name="T466">: capacità da parte del software di adattarsi a nuovi ambienti operativi</text:span></text:p>
            <text:p text:style-name="P467">applicando le sole azioni previste per questomotivo da parte del software stesso</text:p>
          </table:table-cell>
        </table:table-row>
        <table:table-row table:style-name="TableRow468">
          <table:table-cell table:style-name="TableCell469">
            <text:p text:style-name="Normale"><text:span text:style-name="T470">Installabilità</text:span><text:span text:style-name="T471">: impegno richiesto per installare il software in un particolare ambiente</text:span></text:p>
          </table:table-cell>
        </table:table-row>
        <text:soft-page-break/>
        <table:table-row table:style-name="TableRow472">
          <table:table-cell table:style-name="TableCell473">
            <text:p text:style-name="Normale"><text:span text:style-name="T474">Coesistenza</text:span><text:span text:style-name="T475">: capacità del software di coesistere con altri software nel medesimo</text:span></text:p>
            <text:p text:style-name="P476">ambiente, condividendo risorse</text:p>
          </table:table-cell>
        </table:table-row>
      </table:table>
      <text:list text:style-name="LFO6" text:continue-numbering="true">
        <text:list-item>
          <text:list>
            <text:list-item>
              <text:p text:style-name="P477"><text:bookmark-start text:name="_Toc26767567"/><text:bookmark-start text:name="_Toc26962090"/><text:bookmark-start text:name="_Toc346797369"/><text:span text:style-name="T478">Descrizione dell’interfaccia con l’organizzazione dell’utente</text:span><text:bookmark-end text:name="_Toc26767567"/><text:bookmark-end text:name="_Toc26962090"/><text:bookmark-end text:name="_Toc346797369"/></text:p>
            </text:list-item>
          </text:list>
        </text:list-item>
      </text:list>
      <text:list text:style-name="LFO6" text:continue-numbering="true">
        <text:list-item>
          <text:list>
            <text:list-item>
              <text:list>
                <text:list-item>
                  <text:p text:style-name="P479"><text:bookmark-start text:name="_Toc83198081"/><text:bookmark-start text:name="_Toc130709903"/><text:bookmark-start text:name="_Toc346797370"/>Struttura Organizzativa dell’Utente<text:bookmark-end text:name="_Toc83198081"/><text:bookmark-end text:name="_Toc130709903"/><text:bookmark-end text:name="_Toc346797370"/></text:p>
                </text:list-item>
              </text:list>
            </text:list-item>
          </text:list>
        </text:list-item>
      </text:list>
      <text:p text:style-name="Normale">La tabella seguente elenca le unità organizzative e le responsabilità di ciascuna unità organizzativa nell’ambito della realizzazione del progetto “DISPO_CONSF_L07”; per ciascuna unità organizzativa<text:s/>sono, inoltre, riportati i nominativi delle persone coinvolte nella realizzazione del sistema.</text:p>
      <text:p text:style-name="Normale"/>
      <table:table table:style-name="Table480">
        <table:table-columns>
          <table:table-column table:style-name="TableColumn481"/>
          <table:table-column table:style-name="TableColumn482"/>
          <table:table-column table:style-name="TableColumn483"/>
          <table:table-column table:style-name="TableColumn484"/>
        </table:table-columns>
        <table:table-row table:style-name="TableRow485">
          <table:table-cell table:style-name="TableCell486">
            <text:p text:style-name="WW-Intestazionetabella">Ruolo</text:p>
          </table:table-cell>
          <table:table-cell table:style-name="TableCell487">
            <text:p text:style-name="WW-Intestazionetabella">Responsabilità</text:p>
          </table:table-cell>
          <table:table-cell table:style-name="TableCell488">
            <text:p text:style-name="WW-Intestazionetabella">Nominativi</text:p>
          </table:table-cell>
          <table:table-cell table:style-name="TableCell489">
            <text:p text:style-name="WW-Intestazionetabella">Unità Organizzativa</text:p>
          </table:table-cell>
        </table:table-row>
        <table:table-row table:style-name="TableRow490">
          <table:table-cell table:style-name="TableCell491">
            <text:p text:style-name="ABLOCKPARA">Responsabile del Progetto</text:p>
          </table:table-cell>
          <table:table-cell table:style-name="TableCell492">
            <text:p text:style-name="ABLOCKPARA">Controllo e coordinamento</text:p>
          </table:table-cell>
          <table:table-cell table:style-name="TableCell493">
            <text:p text:style-name="ABLOCKPARA">Dott.ssa</text:p>
            <text:p text:style-name="ABLOCKPARA">Claudia Biffoli</text:p>
          </table:table-cell>
          <table:table-cell table:style-name="TableCell494">
            <text:p text:style-name="P495">DGSISS</text:p>
          </table:table-cell>
        </table:table-row>
        <table:table-row table:style-name="TableRow496">
          <table:table-cell table:style-name="TableCell497">
            <text:p text:style-name="ABLOCKPARA">Referente per la DGSISS</text:p>
          </table:table-cell>
          <table:table-cell table:style-name="TableCell498">
            <text:p text:style-name="ABLOCKPARA">Responsabile per la validazione funzionale degli applicativi.</text:p>
          </table:table-cell>
          <table:table-cell table:style-name="TableCell499">
            <text:p text:style-name="ABLOCKPARA">Dott.ssa</text:p>
            <text:p text:style-name="ABLOCKPARA">Angela De Gaetano</text:p>
          </table:table-cell>
          <table:table-cell table:style-name="TableCell500">
            <text:p text:style-name="ABLOCKPARA">DGSISS</text:p>
          </table:table-cell>
        </table:table-row>
      </table:table>
      <text:list text:style-name="LFO6" text:continue-numbering="true">
        <text:list-item>
          <text:list>
            <text:list-item>
              <text:list>
                <text:list-item>
                  <text:p text:style-name="P501"><text:bookmark-start text:name="_Toc83198082"/><text:bookmark-start text:name="_Toc130709904"/><text:bookmark-start text:name="_Toc346797371"/>Struttura Organizzativa del Fornitore dello Sviluppo<text:bookmark-end text:name="_Toc83198082"/><text:bookmark-end text:name="_Toc130709904"/><text:bookmark-end text:name="_Toc346797371"/></text:p>
                </text:list-item>
              </text:list>
            </text:list-item>
          </text:list>
        </text:list-item>
      </text:list>
      <text:p text:style-name="Normale">La struttura è riportata nella tabella seguente elencando<text:s/>le attività<text:s/>e le relative responsabilità presenti nel gruppo di lavoro. Sono, inoltre, riportati i nominativi delle persone che compongono il team.</text:p>
      <text:p text:style-name="Normale"/>
      <table:table table:style-name="Table502">
        <table:table-columns>
          <table:table-column table:style-name="TableColumn503"/>
          <table:table-column table:style-name="TableColumn504"/>
          <table:table-column table:style-name="TableColumn505"/>
          <table:table-column table:style-name="TableColumn506"/>
        </table:table-columns>
        <table:table-header-rows>
          <table:table-row table:style-name="TableRow507">
            <table:table-cell table:style-name="TableCell508">
              <text:p text:style-name="P509">Componente<text:s/>WBS</text:p>
            </table:table-cell>
            <table:table-cell table:style-name="TableCell510">
              <text:p text:style-name="P511">Work Package</text:p>
            </table:table-cell>
            <table:table-cell table:style-name="TableCell512">
              <text:p text:style-name="P513">Responsabile</text:p>
            </table:table-cell>
            <table:table-cell>
              <text:p text:style-name="P513"/>
            </table:table-cell>
          </table:table-row>
        </table:table-header-rows>
        <table:table-row table:style-name="TableRow514">
          <table:table-cell table:style-name="TableCell515" table:number-rows-spanned="3">
            <text:p text:style-name="P516">Gestione Progetto</text:p>
          </table:table-cell>
          <table:table-cell table:style-name="TableCell517">
            <text:p text:style-name="P518">Controllo e Pianificazione</text:p>
          </table:table-cell>
          <table:table-cell table:style-name="TableCell519">
            <text:p text:style-name="P520">Salvatore Ferrara/Gianluca Maiolatesi</text:p>
          </table:table-cell>
          <table:table-cell table:style-name="TableCell521">
            <text:p text:style-name="P522"> </text:p>
          </table:table-cell>
        </table:table-row>
        <table:table-row table:style-name="TableRow523">
          <table:covered-table-cell>
            <text:p text:style-name="P524"/>
          </table:covered-table-cell>
          <table:table-cell table:style-name="TableCell525">
            <text:p text:style-name="P526">Misurazione di Metriche<text:s/></text:p>
          </table:table-cell>
          <table:table-cell table:style-name="TableCell527">
            <text:p text:style-name="P528">Gianluca Maiolatesi</text:p>
          </table:table-cell>
          <table:table-cell table:style-name="TableCell529">
            <text:p text:style-name="P530"> </text:p>
          </table:table-cell>
        </table:table-row>
        <table:table-row table:style-name="TableRow531">
          <table:covered-table-cell>
            <text:p text:style-name="P532"/>
          </table:covered-table-cell>
          <table:table-cell table:style-name="TableCell533">
            <text:p text:style-name="P534">Verifiche e Validazioni</text:p>
          </table:table-cell>
          <table:table-cell table:style-name="TableCell535">
            <text:p text:style-name="P536">Gianluca Maiolatesi</text:p>
          </table:table-cell>
          <table:table-cell table:style-name="TableCell537">
            <text:p text:style-name="P538"/>
          </table:table-cell>
        </table:table-row>
        <table:table-row table:style-name="TableRow539">
          <table:table-cell table:style-name="TableCell540" table:number-rows-spanned="4">
            <text:p text:style-name="P541">Sviluppo Software<text:s/></text:p>
          </table:table-cell>
          <table:table-cell table:style-name="TableCell542">
            <text:p text:style-name="P543">Analisi Funzionale</text:p>
          </table:table-cell>
          <table:table-cell table:style-name="TableCell544">
            <text:p text:style-name="P545">Gianluca Maiolatesi/Giuseppe Uselli</text:p>
          </table:table-cell>
          <table:table-cell table:style-name="TableCell546">
            <text:p text:style-name="P547"> </text:p>
          </table:table-cell>
        </table:table-row>
        <table:table-row table:style-name="TableRow548">
          <table:covered-table-cell>
            <text:p text:style-name="P549"/>
          </table:covered-table-cell>
          <table:table-cell table:style-name="TableCell550">
            <text:p text:style-name="P551">Disegno</text:p>
          </table:table-cell>
          <table:table-cell table:style-name="TableCell552">
            <text:p text:style-name="Normale"><text:span text:style-name="T553">Gianluca Maiolatesi/Giuseppe Uselli</text:span></text:p>
          </table:table-cell>
          <table:table-cell table:style-name="TableCell554">
            <text:p text:style-name="P555"> </text:p>
          </table:table-cell>
        </table:table-row>
        <table:table-row table:style-name="TableRow556">
          <table:covered-table-cell>
            <text:p text:style-name="P557"/>
          </table:covered-table-cell>
          <table:table-cell table:style-name="TableCell558">
            <text:p text:style-name="P559">Realizzazione del Sistema</text:p>
          </table:table-cell>
          <table:table-cell table:style-name="TableCell560">
            <text:p text:style-name="Normale"><text:span text:style-name="T561">Giuseppe Uselli</text:span></text:p>
          </table:table-cell>
          <table:table-cell table:style-name="TableCell562">
            <text:p text:style-name="P563"> </text:p>
          </table:table-cell>
        </table:table-row>
        <table:table-row table:style-name="TableRow564">
          <table:covered-table-cell>
            <text:p text:style-name="P565"/>
          </table:covered-table-cell>
          <table:table-cell table:style-name="TableCell566">
            <text:p text:style-name="P567">Collaudo<text:s/></text:p>
          </table:table-cell>
          <table:table-cell table:style-name="TableCell568">
            <text:p text:style-name="Normale"><text:span text:style-name="T569">Gianluca Maiolatesi/Giuseppe Uselli</text:span></text:p>
          </table:table-cell>
          <table:table-cell table:style-name="TableCell570">
            <text:p text:style-name="P571"> </text:p>
          </table:table-cell>
        </table:table-row>
        <table:table-row table:style-name="TableRow572">
          <table:table-cell table:style-name="TableCell573" table:number-rows-spanned="3">
            <text:p text:style-name="P574">Formazione</text:p>
          </table:table-cell>
          <table:table-cell table:style-name="TableCell575">
            <text:p text:style-name="Normale">Pianificazione Didattica</text:p>
          </table:table-cell>
          <table:table-cell table:style-name="TableCell576">
            <text:p text:style-name="Normale"><text:span text:style-name="T577">Gianluca Maiolatesi</text:span></text:p>
          </table:table-cell>
          <table:table-cell table:style-name="TableCell578">
            <text:p text:style-name="P579"/>
          </table:table-cell>
        </table:table-row>
        <table:table-row table:style-name="TableRow580">
          <table:covered-table-cell>
            <text:p text:style-name="P581"/>
          </table:covered-table-cell>
          <table:table-cell table:style-name="TableCell582">
            <text:p text:style-name="Normale">Progettazione Didattica</text:p>
          </table:table-cell>
          <table:table-cell table:style-name="TableCell583">
            <text:p text:style-name="Normale"><text:span text:style-name="T584">Gianluca Maiolatesi</text:span></text:p>
          </table:table-cell>
          <table:table-cell table:style-name="TableCell585">
            <text:p text:style-name="P586"/>
          </table:table-cell>
        </table:table-row>
        <table:table-row table:style-name="TableRow587">
          <table:covered-table-cell>
            <text:p text:style-name="P588"/>
          </table:covered-table-cell>
          <table:table-cell table:style-name="TableCell589">
            <text:p text:style-name="P590">Erogazione training on the job</text:p>
          </table:table-cell>
          <table:table-cell table:style-name="TableCell591">
            <text:p text:style-name="Normale"><text:span text:style-name="T592">Gianluca Maiolatesi</text:span></text:p>
          </table:table-cell>
          <table:table-cell table:style-name="TableCell593">
            <text:p text:style-name="P594"/>
          </table:table-cell>
        </table:table-row>
        <table:table-row table:style-name="TableRow595">
          <table:table-cell table:style-name="TableCell596" table:number-rows-spanned="3">
            <text:p text:style-name="P597">Passaggio in esercizio</text:p>
          </table:table-cell>
          <table:table-cell table:style-name="TableCell598">
            <text:p text:style-name="P599">System Integration</text:p>
          </table:table-cell>
          <table:table-cell table:style-name="TableCell600">
            <text:p text:style-name="Normale"><text:span text:style-name="T601">Gianluca Maiolatesi/Giuseppe Uselli</text:span></text:p>
          </table:table-cell>
          <table:table-cell table:style-name="TableCell602">
            <text:p text:style-name="P603"> </text:p>
          </table:table-cell>
        </table:table-row>
        <table:table-row table:style-name="TableRow604">
          <table:covered-table-cell>
            <text:p text:style-name="P605"/>
          </table:covered-table-cell>
          <table:table-cell table:style-name="TableCell606">
            <text:p text:style-name="P607">Messa in Esercizio</text:p>
          </table:table-cell>
          <table:table-cell table:style-name="TableCell608">
            <text:p text:style-name="P609">Giuseppe Uselli</text:p>
          </table:table-cell>
          <table:table-cell table:style-name="TableCell610">
            <text:p text:style-name="P611"> </text:p>
          </table:table-cell>
        </table:table-row>
        <table:table-row table:style-name="TableRow612">
          <table:covered-table-cell>
            <text:p text:style-name="P613"/>
          </table:covered-table-cell>
          <table:table-cell table:style-name="TableCell614">
            <text:p text:style-name="P615">Rollout</text:p>
          </table:table-cell>
          <table:table-cell table:style-name="TableCell616">
            <text:p text:style-name="P617">Giuseppe Uselli</text:p>
          </table:table-cell>
          <table:table-cell table:style-name="TableCell618">
            <text:p text:style-name="P619"> </text:p>
          </table:table-cell>
        </table:table-row>
        <text:soft-page-break/>
        <table:table-row table:style-name="TableRow620">
          <table:table-cell table:style-name="TableCell621">
            <text:p text:style-name="P622">Assistenza agli utenti<text:s/>ed estrazione dati</text:p>
          </table:table-cell>
          <table:table-cell table:style-name="TableCell623">
            <text:p text:style-name="P624">Help Desk 2 Livello</text:p>
          </table:table-cell>
          <table:table-cell table:style-name="TableCell625">
            <text:p text:style-name="P626"/>
            <text:p text:style-name="Normale"><text:span text:style-name="T627">Gianluca Maiolatesi/Giuseppe Uselli</text:span></text:p>
          </table:table-cell>
          <table:table-cell>
            <text:p text:style-name="Normale"/>
          </table:table-cell>
        </table:table-row>
      </table:table>
      <text:list text:style-name="LFO6" text:continue-numbering="true">
        <text:list-item>
          <text:list>
            <text:list-item>
              <text:p text:style-name="P628"><text:bookmark-start text:name="_Toc26767568"/><text:bookmark-start text:name="_Toc26962091"/><text:bookmark-start text:name="_Toc182298668"/><text:bookmark-start text:name="_Toc346797372"/><text:span text:style-name="T629">Modalità di analisi della qualità statica e dinamica del software</text:span><text:bookmark-end text:name="_Toc26767568"/><text:bookmark-end text:name="_Toc26962091"/><text:bookmark-end text:name="_Toc182298668"/><text:bookmark-end text:name="_Toc346797372"/></text:p>
            </text:list-item>
          </text:list>
        </text:list-item>
      </text:list>
      <text:list text:style-name="LFO4" text:continue-numbering="true">
        <text:list-item>
          <text:list>
            <text:list-item>
              <text:list>
                <text:list-item>
                  <text:p text:style-name="P630"><text:bookmark-start text:name="_Toc26767569"/><text:bookmark-start text:name="_Toc26962092"/><text:bookmark-start text:name="_Toc182298669"/><text:bookmark-start text:name="_Toc346797373"/>Qualità Statica<text:bookmark-end text:name="_Toc26767569"/><text:bookmark-end text:name="_Toc26962092"/><text:bookmark-end text:name="_Toc182298669"/><text:bookmark-end text:name="_Toc346797373"/></text:p>
                </text:list-item>
              </text:list>
            </text:list-item>
          </text:list>
        </text:list-item>
      </text:list>
      <text:p text:style-name="Normale"/>
      <text:p text:style-name="Normale">La valutazione della Qualità Statica:<text:s/></text:p>
      <text:p text:style-name="Normale">- è effettuata durante le fasi di review del design e di review del codice;</text:p>
      <text:p text:style-name="WW-NormaleWeb">- le entità di interesse sono le specifiche e il codice sorgente;</text:p>
      <text:p text:style-name="Normale">- il software che si intende valutare non è ancora eseguibile.</text:p>
      <text:p text:style-name="Normale">Gli obiettivi sono stabilire se i requisiti di qualità interna sono soddisfatti, predire la qualità del prodotto (quando sarà sviluppato); raccogliere dati per la valutazione del processo software.</text:p>
      <text:p text:style-name="P631"/>
      <text:p text:style-name="P632">Criteri di verifica e validazione</text:p>
      <text:p text:style-name="Normale"/>
      <text:p text:style-name="Normale">Verifica dei documenti</text:p>
      <text:p text:style-name="Normale">La verifica dei documenti avviene attraverso il controllo sulla rispondenza del contenuto degli stessi ai seguenti criteri:</text:p>
      <text:list text:style-name="LFO13" text:continue-numbering="true">
        <text:list-item>
          <text:p text:style-name="P633"><text:span text:style-name="T634">chiarezza</text:span>: un documento è chiaro se non induce ad interpretazioni soggettive e non contiene ambiguità;</text:p>
        </text:list-item>
        <text:list-item>
          <text:p text:style-name="P635"><text:span text:style-name="T636">coerenza</text:span>: un documento è coerente se le sue parti non sono in conflitto tra loro (<text:span text:style-name="T637">coerenza interna</text:span>) o con altri documenti (<text:span text:style-name="T638">coerenza esterna</text:span>);</text:p>
        </text:list-item>
        <text:list-item>
          <text:p text:style-name="P639"><text:span text:style-name="T640">completezza</text:span>: un documento è completo se sono presenti tutte le parti necessarie al conseguimento degli scopi per i quali è stato concepito;</text:p>
        </text:list-item>
        <text:list-item>
          <text:p text:style-name="P641"><text:span text:style-name="T642">leggibilità</text:span>: un documento è leggibile se ha una struttura formale tale da facilitarne la sua lettura (indentazione, spaziatura,…);</text:p>
        </text:list-item>
        <text:list-item>
          <text:p text:style-name="P643"><text:span text:style-name="T644">semplicità</text:span>: un documento è semplice se è realizzato in modo tale che risulta facile comprenderne lo scopo e la struttura ed apprenderne il contenuto informativo;</text:p>
        </text:list-item>
        <text:list-item>
          <text:p text:style-name="P645"><text:span text:style-name="T646">standardizzazione</text:span>: un prodotto è standardizzato se è realizzato in modo conforme ai<text:s/><text:span text:style-name="T647">template</text:span><text:s/>definiti dal<text:s/>piano dela qualità del servizio sviluppo software e MEV..</text:p>
        </text:list-item>
      </text:list>
      <text:p text:style-name="Normale"/>
      <text:p text:style-name="Normale">Verifica del software</text:p>
      <text:p text:style-name="Normale">La verifica sul software realizzato avviene attraverso il controllo sulla rispondenza del contenuto degli stessi ai seguenti criteri:</text:p>
      <text:list text:style-name="LFO13" text:continue-numbering="true">
        <text:list-item>
          <text:p text:style-name="P648"><text:span text:style-name="T649">modularità</text:span>: un software è modulare se è realizzato coerentemente all’architettura definita nel corso della fase di<text:s/><text:span text:style-name="T650">Disegno</text:span>;</text:p>
        </text:list-item>
        <text:list-item>
          <text:p text:style-name="P651"><text:span text:style-name="T652">standardizzazione</text:span>: un software è standardizzato se è realizzato in modo conforme alle regole di standardizzazione definite e relative a: tecnologie, strumenti, <text:s/>nomenclaura, commenti etc.</text:p>
        </text:list-item>
      </text:list>
      <text:p text:style-name="Normale"/>
      <text:soft-page-break/>
      <text:p text:style-name="Normale">Validazione dei documenti</text:p>
      <text:p text:style-name="Normale">La validazione di un documento è basata sulla verifica della coerenza dei requisiti espressi dall’utente o da altri documenti prodotti nel corso di fasi precedenti (ad esempio, il documento relativo al “Modello Logico dei Dati” deve riportare la progettazione dei dati identificati nel corso della fase di<text:s/><text:span text:style-name="T653">Analisi Funzionale</text:span>) .</text:p>
      <text:p text:style-name="Normale"/>
      <text:p text:style-name="Normale">Validazione del software</text:p>
      <text:p text:style-name="Normale">I criteri utilizzati per la validazione del software sono definiti, nel corso della fase di<text:s/><text:span text:style-name="T654">Disegno</text:span>, attraverso la definizione di<text:s/><text:span text:style-name="T655">casi di prova</text:span><text:s/>(vedi il deliverable “Specifiche dei Test”).</text:p>
      <text:p text:style-name="Normale"/>
      <text:p text:style-name="Normale">Modalità di verifica e validazione</text:p>
      <text:p text:style-name="Normale">Le tecniche utilizzate per eseguire le attività di verifica e di validazione sono le seguenti:</text:p>
      <text:list text:style-name="LFO15" text:continue-numbering="true">
        <text:list-item>
          <text:p text:style-name="P656"><text:span text:style-name="T657">Controllo diretto</text:span>: inteso come esame diretto del prodotto eseguito sulla base di capacità individuali, con o senza l’ausilio di apposite check-list; è utilizzato per le verifiche dei documenti, verifiche sul software, <text:s/>validazione dei documenti.</text:p>
        </text:list-item>
        <text:list-item>
          <text:p text:style-name="P658"><text:span text:style-name="T659">Test</text:span>: prova d'esercizio del software sotto condizioni conosciute (opportunamente definite) volta a verificare tutti e soli i risultati attesi; è utilizzato per la validazione del software.</text:p>
        </text:list-item>
      </text:list>
      <text:p text:style-name="Normale"/>
      <text:p text:style-name="Normale">L’attività di verifica e validazione è organizzata in:</text:p>
      <text:list text:style-name="LFO14" text:continue-numbering="true">
        <text:list-item>
          <text:p text:style-name="P660"><text:span text:style-name="T661">Ispezioni a campione</text:span>: si tratta di controlli non pianificati svolti su un campione dei deliverable di progetto in fase di realizzazione;</text:p>
        </text:list-item>
        <text:list-item>
          <text:p text:style-name="P662"><text:span text:style-name="T663">Riesame di fase</text:span>: si tratta di controlli pianificati che hanno come oggetto l’insieme dei deliverable prodotti da una fase di sviluppo;</text:p>
        </text:list-item>
      </text:list>
      <text:p text:style-name="Normale"/>
      <text:p text:style-name="Normale">Tutte le attività di verifica sono svolte con l’ausilio di una checklist e formalizzate in verbali, di norma sono temporalmente pianificate, a meno di situazioni critiche specifiche, nell’imminenza di<text:s/><text:span text:style-name="T664">milestone</text:span><text:s/>di consegna e/o accettazione dei<text:s/><text:span text:style-name="T665">deliverables</text:span><text:s/>previsti nel contratto / piano di progetto.</text:p>
      <text:p text:style-name="Normale">I risultati vengono verbalizzati e registrati nell’archivio del Responsabile della Fornitura del Raggruppamento.<text:s/></text:p>
      <text:p text:style-name="Normale">La validazione dei documenti è tracciata attraverso le apposite firme sui documenti sulla pagina di “Scheda informativa del documento” e nella sezione “Approvazioni”.<text:s/></text:p>
      <text:p text:style-name="Normale">La validazione del software è gestita attraverso i documenti previsti dalle attività di<text:s/><text:span text:style-name="T666">testing</text:span><text:s/>nell’ambito del processo di sviluppo riportato nel<text:s/>piano di qualità del servizio di sviluppo software e MEV.</text:p>
      <text:p text:style-name="Normale"/>
      <text:p text:style-name="Normale">Le modalità di svolgimento non sono prestabilite e dipendono dal tipo di milestone e di oggetto di consegna.</text:p>
      <text:p text:style-name="Normale"/>
      <text:list text:style-name="LFO4" text:continue-numbering="true">
        <text:list-item>
          <text:list>
            <text:list-item>
              <text:list>
                <text:list-item>
                  <text:p text:style-name="P667"><text:bookmark-start text:name="_Toc26767570"/><text:bookmark-start text:name="_Toc26962093"/><text:bookmark-start text:name="_Toc182298670"/><text:bookmark-start text:name="_Toc346797374"/>Qualità Dinamica<text:bookmark-end text:name="_Toc26767570"/><text:bookmark-end text:name="_Toc26962093"/><text:bookmark-end text:name="_Toc182298670"/><text:bookmark-end text:name="_Toc346797374"/></text:p>
                </text:list-item>
              </text:list>
            </text:list-item>
          </text:list>
        </text:list-item>
      </text:list>
      <text:p text:style-name="Normale">La valutazione della Qualità Dinamica:<text:s/></text:p>
      <text:p text:style-name="Normale">- è eseguita durante la fase di testing;</text:p>
      <text:p text:style-name="Normale">- si considera il software come se fosse un sistema in cui tutti i requisiti (funzionali e di qualità) sono soddisfatti;</text:p>
      <text:p text:style-name="Normale">gli obiettivi sono:</text:p>
      <text:soft-page-break/>
      <text:list text:style-name="LFO16" text:continue-numbering="true">
        <text:list-item>
          <text:p text:style-name="P668">se tutti i requisiti (funzionali e di qualità) sono soddisfatti;</text:p>
        </text:list-item>
        <text:list-item>
          <text:p text:style-name="P669">predire la qualità del prodotto in ambiente d’uso;</text:p>
        </text:list-item>
        <text:list-item>
          <text:p text:style-name="P670">raccogliere dati ambiente simulato facendo uso di dati di test.</text:p>
        </text:list-item>
      </text:list>
      <text:p text:style-name="Normale"/>
      <text:p text:style-name="Normale">Si rimanda, pertanto, al Piano di Test e Collaudo, prodotto della fase di “Analisi Funzionale”.</text:p>
      <text:p text:style-name="Normale"/>
      <text:list text:style-name="LFO6" text:continue-numbering="true">
        <text:list-item>
          <text:list>
            <text:list-item>
              <text:p text:style-name="P671"><text:bookmark-start text:name="_Toc26767572"/><text:bookmark-start text:name="_Toc26962095"/><text:bookmark-start text:name="_Toc346797375"/><text:span text:style-name="T672">Fasi e Documentazione</text:span><text:bookmark-end text:name="_Toc346797375"/></text:p>
            </text:list-item>
          </text:list>
        </text:list-item>
      </text:list>
      <text:list text:style-name="LFO6" text:continue-numbering="true">
        <text:list-item>
          <text:list>
            <text:list-item>
              <text:list>
                <text:list-item>
                  <text:p text:style-name="P673"><text:bookmark-start text:name="_Toc346797376"/>Descrizione Fasi, Attività e Deliverable<text:bookmark-end text:name="_Toc26767572"/><text:bookmark-end text:name="_Toc26962095"/><text:bookmark-end text:name="_Toc346797376"/></text:p>
                </text:list-item>
              </text:list>
            </text:list-item>
          </text:list>
        </text:list-item>
      </text:list>
      <text:p text:style-name="Normale">La fase di gestione progetto è parallela all’intera durata del progetto e impegna il capo progetto in attività di controllo, pianificazione e conduzione del team di sviluppo.<text:s/></text:p>
      <text:p text:style-name="P674"/>
      <text:list text:style-name="LFO7" text:continue-numbering="true">
        <text:list-item>
          <text:p text:style-name="P675">Il<text:s/><text:span text:style-name="T676">Piano dell’Applicazione (PDA)</text:span><text:s/>è unico ed è prodotto e consegnato all’Amministrazione una prima volta all’avvio del progetto; è il documento che rappresenta l’adattamento del Piano di Qualità della Fornitura sul singolo progetto. Esso contiene la descrizione delle finalità del progetto, la scomposizione in WBS. Variazioni legate alla pianificazione e al dimensionamento dell’applicazione verranno riportate in versioni successive del Piano di Progetto.</text:p>
        </text:list-item>
        <text:list-item>
          <text:p text:style-name="P677">Il<text:s/><text:span text:style-name="T678">Piano di Progetto (PDP)</text:span><text:s/>viene prodotto nella versione 1.0 all’avvio del progetto insieme al PdA. Esso contiene la pianificazione delle attività previste per la realizzazione del lotto del Progetto e il dimensionamento dell’impegno espresso in<text:s/>UCS<text:s/>e/o GG/U<text:s/>e/o STS. Verrà prodotta una nuova versione del Piano di Progetto ogni volta che si presenta una delle seguenti condizioni:</text:p>
        </text:list-item>
      </text:list>
      <text:list text:style-name="LFO1" text:continue-numbering="true">
        <text:list-item>
          <text:list>
            <text:list-item>
              <text:p text:style-name="P679">adeguamenti dell’impegno;</text:p>
            </text:list-item>
            <text:list-item>
              <text:p text:style-name="P680">ripianificazioni;</text:p>
            </text:list-item>
            <text:list-item>
              <text:p text:style-name="P681">a seguito del raggiungimento delle seguenti Milestone di Progetto: “Fine Analisi”, “Fine Realizzazione”, “Fine Collaudo”, “Fine Roll-out”.</text:p>
              <text:list text:continue-numbering="true">
                <text:list-item>
                  <text:p text:style-name="P682">I<text:s/><text:span text:style-name="T683">Report di Misurazione delle Metriche di Qualità (RMQ)</text:span><text:s/>sono prodotti e consegnati all’Amministrazione in corrispondenza del collaudo del sistema.</text:p>
                </text:list-item>
              </text:list>
            </text:list-item>
          </text:list>
        </text:list-item>
      </text:list>
      <text:p text:style-name="Normale"/>
      <table:table table:style-name="Table684">
        <table:table-columns>
          <table:table-column table:style-name="TableColumn685"/>
          <table:table-column table:style-name="TableColumn686"/>
          <table:table-column table:style-name="TableColumn687"/>
          <table:table-column table:style-name="TableColumn688"/>
          <table:table-column table:style-name="TableColumn689"/>
          <table:table-column table:style-name="TableColumn690"/>
        </table:table-columns>
        <table:table-header-rows>
          <table:table-row table:style-name="TableRow691">
            <table:table-cell table:style-name="TableCell692">
              <text:p text:style-name="Intestazionetabella">FASI</text:p>
            </table:table-cell>
            <table:table-cell table:style-name="TableCell693">
              <text:p text:style-name="Intestazionetabella">AT<text:bookmark-start text:name="_Hlt26179443"/><text:bookmark-end text:name="_Hlt26179443"/>TIVITA’</text:p>
            </table:table-cell>
            <table:table-cell table:style-name="TableCell694">
              <text:p text:style-name="Intestazionetabella">DELIVERABLE</text:p>
            </table:table-cell>
            <table:table-cell table:style-name="TableCell695">
              <text:p text:style-name="Intestazionetabella">VOLUMI PER APPLICAZIONE</text:p>
            </table:table-cell>
            <table:table-cell table:style-name="TableCell696">
              <text:p text:style-name="Intestazionetabella">CODICE PRODOTTO</text:p>
            </table:table-cell>
            <table:table-cell table:style-name="TableCell697">
              <text:p text:style-name="Intestazionetabella">PRODOTTO/AGGIORNATO</text:p>
            </table:table-cell>
          </table:table-row>
        </table:table-header-rows>
        <table:table-row table:style-name="TableRow698">
          <table:table-cell table:style-name="TableCell699" table:number-rows-spanned="2">
            <text:p text:style-name="ABLOCKPARA">AVVIO ATTIVITA’ PROGETTUALI</text:p>
          </table:table-cell>
          <table:table-cell table:style-name="TableCell700" table:number-rows-spanned="2">
            <text:p text:style-name="ABLOCKPARA">Preventivazione/Pianificazione/</text:p>
            <text:p text:style-name="ABLOCKPARA">Controllo/</text:p>
            <text:p text:style-name="ABLOCKPARA">Organizzazione</text:p>
            <text:p text:style-name="ABLOCKPARA">del Progetto</text:p>
          </table:table-cell>
          <table:table-cell table:style-name="TableCell701">
            <text:list text:style-name="LFO3" text:continue-numbering="true">
              <text:list-item>
                <text:p text:style-name="P702">Piano dell'Applicazione<text:s/></text:p>
              </text:list-item>
            </text:list>
          </table:table-cell>
          <table:table-cell table:style-name="TableCell703">
            <text:p text:style-name="ABLOCKPARA">1</text:p>
          </table:table-cell>
          <table:table-cell table:style-name="TableCell704">
            <text:p text:style-name="ABLOCKPARA">PDA</text:p>
          </table:table-cell>
          <table:table-cell table:style-name="TableCell705">
            <text:p text:style-name="ABLOCKPARA">Prodotto</text:p>
          </table:table-cell>
        </table:table-row>
        <table:table-row table:style-name="TableRow706">
          <table:covered-table-cell>
            <text:p text:style-name="ABLOCKPARA"/>
          </table:covered-table-cell>
          <table:covered-table-cell>
            <text:p text:style-name="ABLOCKPARA"/>
          </table:covered-table-cell>
          <table:table-cell table:style-name="TableCell707">
            <text:list text:style-name="LFO3" text:continue-numbering="true">
              <text:list-item>
                <text:p text:style-name="P708">Piano di Progetto</text:p>
              </text:list-item>
            </text:list>
          </table:table-cell>
          <table:table-cell table:style-name="TableCell709">
            <text:p text:style-name="ABLOCKPARA">1</text:p>
          </table:table-cell>
          <table:table-cell table:style-name="TableCell710">
            <text:p text:style-name="ABLOCKPARA">PDP</text:p>
          </table:table-cell>
          <table:table-cell table:style-name="TableCell711">
            <text:p text:style-name="ABLOCKPARA">Prodotto</text:p>
          </table:table-cell>
        </table:table-row>
        <text:soft-page-break/>
        <table:table-row table:style-name="TableRow712">
          <table:table-cell table:style-name="TableCell713" table:number-rows-spanned="9">
            <text:p text:style-name="ABLOCKPARA">ANALISI FUNZIONALE</text:p>
          </table:table-cell>
          <table:table-cell table:style-name="TableCell714" table:number-rows-spanned="2">
            <text:p text:style-name="ABLOCKPARA">Definizione Approccio ai Test</text:p>
          </table:table-cell>
          <table:table-cell table:style-name="TableCell715">
            <text:list text:style-name="LFO3" text:continue-numbering="true">
              <text:list-item>
                <text:p text:style-name="P716"><text:bookmark-start text:name="_Hlt34713704"/><text:bookmark-end text:name="_Hlt34713704"/>Piano di Test e Collaudo<text:s/></text:p>
              </text:list-item>
            </text:list>
          </table:table-cell>
          <table:table-cell table:style-name="TableCell717">
            <text:p text:style-name="ABLOCKPARA">1</text:p>
          </table:table-cell>
          <table:table-cell table:style-name="TableCell718">
            <text:p text:style-name="ABLOCKPARA">PDT</text:p>
          </table:table-cell>
          <table:table-cell table:style-name="TableCell719">
            <text:p text:style-name="ABLOCKPARA">Non Prodotto</text:p>
          </table:table-cell>
        </table:table-row>
        <table:table-row table:style-name="TableRow720">
          <table:covered-table-cell>
            <text:p text:style-name="ABLOCKPARA"/>
          </table:covered-table-cell>
          <table:covered-table-cell>
            <text:p text:style-name="ABLOCKPARA"/>
          </table:covered-table-cell>
          <table:table-cell table:style-name="TableCell721">
            <text:list text:style-name="LFO3" text:continue-numbering="true">
              <text:list-item>
                <text:p text:style-name="P722">Piano di Installazione</text:p>
              </text:list-item>
            </text:list>
          </table:table-cell>
          <table:table-cell table:style-name="TableCell723">
            <text:p text:style-name="ABLOCKPARA">1</text:p>
          </table:table-cell>
          <table:table-cell table:style-name="TableCell724">
            <text:p text:style-name="ABLOCKPARA">PDI</text:p>
          </table:table-cell>
          <table:table-cell table:style-name="TableCell725">
            <text:p text:style-name="ABLOCKPARA">Non<text:s/>Prodotto</text:p>
          </table:table-cell>
        </table:table-row>
        <table:table-row table:style-name="TableRow726">
          <table:covered-table-cell>
            <text:p text:style-name="ABLOCKPARA"/>
          </table:covered-table-cell>
          <table:table-cell table:style-name="TableCell727">
            <text:p text:style-name="ABLOCKPARA"/>
            <text:p text:style-name="ABLOCKPARA">Documentazione dell’Architettura, delle attività di collaudo e dell’operatività di gestione</text:p>
          </table:table-cell>
          <table:table-cell table:style-name="TableCell728">
            <text:list text:style-name="LFO3" text:continue-numbering="true">
              <text:list-item>
                <text:p text:style-name="P729">Architettura, collaudo e manuale di gestione operativa</text:p>
              </text:list-item>
            </text:list>
          </table:table-cell>
          <table:table-cell table:style-name="TableCell730">
            <text:p text:style-name="ABLOCKPARA">1</text:p>
          </table:table-cell>
          <table:table-cell table:style-name="TableCell731">
            <text:p text:style-name="ABLOCKPARA">ARC</text:p>
          </table:table-cell>
          <table:table-cell table:style-name="TableCell732">
            <text:p text:style-name="ABLOCKPARA">Non<text:s/>Prodotto</text:p>
          </table:table-cell>
        </table:table-row>
        <table:table-row table:style-name="TableRow733">
          <table:covered-table-cell>
            <text:p text:style-name="ABLOCKPARA"/>
          </table:covered-table-cell>
          <table:table-cell table:style-name="TableCell734">
            <text:p text:style-name="ABLOCKPARA">Definizione Modello di Business</text:p>
          </table:table-cell>
          <table:table-cell table:style-name="TableCell735">
            <text:list text:style-name="LFO3" text:continue-numbering="true">
              <text:list-item>
                <text:p text:style-name="P736">Requisiti funzionale<text:s/></text:p>
              </text:list-item>
            </text:list>
          </table:table-cell>
          <table:table-cell table:style-name="TableCell737">
            <text:p text:style-name="ABLOCKPARA">1</text:p>
          </table:table-cell>
          <table:table-cell table:style-name="TableCell738">
            <text:p text:style-name="ABLOCKPARA">REQ</text:p>
          </table:table-cell>
          <table:table-cell table:style-name="TableCell739">
            <text:p text:style-name="ABLOCKPARA">Prodotto</text:p>
          </table:table-cell>
        </table:table-row>
        <table:table-row table:style-name="TableRow740">
          <table:covered-table-cell>
            <text:p text:style-name="ABLOCKPARA"><text:bookmark-start text:name="_Hlt34551535"/></text:p>
          </table:covered-table-cell>
          <table:table-cell table:style-name="TableCell741" table:number-rows-spanned="3">
            <text:p text:style-name="ABLOCKPARA"/>
            <text:p text:style-name="ABLOCKPARA">Flusso di Conversazione</text:p>
          </table:table-cell>
          <table:table-cell table:style-name="TableCell742">
            <text:list text:style-name="LFO3" text:continue-numbering="true">
              <text:list-item>
                <text:p text:style-name="P743">CRUD</text:p>
              </text:list-item>
            </text:list>
          </table:table-cell>
          <table:table-cell table:style-name="TableCell744">
            <text:p text:style-name="ABLOCKPARA">1</text:p>
          </table:table-cell>
          <table:table-cell table:style-name="TableCell745">
            <text:p text:style-name="ABLOCKPARA">CRD</text:p>
          </table:table-cell>
          <table:table-cell table:style-name="TableCell746">
            <text:p text:style-name="ABLOCKPARA">Prodotto</text:p>
          </table:table-cell>
        </table:table-row>
        <table:table-row table:style-name="TableRow747">
          <table:covered-table-cell>
            <text:p text:style-name="ABLOCKPARA"><text:bookmark-end text:name="_Hlt34551535"/></text:p>
          </table:covered-table-cell>
          <table:covered-table-cell>
            <text:p text:style-name="ABLOCKPARA"/>
          </table:covered-table-cell>
          <table:table-cell table:style-name="TableCell748">
            <text:list text:style-name="LFO3" text:continue-numbering="true">
              <text:list-item>
                <text:p text:style-name="P749">Analisi Funzionale</text:p>
              </text:list-item>
            </text:list>
          </table:table-cell>
          <table:table-cell table:style-name="TableCell750">
            <text:p text:style-name="ABLOCKPARA">1</text:p>
          </table:table-cell>
          <table:table-cell table:style-name="TableCell751">
            <text:p text:style-name="ABLOCKPARA">SSF</text:p>
          </table:table-cell>
          <table:table-cell table:style-name="TableCell752">
            <text:p text:style-name="ABLOCKPARA">Prodotto</text:p>
          </table:table-cell>
        </table:table-row>
        <table:table-row table:style-name="TableRow753">
          <table:covered-table-cell>
            <text:p text:style-name="ABLOCKPARA"/>
          </table:covered-table-cell>
          <table:covered-table-cell>
            <text:p text:style-name="ABLOCKPARA"/>
          </table:covered-table-cell>
          <table:table-cell table:style-name="TableCell754">
            <text:list text:style-name="LFO3" text:continue-numbering="true">
              <text:list-item>
                <text:p text:style-name="P755">Definizione Interfaccia Utente<text:s/></text:p>
              </text:list-item>
            </text:list>
          </table:table-cell>
          <table:table-cell table:style-name="TableCell756">
            <text:p text:style-name="ABLOCKPARA">1</text:p>
          </table:table-cell>
          <table:table-cell table:style-name="TableCell757">
            <text:p text:style-name="ABLOCKPARA">DIU</text:p>
          </table:table-cell>
          <table:table-cell table:style-name="TableCell758">
            <text:p text:style-name="ABLOCKPARA">Non<text:s/>Prodotto</text:p>
          </table:table-cell>
        </table:table-row>
        <table:table-row table:style-name="TableRow759">
          <table:covered-table-cell>
            <text:p text:style-name="ABLOCKPARA"/>
          </table:covered-table-cell>
          <table:table-cell table:style-name="TableCell760">
            <text:p text:style-name="ABLOCKPARA">Conteggio dell’intervento in FP</text:p>
          </table:table-cell>
          <table:table-cell table:style-name="TableCell761">
            <text:list text:style-name="LFO3" text:continue-numbering="true">
              <text:list-item>
                <text:p text:style-name="P762">Conteggio FP ed UCS</text:p>
              </text:list-item>
            </text:list>
          </table:table-cell>
          <table:table-cell table:style-name="TableCell763">
            <text:p text:style-name="ABLOCKPARA">1</text:p>
          </table:table-cell>
          <table:table-cell table:style-name="TableCell764">
            <text:p text:style-name="ABLOCKPARA">FPC</text:p>
          </table:table-cell>
          <table:table-cell table:style-name="TableCell765">
            <text:p text:style-name="ABLOCKPARA">Prodotto</text:p>
          </table:table-cell>
        </table:table-row>
        <table:table-row table:style-name="TableRow766">
          <table:covered-table-cell>
            <text:p text:style-name="ABLOCKPARA"/>
          </table:covered-table-cell>
          <table:table-cell table:style-name="TableCell767">
            <text:p text:style-name="ABLOCKPARA">Disegno Modello Concettuale</text:p>
          </table:table-cell>
          <table:table-cell table:style-name="TableCell768">
            <text:list text:style-name="LFO3" text:continue-numbering="true">
              <text:list-item>
                <text:p text:style-name="P769">Modello Concettuale<text:s/></text:p>
              </text:list-item>
            </text:list>
          </table:table-cell>
          <table:table-cell table:style-name="TableCell770">
            <text:p text:style-name="ABLOCKPARA">1</text:p>
          </table:table-cell>
          <table:table-cell table:style-name="TableCell771">
            <text:p text:style-name="ABLOCKPARA">MDC</text:p>
          </table:table-cell>
          <table:table-cell table:style-name="TableCell772">
            <text:p text:style-name="ABLOCKPARA">Non<text:s/>Prodotto</text:p>
          </table:table-cell>
        </table:table-row>
        <table:table-row table:style-name="TableRow773">
          <table:table-cell table:style-name="TableCell774" table:number-rows-spanned="3">
            <text:p text:style-name="ABLOCKPARA">DISEGNO</text:p>
          </table:table-cell>
          <table:table-cell table:style-name="TableCell775">
            <text:p text:style-name="ABLOCKPARA"/>
            <text:p text:style-name="ABLOCKPARA">Modello Logico</text:p>
          </table:table-cell>
          <table:table-cell table:style-name="TableCell776">
            <text:list text:style-name="LFO3" text:continue-numbering="true">
              <text:list-item>
                <text:p text:style-name="P777">Modello Logico Dati</text:p>
              </text:list-item>
            </text:list>
          </table:table-cell>
          <table:table-cell table:style-name="TableCell778">
            <text:p text:style-name="ABLOCKPARA">1</text:p>
          </table:table-cell>
          <table:table-cell table:style-name="TableCell779">
            <text:p text:style-name="ABLOCKPARA">MLD</text:p>
          </table:table-cell>
          <table:table-cell table:style-name="TableCell780">
            <text:p text:style-name="ABLOCKPARA">Prodotto</text:p>
          </table:table-cell>
        </table:table-row>
        <table:table-row table:style-name="TableRow781">
          <table:covered-table-cell>
            <text:p text:style-name="ABLOCKPARA"/>
          </table:covered-table-cell>
          <table:table-cell table:style-name="TableCell782">
            <text:p text:style-name="ABLOCKPARA"/>
            <text:p text:style-name="ABLOCKPARA">Disegno Conversione Dati</text:p>
          </table:table-cell>
          <table:table-cell table:style-name="TableCell783">
            <text:list text:style-name="LFO3" text:continue-numbering="true">
              <text:list-item>
                <text:p text:style-name="P784">Disegno di Dettaglio</text:p>
              </text:list-item>
            </text:list>
          </table:table-cell>
          <table:table-cell table:style-name="TableCell785">
            <text:p text:style-name="ABLOCKPARA">1/n</text:p>
          </table:table-cell>
          <table:table-cell table:style-name="TableCell786">
            <text:p text:style-name="ABLOCKPARA">DIS</text:p>
          </table:table-cell>
          <table:table-cell table:style-name="TableCell787">
            <text:p text:style-name="ABLOCKPARA">Non<text:s/>Prodotto</text:p>
          </table:table-cell>
        </table:table-row>
        <table:table-row table:style-name="TableRow788">
          <table:covered-table-cell>
            <text:p text:style-name="ABLOCKPARA"/>
          </table:covered-table-cell>
          <table:table-cell table:style-name="TableCell789">
            <text:p text:style-name="ABLOCKPARA"/>
            <text:p text:style-name="ABLOCKPARA">Specifiche di Test</text:p>
          </table:table-cell>
          <table:table-cell table:style-name="TableCell790">
            <text:list text:style-name="LFO3" text:continue-numbering="true">
              <text:list-item>
                <text:p text:style-name="P791">Specifiche di Test</text:p>
              </text:list-item>
            </text:list>
          </table:table-cell>
          <table:table-cell table:style-name="TableCell792">
            <text:p text:style-name="ABLOCKPARA">1</text:p>
          </table:table-cell>
          <table:table-cell table:style-name="TableCell793">
            <text:p text:style-name="ABLOCKPARA">SPE</text:p>
          </table:table-cell>
          <table:table-cell table:style-name="TableCell794">
            <text:p text:style-name="ABLOCKPARA">Non Prodotto<text:s/></text:p>
          </table:table-cell>
        </table:table-row>
        <table:table-row table:style-name="TableRow795">
          <table:table-cell table:style-name="TableCell796" table:number-rows-spanned="5">
            <text:p text:style-name="ABLOCKPARA">REALIZZAZIONE DEL SISTEMA</text:p>
          </table:table-cell>
          <table:table-cell table:style-name="TableCell797">
            <text:p text:style-name="P798"/>
            <text:p text:style-name="ABLOCKPARA">Definizione Modello Fisico</text:p>
          </table:table-cell>
          <table:table-cell table:style-name="TableCell799">
            <text:list text:style-name="LFO3" text:continue-numbering="true">
              <text:list-item>
                <text:p text:style-name="P800">Modello Fisico dei Dati</text:p>
              </text:list-item>
            </text:list>
          </table:table-cell>
          <table:table-cell table:style-name="TableCell801">
            <text:p text:style-name="P802">1</text:p>
          </table:table-cell>
          <table:table-cell table:style-name="TableCell803">
            <text:p text:style-name="ABLOCKPARA"><text:span text:style-name="T804">MFD</text:span></text:p>
          </table:table-cell>
          <table:table-cell table:style-name="TableCell805">
            <text:p text:style-name="ABLOCKPARA">Prodotto</text:p>
          </table:table-cell>
        </table:table-row>
        <table:table-row table:style-name="TableRow806">
          <table:covered-table-cell>
            <text:p text:style-name="ABLOCKPARA"/>
          </table:covered-table-cell>
          <table:table-cell table:style-name="TableCell807">
            <text:p text:style-name="ABLOCKPARA"/>
            <text:p text:style-name="ABLOCKPARA">Programma</text:p>
          </table:table-cell>
          <table:table-cell table:style-name="TableCell808">
            <text:list text:style-name="LFO3" text:continue-numbering="true">
              <text:list-item>
                <text:p text:style-name="P809">Software</text:p>
              </text:list-item>
            </text:list>
          </table:table-cell>
          <table:table-cell table:style-name="TableCell810">
            <text:p text:style-name="ABLOCKPARA">n</text:p>
          </table:table-cell>
          <table:table-cell table:style-name="TableCell811">
            <text:p text:style-name="ABLOCKPARA"/>
          </table:table-cell>
          <table:table-cell table:style-name="TableCell812">
            <text:p text:style-name="ABLOCKPARA">Prodotto</text:p>
          </table:table-cell>
        </table:table-row>
        <table:table-row table:style-name="TableRow813">
          <table:covered-table-cell>
            <text:p text:style-name="ABLOCKPARA"/>
          </table:covered-table-cell>
          <table:table-cell table:style-name="TableCell814" table:number-rows-spanned="2">
            <text:p text:style-name="ABLOCKPARA">Manuali</text:p>
            <text:p text:style-name="ABLOCKPARA"/>
          </table:table-cell>
          <table:table-cell table:style-name="TableCell815">
            <text:list text:style-name="LFO3" text:continue-numbering="true">
              <text:list-item>
                <text:p text:style-name="P816">Manuale D’istallazione</text:p>
              </text:list-item>
            </text:list>
          </table:table-cell>
          <table:table-cell table:style-name="TableCell817">
            <text:p text:style-name="ABLOCKPARA">1</text:p>
          </table:table-cell>
          <table:table-cell table:style-name="TableCell818">
            <text:p text:style-name="ABLOCKPARA">MDI</text:p>
          </table:table-cell>
          <table:table-cell table:style-name="TableCell819">
            <text:p text:style-name="ABLOCKPARA">Non<text:s/>Prodotto</text:p>
          </table:table-cell>
        </table:table-row>
        <table:table-row table:style-name="TableRow820">
          <table:covered-table-cell>
            <text:p text:style-name="ABLOCKPARA"/>
          </table:covered-table-cell>
          <table:covered-table-cell>
            <text:p text:style-name="ABLOCKPARA"/>
          </table:covered-table-cell>
          <table:table-cell table:style-name="TableCell821">
            <text:list text:style-name="LFO3" text:continue-numbering="true">
              <text:list-item>
                <text:p text:style-name="P822"><text:s/>Manuale utente</text:p>
              </text:list-item>
            </text:list>
          </table:table-cell>
          <table:table-cell table:style-name="TableCell823">
            <text:p text:style-name="P824">1</text:p>
          </table:table-cell>
          <table:table-cell table:style-name="TableCell825">
            <text:p text:style-name="P826">MTR</text:p>
          </table:table-cell>
          <table:table-cell table:style-name="TableCell827">
            <text:p text:style-name="ABLOCKPARA">Prodotto<text:s/>:</text:p>
            <text:list text:style-name="LFO34" text:continue-numbering="true">
              <text:list-item>
                <text:p text:style-name="P828">Regionale</text:p>
              </text:list-item>
              <text:list-item>
                <text:p text:style-name="P829">Candidato</text:p>
              </text:list-item>
              <text:list-item>
                <text:p text:style-name="P830">Commissione</text:p>
              </text:list-item>
            </text:list>
          </table:table-cell>
        </table:table-row>
        <table:table-row table:style-name="TableRow831">
          <table:covered-table-cell>
            <text:p text:style-name="ABLOCKPARA"/>
          </table:covered-table-cell>
          <table:table-cell table:style-name="TableCell832">
            <text:p text:style-name="P833"/>
            <text:p text:style-name="ABLOCKPARA"/>
            <text:p text:style-name="ABLOCKPARA">Esecuzione Test</text:p>
          </table:table-cell>
          <table:table-cell table:style-name="TableCell834">
            <text:list text:style-name="LFO3" text:continue-numbering="true">
              <text:list-item>
                <text:p text:style-name="P835">Rapporto Esecuzione Test</text:p>
              </text:list-item>
            </text:list>
          </table:table-cell>
          <table:table-cell table:style-name="TableCell836">
            <text:p text:style-name="P837">1</text:p>
          </table:table-cell>
          <table:table-cell table:style-name="TableCell838">
            <text:p text:style-name="ABLOCKPARA"><text:span text:style-name="T839">RET</text:span></text:p>
          </table:table-cell>
          <table:table-cell table:style-name="TableCell840">
            <text:p text:style-name="ABLOCKPARA">Non<text:s/>Prodotto</text:p>
          </table:table-cell>
        </table:table-row>
        <table:table-row table:style-name="TableRow841">
          <table:table-cell table:style-name="TableCell842" table:number-rows-spanned="6">
            <text:p text:style-name="ABLOCKPARA"><text:span text:style-name="T843">COLLAUDO</text:span></text:p>
          </table:table-cell>
          <table:table-cell table:style-name="TableCell844" table:number-rows-spanned="2">
            <text:p text:style-name="ABLOCKPARA">Preparazione Collaudo</text:p>
            <text:p text:style-name="ABLOCKPARA"/>
          </table:table-cell>
          <table:table-cell table:style-name="TableCell845">
            <text:list text:style-name="LFO3" text:continue-numbering="true">
              <text:list-item>
                <text:p text:style-name="P846">Piano di Collaudo</text:p>
              </text:list-item>
            </text:list>
          </table:table-cell>
          <table:table-cell table:style-name="TableCell847">
            <text:p text:style-name="ABLOCKPARA">1</text:p>
          </table:table-cell>
          <table:table-cell table:style-name="TableCell848">
            <text:p text:style-name="ABLOCKPARA">PDC</text:p>
          </table:table-cell>
          <table:table-cell table:style-name="TableCell849">
            <text:p text:style-name="Normale">Prodotto (Se previsto il Collaudo)</text:p>
          </table:table-cell>
        </table:table-row>
        <table:table-row table:style-name="TableRow850">
          <table:covered-table-cell>
            <text:p text:style-name="P851"/>
          </table:covered-table-cell>
          <table:covered-table-cell>
            <text:p text:style-name="ABLOCKPARA"/>
          </table:covered-table-cell>
          <table:table-cell table:style-name="TableCell852">
            <text:list text:style-name="LFO3" text:continue-numbering="true">
              <text:list-item>
                <text:p text:style-name="P853">Comunicazione di pronti al Collaudo</text:p>
              </text:list-item>
            </text:list>
          </table:table-cell>
          <table:table-cell table:style-name="TableCell854">
            <text:p text:style-name="ABLOCKPARA">1</text:p>
          </table:table-cell>
          <table:table-cell table:style-name="TableCell855">
            <text:p text:style-name="ABLOCKPARA">CPC</text:p>
          </table:table-cell>
          <table:table-cell table:style-name="TableCell856">
            <text:p text:style-name="Normale">Prodotto (Se previsto il Collaudo)</text:p>
          </table:table-cell>
        </table:table-row>
        <table:table-row table:style-name="TableRow857">
          <table:covered-table-cell>
            <text:p text:style-name="ABLOCKPARA"/>
          </table:covered-table-cell>
          <table:table-cell table:style-name="TableCell858" table:number-rows-spanned="2">
            <text:p text:style-name="ABLOCKPARA">Esecuzione Collaudo</text:p>
          </table:table-cell>
          <table:table-cell table:style-name="TableCell859">
            <text:list text:style-name="LFO3" text:continue-numbering="true">
              <text:list-item>
                <text:p text:style-name="P860">Rapporto Esecuzione Test</text:p>
              </text:list-item>
            </text:list>
          </table:table-cell>
          <table:table-cell table:style-name="TableCell861">
            <text:p text:style-name="ABLOCKPARA">1</text:p>
          </table:table-cell>
          <table:table-cell table:style-name="TableCell862">
            <text:p text:style-name="ABLOCKPARA">RET</text:p>
          </table:table-cell>
          <table:table-cell table:style-name="TableCell863">
            <text:p text:style-name="Normale">Non Prodotto</text:p>
          </table:table-cell>
        </table:table-row>
        <table:table-row table:style-name="TableRow864">
          <table:covered-table-cell>
            <text:p text:style-name="ABLOCKPARA"/>
          </table:covered-table-cell>
          <table:covered-table-cell>
            <text:p text:style-name="ABLOCKPARA"/>
          </table:covered-table-cell>
          <table:table-cell table:style-name="TableCell865">
            <text:list text:style-name="LFO3" text:continue-numbering="true">
              <text:list-item>
                <text:p text:style-name="P866">Verbale di Accettazione del Collaudo</text:p>
              </text:list-item>
            </text:list>
          </table:table-cell>
          <table:table-cell table:style-name="TableCell867">
            <text:p text:style-name="P868">1</text:p>
          </table:table-cell>
          <table:table-cell table:style-name="TableCell869">
            <text:p text:style-name="ABLOCKPARA"><text:span text:style-name="T870">VAC</text:span></text:p>
          </table:table-cell>
          <table:table-cell table:style-name="TableCell871">
            <text:p text:style-name="Normale">Prodotto (Se previsto il Collaudo)</text:p>
          </table:table-cell>
        </table:table-row>
        <table:table-row table:style-name="TableRow872">
          <table:covered-table-cell>
            <text:p text:style-name="ABLOCKPARA"/>
          </table:covered-table-cell>
          <table:table-cell table:style-name="TableCell873">
            <text:p text:style-name="ABLOCKPARA">Verifica soluzione problemi segnalati nel collaudo</text:p>
          </table:table-cell>
          <table:table-cell table:style-name="TableCell874">
            <text:list text:style-name="LFO3" text:continue-numbering="true">
              <text:list-item>
                <text:p text:style-name="P875">Verbale di verifica</text:p>
              </text:list-item>
            </text:list>
          </table:table-cell>
          <table:table-cell table:style-name="TableCell876">
            <text:p text:style-name="P877">1</text:p>
          </table:table-cell>
          <table:table-cell table:style-name="TableCell878">
            <text:p text:style-name="P879">VDV</text:p>
          </table:table-cell>
          <table:table-cell table:style-name="TableCell880">
            <text:p text:style-name="Normale">Non Prodotto</text:p>
          </table:table-cell>
        </table:table-row>
        <table:table-row table:style-name="TableRow881">
          <table:covered-table-cell>
            <text:p text:style-name="ABLOCKPARA"/>
          </table:covered-table-cell>
          <table:table-cell table:style-name="TableCell882">
            <text:p text:style-name="ABLOCKPARA">Controllo Qualità del Sistema</text:p>
          </table:table-cell>
          <table:table-cell table:style-name="TableCell883">
            <text:list text:style-name="LFO3" text:continue-numbering="true">
              <text:list-item>
                <text:p text:style-name="P884">Report di misurazione metriche di Qualità</text:p>
              </text:list-item>
            </text:list>
          </table:table-cell>
          <table:table-cell table:style-name="TableCell885">
            <text:p text:style-name="ABLOCKPARA">1</text:p>
          </table:table-cell>
          <table:table-cell table:style-name="TableCell886">
            <text:p text:style-name="ABLOCKPARA">RMQ</text:p>
          </table:table-cell>
          <table:table-cell table:style-name="TableCell887">
            <text:p text:style-name="Normale">Prodotto</text:p>
          </table:table-cell>
        </table:table-row>
        <table:table-row table:style-name="TableRow888">
          <table:table-cell table:style-name="TableCell889" table:number-rows-spanned="2">
            <text:p text:style-name="P890">USER ACCEPTANCE (*)</text:p>
          </table:table-cell>
          <table:table-cell table:style-name="TableCell891" table:number-rows-spanned="2">
            <text:p text:style-name="P892">User Acceptance Test<text:s/></text:p>
          </table:table-cell>
          <table:table-cell table:style-name="TableCell893">
            <text:list text:style-name="LFO3" text:continue-numbering="true">
              <text:list-item>
                <text:p text:style-name="P894">Rapporto Esecuzione Test</text:p>
              </text:list-item>
            </text:list>
          </table:table-cell>
          <table:table-cell table:style-name="TableCell895">
            <text:p text:style-name="ABLOCKPARA">1</text:p>
          </table:table-cell>
          <table:table-cell table:style-name="TableCell896">
            <text:p text:style-name="ABLOCKPARA">RET</text:p>
          </table:table-cell>
          <table:table-cell table:style-name="TableCell897">
            <text:p text:style-name="Normale">Non Prodotto<text:s/></text:p>
          </table:table-cell>
        </table:table-row>
        <table:table-row table:style-name="TableRow898">
          <table:covered-table-cell>
            <text:p text:style-name="ABLOCKPARA"/>
          </table:covered-table-cell>
          <table:covered-table-cell>
            <text:p text:style-name="ABLOCKPARA"/>
          </table:covered-table-cell>
          <table:table-cell table:style-name="TableCell899">
            <text:list text:style-name="LFO3" text:continue-numbering="true">
              <text:list-item>
                <text:p text:style-name="P900">Verbale di User Acceptance</text:p>
              </text:list-item>
            </text:list>
          </table:table-cell>
          <table:table-cell table:style-name="TableCell901">
            <text:p text:style-name="ABLOCKPARA">1</text:p>
          </table:table-cell>
          <table:table-cell table:style-name="TableCell902">
            <text:p text:style-name="ABLOCKPARA">VUA</text:p>
          </table:table-cell>
          <table:table-cell table:style-name="TableCell903">
            <text:p text:style-name="Normale">Non Prodotto<text:s/>:<text:s/><text:span text:style-name="T904">In alternativa<text:s/></text:span><text:span text:style-name="T905">viene</text:span><text:span text:style-name="T906"><text:s/>prodotto il<text:s/></text:span><text:span text:style-name="T907">Verbale di Esecuzione dei Test Funzionali.</text:span></text:p>
          </table:table-cell>
        </table:table-row>
      </table:table>
      <text:p text:style-name="Normale"><text:bookmark-start text:name="_Toc26767573"/><text:bookmark-start text:name="_Toc26962096"/></text:p>
      <text:p text:style-name="Normale">(*) La fase di User Acceptance è in alternativa al collaudo.<text:s/></text:p>
      <text:p text:style-name="Normale"/>
      <text:list text:style-name="LFO4" text:continue-numbering="true">
        <text:list-item>
          <text:list>
            <text:list-item>
              <text:list>
                <text:list-item>
                  <text:p text:style-name="P908"><text:bookmark-start text:name="_Toc74388381"/><text:bookmark-start text:name="_Toc182897111"/><text:bookmark-start text:name="_Toc346797377"/>Formazione<text:bookmark-end text:name="_Toc74388381"/><text:bookmark-end text:name="_Toc182897111"/><text:bookmark-end text:name="_Toc346797377"/></text:p>
                </text:list-item>
              </text:list>
            </text:list-item>
          </text:list>
        </text:list-item>
      </text:list>
      <text:p text:style-name="Normale"><text:bookmark-start text:name="_Toc183227110"/><text:bookmark-end text:name="_Toc26767573"/><text:bookmark-end text:name="_Toc26962096"/>L’attività formativa prevede che<text:s/>venga effettuato l’opportuno affiancamento agli utenti (training on the job) per prepararli alla<text:s/>nuova modalità di lavoro.</text:p>
      <text:p text:style-name="Normale"/>
      <text:p text:style-name="Normale">Per tale attività formativa l’unico<text:s/>deliverable<text:s/>prodotto sarà il Piano delle Attività Formative (PAF).</text:p>
      <text:p text:style-name="Normale"/>
      <table:table table:style-name="Table909">
        <table:table-columns>
          <table:table-column table:style-name="TableColumn910"/>
          <table:table-column table:style-name="TableColumn911"/>
          <table:table-column table:style-name="TableColumn912"/>
          <table:table-column table:style-name="TableColumn913"/>
        </table:table-columns>
        <table:table-row table:style-name="TableRow914">
          <table:table-cell table:style-name="TableCell915">
            <text:p text:style-name="WW-Intestazionetabella">Fasi</text:p>
          </table:table-cell>
          <table:table-cell table:style-name="TableCell916">
            <text:p text:style-name="WW-Intestazionetabella">Attività</text:p>
          </table:table-cell>
          <table:table-cell table:style-name="TableCell917">
            <text:p text:style-name="WW-Intestazionetabella">Deliverable</text:p>
          </table:table-cell>
          <table:table-cell table:style-name="TableCell918">
            <text:p text:style-name="WW-Intestazionetabella">Note</text:p>
          </table:table-cell>
        </table:table-row>
        <table:table-row table:style-name="TableRow919">
          <table:table-cell table:style-name="TableCell920">
            <text:p text:style-name="Normale">Pianificazione Didattica</text:p>
          </table:table-cell>
          <table:table-cell table:style-name="TableCell921">
            <text:p text:style-name="Normale">Piano delle Attività Formative</text:p>
          </table:table-cell>
          <table:table-cell table:style-name="TableCell922">
            <text:p text:style-name="Normale">PAF</text:p>
          </table:table-cell>
          <table:table-cell table:style-name="TableCell923">
            <text:p text:style-name="Normale"/>
          </table:table-cell>
        </table:table-row>
        <table:table-row table:style-name="TableRow924">
          <table:table-cell table:style-name="TableCell925">
            <text:p text:style-name="Normale">Progettazione Didattica</text:p>
          </table:table-cell>
          <table:table-cell table:style-name="TableCell926">
            <text:p text:style-name="Normale">Modulo Test in Ingresso</text:p>
          </table:table-cell>
          <table:table-cell table:style-name="TableCell927">
            <text:p text:style-name="P928">TIN</text:p>
          </table:table-cell>
          <table:table-cell table:style-name="TableCell929">
            <text:p text:style-name="Normale"/>
          </table:table-cell>
        </table:table-row>
        <table:table-row table:style-name="TableRow930">
          <table:table-cell table:style-name="TableCell931" table:number-rows-spanned="4">
            <text:p text:style-name="Normale">Sviluppo dei Moduli Formativi</text:p>
          </table:table-cell>
          <table:table-cell table:style-name="TableCell932">
            <text:p text:style-name="Normale">Modulo Valutazione Corso Aula</text:p>
          </table:table-cell>
          <table:table-cell table:style-name="TableCell933">
            <text:p text:style-name="Normale">VCS</text:p>
          </table:table-cell>
          <table:table-cell table:style-name="TableCell934">
            <text:p text:style-name="Normale"/>
          </table:table-cell>
        </table:table-row>
        <table:table-row table:style-name="TableRow935">
          <table:covered-table-cell>
            <text:p text:style-name="Normale"/>
          </table:covered-table-cell>
          <table:table-cell table:style-name="TableCell936">
            <text:p text:style-name="Normale">Scheda Valutazione Efficacia Corsi</text:p>
          </table:table-cell>
          <table:table-cell table:style-name="TableCell937">
            <text:p text:style-name="P938">VAE</text:p>
          </table:table-cell>
          <table:table-cell table:style-name="TableCell939">
            <text:p text:style-name="Normale"/>
          </table:table-cell>
        </table:table-row>
        <table:table-row table:style-name="TableRow940">
          <table:covered-table-cell>
            <text:p text:style-name="Normale"/>
          </table:covered-table-cell>
          <table:table-cell table:style-name="TableCell941">
            <text:p text:style-name="Normale">Valutazione Materiale Didattico</text:p>
          </table:table-cell>
          <table:table-cell table:style-name="TableCell942">
            <text:p text:style-name="Normale">VMD</text:p>
          </table:table-cell>
          <table:table-cell table:style-name="TableCell943">
            <text:p text:style-name="Normale"/>
          </table:table-cell>
        </table:table-row>
        <table:table-row table:style-name="TableRow944">
          <table:covered-table-cell>
            <text:p text:style-name="Normale"/>
          </table:covered-table-cell>
          <table:table-cell table:style-name="TableCell945">
            <text:p text:style-name="Normale">Modulo Test Fine Corso</text:p>
          </table:table-cell>
          <table:table-cell table:style-name="TableCell946">
            <text:p text:style-name="Normale">OUT</text:p>
          </table:table-cell>
          <table:table-cell table:style-name="TableCell947">
            <text:p text:style-name="Normale"/>
          </table:table-cell>
        </table:table-row>
      </table:table>
      <text:list text:style-name="LFO4" text:continue-numbering="true">
        <text:list-item>
          <text:list>
            <text:list-item>
              <text:list>
                <text:list-item>
                  <text:p text:style-name="P948"><text:bookmark-start text:name="_Toc346797378"/>Metriche di Qualità adottate<text:bookmark-end text:name="_Toc183227110"/><text:bookmark-end text:name="_Toc346797378"/></text:p>
                </text:list-item>
              </text:list>
            </text:list-item>
          </text:list>
        </text:list-item>
      </text:list>
      <text:p text:style-name="Normale">Si rimanda all’allegato al Piano di qualità del servizio di sviluppo software e MEV nella versione corrente (SISN_SSW_PQS_ALLEGATO2 _CHECKLIST).</text:p>
      <text:p text:style-name="Normale"/>
      <text:list text:style-name="LFO6" text:continue-numbering="true">
        <text:list-item>
          <text:list>
            <text:list-item>
              <text:p text:style-name="P949"><text:bookmark-start text:name="_Toc182897113"/><text:bookmark-start text:name="_Toc346797379"/><text:span text:style-name="T950">Standard e Convenzioni</text:span><text:bookmark-end text:name="_Toc182897113"/><text:bookmark-end text:name="_Toc346797379"/></text:p>
            </text:list-item>
          </text:list>
        </text:list-item>
      </text:list>
      <text:p text:style-name="Normale"/>
      <text:soft-page-break/>
      <text:p text:style-name="Normale">Relativamente ai seguenti punti:</text:p>
      <text:list text:style-name="LFO11" text:continue-numbering="true">
        <text:list-item>
          <text:p text:style-name="P951">Indicazione di metodologie utilizzate e standard di riferimento;</text:p>
        </text:list-item>
        <text:list-item>
          <text:p text:style-name="P952">Indicazione degli standard di processo e di prodotto adottati;</text:p>
        </text:list-item>
        <text:list-item>
          <text:p text:style-name="P953">Indicazione degli standard per la tracciatura e risoluzione dei problemi</text:p>
        </text:list-item>
      </text:list>
      <text:p text:style-name="Normale">si rimanda al Piano di Qualità della Fornitura.</text:p>
      <text:p text:style-name="Normale"/>
      <text:list text:style-name="LFO4" text:continue-numbering="true">
        <text:list-item>
          <text:list>
            <text:list-item>
              <text:list>
                <text:list-item>
                  <text:p text:style-name="P954"><text:bookmark-start text:name="_Toc26767575"/><text:bookmark-start text:name="_Toc26962098"/><text:bookmark-start text:name="_Toc182897114"/><text:bookmark-start text:name="_Toc346797380"/>Variazioni o deroghe agli standard del Piano di Qualità della Fornitura<text:bookmark-end text:name="_Toc26767575"/><text:bookmark-end text:name="_Toc26962098"/><text:bookmark-end text:name="_Toc182897114"/><text:bookmark-end text:name="_Toc346797380"/></text:p>
                </text:list-item>
              </text:list>
            </text:list-item>
          </text:list>
        </text:list-item>
      </text:list>
      <text:p text:style-name="P955">Le caratteristiche di emergenza del progetto hanno imposto la realizzazione immediata<text:s/>delle modifiche <text:s/>per rendere attive<text:s/>le regioni<text:s/>ed i candidati<text:s/>nel processo di<text:s/>primo<text:s/>interpello<text:s/>ed interpelli successivi.</text:p>
      <text:p text:style-name="Normale"/>
      <text:p text:style-name="P956"><text:bookmark-start text:name="_Toc26767576"/><text:bookmark-start text:name="_Toc26962099"/>In base alle caratteristiche specifiche del progetto, ed al suo carattere di emergenza si propone di adottare il <text:s/>processo di sviluppo<text:s/>caratterizzato dalle seguenti<text:s/>due fasi:<text:s/></text:p>
      <text:p text:style-name="P957"/>
      <text:list text:style-name="LFO1" text:continue-numbering="true">
        <text:list-item>
          <text:p text:style-name="P958">avvio attività progettuali</text:p>
        </text:list-item>
        <text:list-item>
          <text:p text:style-name="P959">analisi funzionale,<text:s/>disegno e realizzazione del sistema, collaudo<text:s/></text:p>
        </text:list-item>
      </text:list>
      <text:list text:style-name="LFO6" text:continue-numbering="true">
        <text:list-item>
          <text:list>
            <text:list-item>
              <text:list>
                <text:list-item>
                  <text:p text:style-name="P960"><text:bookmark-start text:name="_Toc26767577"/><text:bookmark-start text:name="_Toc26962100"/><text:bookmark-start text:name="_Toc346797381"/><text:bookmark-end text:name="_Toc26767576"/><text:bookmark-end text:name="_Toc26962099"/>Strumenti software e tecniche utilizzate<text:bookmark-end text:name="_Toc26767577"/><text:bookmark-end text:name="_Toc26962100"/><text:bookmark-end text:name="_Toc346797381"/></text:p>
                </text:list-item>
              </text:list>
            </text:list-item>
          </text:list>
        </text:list-item>
      </text:list>
      <text:p text:style-name="Normale">Gli strumenti software e le tecniche di sviluppo utilizzate sono in linea con le indicazioni prodotte</text:p>
      <text:p text:style-name="Normale">per lo sviluppo di applicazioni Web.</text:p>
      <text:p text:style-name="Normale"/>
      <text:p text:style-name="Normale">Strumenti e tecniche di sviluppo necessari saranno identificati nel corso dell’analisi delle</text:p>
      <text:p text:style-name="Normale">componenti infrastrutturali dell’applicazione.</text:p>
      <text:p text:style-name="Normale"/>
      <text:list text:style-name="LFO6" text:continue-numbering="true">
        <text:list-item>
          <text:list>
            <text:list-item>
              <text:list>
                <text:list-item>
                  <text:p text:style-name="P961"><text:bookmark-start text:name="_Toc26767578"/><text:bookmark-start text:name="_Toc26962101"/><text:bookmark-start text:name="_Toc346797382"/>Modulistica per la rendicontazione dei risultati della revisione<text:bookmark-end text:name="_Toc26767578"/><text:bookmark-end text:name="_Toc26962101"/><text:bookmark-end text:name="_Toc346797382"/></text:p>
                </text:list-item>
              </text:list>
            </text:list-item>
          </text:list>
        </text:list-item>
      </text:list>
      <text:p text:style-name="Normale">Si rimanda all’allegato al Piano di qualità del servizio di sviluppo software e MEV nella versione corrente (SISN_SSW_PQS_ALLEGATO2 _CHECKLIST).</text:p>
      <text:p text:style-name="Normale"/>
      <text:p text:style-name="Normale"/>
      <text:list text:style-name="LFO6" text:continue-numbering="true">
        <text:list-item>
          <text:list>
            <text:list-item>
              <text:list>
                <text:list-item>
                  <text:p text:style-name="P962"><text:bookmark-start text:name="_Toc26767579"/><text:bookmark-start text:name="_Toc26962102"/><text:bookmark-start text:name="_Toc346797383"/>Modalità di registrazione, di archiviazione e protezione del prodotto<text:bookmark-end text:name="_Toc26767579"/><text:bookmark-end text:name="_Toc26962102"/><text:bookmark-end text:name="_Toc346797383"/></text:p>
                </text:list-item>
              </text:list>
            </text:list-item>
          </text:list>
        </text:list-item>
      </text:list>
      <text:p text:style-name="Normale"><text:bookmark-start text:name="_Toc26767580"/><text:bookmark-start text:name="_Toc26962103"/>Le procedure previste sono in linea con gli standard correntemente accettati per tutte le applicazioni NSIS con le correzioni del caso da concordare in corso d’opera in maniera coordinata con le esigenze dell’Amministrazione e della<text:s/>DGSISS.</text:p>
      <text:p text:style-name="Normale"/>
      <text:p text:style-name="Normale"/>
      <text:list text:style-name="LFO6" text:continue-numbering="true">
        <text:list-item>
          <text:list>
            <text:list-item>
              <text:list>
                <text:list-item>
                  <text:p text:style-name="P963"><text:bookmark-start text:name="_Toc346797384"/>Modalità di registrazione delle attività di controllo qualità e dei risultati<text:bookmark-end text:name="_Toc26767580"/><text:bookmark-end text:name="_Toc26962103"/><text:bookmark-end text:name="_Toc346797384"/></text:p>
                </text:list-item>
              </text:list>
            </text:list-item>
          </text:list>
        </text:list-item>
      </text:list>
      <text:p text:style-name="Normale">Si rimanda all’allegato al Piano di qualità del servizio di sviluppo software e MEV nella versione corrente (SISN_SSW_PQS_ALLEGATO2 _CHECKLIST).</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fo:font-weight="bold" style:font-weight-asian="bold" style:letter-kerning="true" fo:font-size="14pt" style:font-size-asian="14pt" fo:hyphenate="false"/>
    </style:style>
    <style:style style:name="Titolo2" style:display-name="Titolo 2" style:family="paragraph" style:parent-style-name="Numeroelenco" style:next-style-name="Numeroelenco" style:default-outline-level="2">
      <style:paragraph-properties fo:keep-with-next="always" fo:margin-top="0.1666in" fo:margin-bottom="0.0416in"/>
      <style:text-properties fo:font-weight="bold" style:font-weight-asian="bold" fo:font-style="italic" style:font-style-asian="italic" fo:font-size="12pt" style:font-size-asian="12pt" fo:hyphenate="false"/>
    </style:style>
    <style:style style:name="Titolo3" style:display-name="Titolo 3" style:family="paragraph" style:parent-style-name="Normale" style:next-style-name="Normale" style:default-outline-level="3">
      <style:paragraph-properties fo:keep-with-next="always" fo:margin-top="0.1666in" fo:margin-bottom="0.0416in"/>
      <style:text-properties fo:font-size="12pt" style:font-size-asian="12pt" fo:hyphenate="false"/>
    </style:style>
    <style:style style:name="Titolo4" style:display-name="Titolo 4" style:family="paragraph" style:parent-style-name="Normale" style:next-style-name="Normale"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Normale" style:display-name="Normale" style:family="paragraph" style:auto-update="true">
      <style:paragraph-properties fo:text-align="justify"/>
      <style:text-properties style:font-name="Book Antiqua" fo:font-size="11pt" style:font-size-asian="11pt" style:language-asian="en" style:country-asian="US" fo:hyphenate="false"/>
    </style:style>
    <style:style style:name="Car.predefinitoparagrafo" style:display-name="Car. predefinito paragrafo" style:family="text"/>
    <style:style style:name="ABLOCKPARA" style:display-name="A BLOCK PARA" style:family="paragraph" style:parent-style-name="Normale">
      <style:text-properties fo:hyphenate="false"/>
    </style:style>
    <style:style style:name="ABULLET" style:display-name="A BULLET" style:family="paragraph" style:parent-style-name="ABLOCKPARA">
      <style:paragraph-properties fo:margin-left="0.2298in" fo:text-indent="-0.2298in">
        <style:tab-stops/>
      </style:paragraph-properties>
      <style:text-properties fo:hyphenate="false"/>
    </style:style>
    <style:style style:name="AINDENTEDBULLET" style:display-name="A INDENTED BULLET" style:family="paragraph" style:parent-style-name="ABLOCKPARA">
      <style:paragraph-properties fo:margin-left="0.4597in" fo:text-indent="-0.2298in">
        <style:tab-stops>
          <style:tab-stop style:type="left" style:position="0.2902in"/>
        </style:tab-stops>
      </style:paragraph-properties>
      <style:text-properties fo:hyphenate="false"/>
    </style:style>
    <style:style style:name="AINDENTEDPARA" style:display-name="A INDENTED PARA" style:family="paragraph" style:parent-style-name="ABLOCKPARA">
      <style:paragraph-properties fo:margin-left="0.2298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in"/>
          <style:tab-stop style:type="right" style:position="6in"/>
        </style:tab-stops>
      </style:paragraph-properties>
      <style:text-properties fo:hyphenate="false"/>
    </style:style>
    <style:style style:name="Intestazione" style:display-name="Intestazione" style:family="paragraph" style:parent-style-name="Normale">
      <style:paragraph-properties>
        <style:tab-stops>
          <style:tab-stop style:type="center" style:position="3in"/>
          <style:tab-stop style:type="right" style:position="6in"/>
        </style:tab-stops>
      </style:paragraph-properties>
      <style:text-properties fo:hyphenate="false"/>
    </style:style>
    <style:style style:name="Numeropagina" style:display-name="Numero pagina" style:family="text" style:parent-style-name="Car.predefinitoparagrafo"/>
    <style:style style:name="NormalBold" style:display-name="Normal Bold" style:family="paragraph" style:parent-style-name="Normale">
      <style:paragraph-properties fo:margin-bottom="0.0833in"/>
      <style:text-properties fo:font-weight="bold" style:font-weight-asian="bold" fo:hyphenate="false"/>
    </style:style>
    <style:style style:name="NormalBoldChar" style:display-name="Normal Bold Char" style:family="text">
      <style:text-properties style:font-name="Book Antiqua" fo:font-weight="bold" style:font-weight-asian="bold" fo:font-size="11pt" style:font-size-asian="11pt" fo:language="it" fo:country="IT" style:language-asian="en" style:country-asian="US" style:language-complex="ar" style:country-complex="SA"/>
    </style:style>
    <style:style style:name="Intestazionetabella" style:display-name="Intestazione tabella" style:family="paragraph" style:parent-style-name="ABLOCKPARA">
      <style:paragraph-properties fo:text-align="center"/>
      <style:text-properties fo:font-weight="bold" style:font-weight-asian="bold" fo:font-size="10pt" style:font-size-asian="10pt" fo:hyphenate="false"/>
    </style:style>
    <style:style style:name="NormalBoldCorsivo" style:display-name="Normal Bold Corsivo" style:family="paragraph" style:parent-style-name="NormalBold" style:auto-update="true">
      <style:paragraph-properties fo:text-align="start"/>
      <style:text-properties fo:font-style="italic" style:font-style-asian="italic" style:font-style-complex="italic" fo:hyphenate="false"/>
    </style:style>
    <style:style style:name="Prova1" style:display-name="Prova 1" style:family="paragraph" style:parent-style-name="Normale">
      <style:paragraph-properties fo:text-align="start" fo:margin-top="0.0833in" fo:margin-bottom="0.0833in"/>
      <style:text-properties fo:font-weight="bold" style:font-weight-asian="bold" fo:font-size="14pt" style:font-size-asian="14pt" fo:hyphenate="false"/>
    </style:style>
    <style:style style:name="Prova2" style:display-name="Prova 2" style:family="paragraph" style:parent-style-name="Normale">
      <style:paragraph-properties fo:text-align="start" fo:margin-top="0.0833in" fo:margin-bottom="0.0833in"/>
      <style:text-properties fo:font-weight="bold" style:font-weight-asian="bold" fo:font-style="italic" style:font-style-asian="italic" fo:font-size="12pt" style:font-size-asian="12pt" fo:hyphenate="false"/>
    </style:style>
    <style:style style:name="Sommario5" style:display-name="Sommario 5" style:family="paragraph" style:parent-style-name="Normale" style:next-style-name="Normale" style:auto-update="true">
      <style:paragraph-properties fo:text-align="start" fo:margin-left="0.6111in">
        <style:tab-stops/>
      </style:paragraph-properties>
      <style:text-properties style:font-name="Times New Roman" style:font-size-complex="10.5pt" fo:hyphenate="false"/>
    </style:style>
    <style:style style:name="NormalBoldCarattere" style:display-name="Normal Bold Carattere" style:family="text">
      <style:text-properties style:font-name="Book Antiqua" fo:font-weight="bold" style:font-weight-asian="bold" fo:font-size="11pt" style:font-size-asian="11pt" fo:language="it" fo:country="IT" style:language-asian="en" style:country-asian="US" style:language-complex="ar" style:country-complex="SA"/>
    </style:style>
    <style:style style:name="Bullet3" style:display-name="Bullet 3" style:family="paragraph" style:parent-style-name="Normale">
      <style:paragraph-properties fo:text-align="start" fo:margin-left="0.3in" fo:text-indent="-0.3in">
        <style:tab-stops>
          <style:tab-stop style:type="left" style:position="-0.1in"/>
          <style:tab-stop style:type="left" style:position="0in"/>
        </style:tab-stops>
      </style:paragraph-properties>
      <style:text-properties fo:hyphenate="false"/>
    </style:style>
    <style:style style:name="Prova3" style:display-name="Prova 3" style:family="paragraph" style:parent-style-name="Normale">
      <style:paragraph-properties fo:text-align="start" fo:margin-top="0.0833in" fo:margin-bottom="0.0833in"/>
      <style:text-properties fo:font-weight="bold" style:font-weight-asian="bold" fo:hyphenate="false"/>
    </style:style>
    <style:style style:name="Sommario1" style:display-name="Sommario 1" style:family="paragraph" style:parent-style-name="Normale" style:next-style-name="Normale" style:auto-update="true">
      <style:paragraph-properties fo:text-align="start" fo:margin-top="0.0833in" fo:margin-bottom="0.0833in"/>
      <style:text-properties fo:font-weight="bold" style:font-weight-asian="bold" style:font-weight-complex="bold" style:font-size-complex="11pt" fo:hyphenate="false"/>
    </style:style>
    <style:style style:name="Sommario2" style:display-name="Sommario 2" style:family="paragraph" style:parent-style-name="Normale" style:next-style-name="Normale" style:auto-update="true">
      <style:paragraph-properties fo:text-align="start" fo:margin-left="0.1527in">
        <style:tab-stops/>
      </style:paragraph-properties>
      <style:text-properties style:font-name="Times New Roman" fo:font-variant="small-caps" style:font-size-complex="12pt" fo:hyphenate="false"/>
    </style:style>
    <style:style style:name="Sommario3" style:display-name="Sommario 3" style:family="paragraph" style:parent-style-name="Normale" style:next-style-name="Normale" style:auto-update="true">
      <style:paragraph-properties fo:text-align="start" fo:margin-left="0.3055in">
        <style:tab-stops/>
      </style:paragraph-properties>
      <style:text-properties style:font-name="Times New Roman" fo:font-style="italic" style:font-style-asian="italic" style:font-style-complex="italic" style:font-size-complex="12pt" fo:hyphenate="false"/>
    </style:style>
    <style:style style:name="Sommario4" style:display-name="Sommario 4" style:family="paragraph" style:parent-style-name="Normale" style:next-style-name="Normale" style:auto-update="true">
      <style:paragraph-properties fo:text-align="start" fo:margin-left="0.4583in">
        <style:tab-stops/>
      </style:paragraph-properties>
      <style:text-properties style:font-name="Times New Roman" style:font-size-complex="10.5pt" fo:hyphenate="false"/>
    </style:style>
    <style:style style:name="Sommario6" style:display-name="Sommario 6" style:family="paragraph" style:parent-style-name="Normale" style:next-style-name="Normale" style:auto-update="true">
      <style:paragraph-properties fo:text-align="start" fo:margin-left="0.7638in">
        <style:tab-stops/>
      </style:paragraph-properties>
      <style:text-properties style:font-name="Times New Roman" style:font-size-complex="10.5pt" fo:hyphenate="false"/>
    </style:style>
    <style:style style:name="Sommario7" style:display-name="Sommario 7" style:family="paragraph" style:parent-style-name="Normale" style:next-style-name="Normale" style:auto-update="true">
      <style:paragraph-properties fo:text-align="start" fo:margin-left="0.9166in">
        <style:tab-stops/>
      </style:paragraph-properties>
      <style:text-properties style:font-name="Times New Roman" style:font-size-complex="10.5pt" fo:hyphenate="false"/>
    </style:style>
    <style:style style:name="Sommario8" style:display-name="Sommario 8" style:family="paragraph" style:parent-style-name="Normale" style:next-style-name="Normale" style:auto-update="true">
      <style:paragraph-properties fo:text-align="start" fo:margin-left="1.0694in">
        <style:tab-stops/>
      </style:paragraph-properties>
      <style:text-properties style:font-name="Times New Roman" style:font-size-complex="10.5pt" fo:hyphenate="false"/>
    </style:style>
    <style:style style:name="Sommario9" style:display-name="Sommario 9" style:family="paragraph" style:parent-style-name="Normale" style:next-style-name="Normale" style:auto-update="true">
      <style:paragraph-properties fo:text-align="start" fo:margin-left="1.2222in">
        <style:tab-stops/>
      </style:paragraph-properties>
      <style:text-properties style:font-name="Times New Roman" style:font-size-complex="10.5pt" fo:hyphenate="false"/>
    </style:style>
    <style:style style:name="Collegamentoipertestuale" style:display-name="Collegamento ipertestuale" style:family="text">
      <style:text-properties fo:color="#0000FF" style:text-underline-type="single" style:text-underline-style="solid" style:text-underline-width="auto" style:text-underline-mode="continuous"/>
    </style:style>
    <style:style style:name="Elencotrattino1" style:display-name="Elenco trattino 1" style:family="paragraph" style:parent-style-name="Normale">
      <style:paragraph-properties fo:margin-left="0.3in" fo:text-indent="-0.3in">
        <style:tab-stops>
          <style:tab-stop style:type="left" style:position="0in"/>
        </style:tab-stops>
      </style:paragraph-properties>
      <style:text-properties style:font-size-complex="12pt" fo:hyphenate="false"/>
    </style:style>
    <style:style style:name="Titolo" style:display-name="Titolo" style:family="paragraph" style:parent-style-name="Normale">
      <style:paragraph-properties fo:text-align="center"/>
      <style:text-properties style:font-name="Times New Roman" fo:font-weight="bold" style:font-weight-asian="bold" style:font-weight-complex="bold" fo:font-size="28pt" style:font-size-asian="28pt" style:font-size-complex="12pt" fo:hyphenate="false"/>
    </style:style>
    <style:style style:name="Titolo2Carattere" style:display-name="Titolo 2 Carattere" style:family="text">
      <style:text-properties style:font-name="Book Antiqua" fo:font-weight="bold" style:font-weight-asian="bold" fo:font-style="italic" style:font-style-asian="italic" fo:font-size="12pt" style:font-size-asian="12pt" fo:language="it" fo:country="IT" style:language-asian="en" style:country-asian="US" style:language-complex="ar" style:country-complex="SA"/>
    </style:style>
    <style:style style:name="Style1" style:display-name="Style1" style:family="paragraph" style:parent-style-name="Numeroelenco" style:next-style-name="Numeroelenco">
      <style:text-properties fo:hyphenate="false"/>
    </style:style>
    <style:style style:name="Numeroelenco" style:display-name="Numero elenco" style:family="paragraph" style:parent-style-name="Normale">
      <style:text-properties fo:hyphenate="false"/>
    </style:style>
    <style:style style:name="CorpoSTSCarattereCarattere" style:display-name="CorpoSTS Carattere Carattere" style:family="paragraph">
      <style:paragraph-properties fo:text-align="justify" fo:margin-top="0.1666in"/>
      <style:text-properties style:font-name="Arial" style:letter-kerning="true" fo:hyphenate="false"/>
    </style:style>
    <style:style style:name="NormalWeb1" style:display-name="Normal (Web)1" style:family="paragraph" style:parent-style-name="Normale">
      <style:paragraph-properties fo:text-align="start" fo:margin-top="0.0694in" fo:margin-bottom="0.0694in"/>
      <style:text-properties style:font-name="Times New Roman" fo:font-size="12pt" style:font-size-asian="12pt" style:font-size-complex="12pt" fo:language="en" fo:country="GB" style:language-asian="it" style:country-asian="IT" fo:hyphenate="false"/>
    </style:style>
    <style:style style:name="SP" style:display-name="SP" style:family="paragraph">
      <style:text-properties style:font-name="Tahoma" fo:font-size="4pt" style:font-size-asian="4pt" style:font-size-complex="4pt" fo:hyphenate="false"/>
    </style:style>
    <style:style style:name="MdSTable" style:display-name="MdS Table" style:family="paragraph" style:parent-style-name="Normale">
      <style:paragraph-properties fo:text-align="start"/>
      <style:text-properties style:font-name="Arial" style:letter-kerning="true" fo:font-size="10pt" style:font-size-asian="10pt" style:font-size-complex="9pt" fo:language="en" fo:country="US" fo:hyphenate="false"/>
    </style:style>
    <style:style style:name="MdSTableBullet" style:display-name="MdS Table Bullet" style:family="paragraph" style:parent-style-name="Normale">
      <style:paragraph-properties fo:text-align="start" fo:margin-left="0.5in" fo:text-indent="-0.25in">
        <style:tab-stops>
          <style:tab-stop style:type="left" style:position="0in"/>
        </style:tab-stops>
      </style:paragraph-properties>
      <style:text-properties style:font-name="Arial" style:letter-kerning="true" fo:font-size="10pt" style:font-size-asian="10pt" style:font-size-complex="9pt" fo:language="en" fo:country="US" fo:hyphenate="false"/>
    </style:style>
    <style:style style:name="MDSTitoloTabella" style:display-name="MDSTitoloTabella" style:family="paragraph" style:parent-style-name="Normale">
      <style:paragraph-properties fo:text-align="start" fo:margin-top="0.0416in" fo:margin-bottom="0.0416in"/>
      <style:text-properties style:font-name="Arial" fo:font-weight="bold" style:font-weight-asian="bold" style:font-weight-complex="bold" fo:language="en" fo:country="US" fo:hyphenate="false"/>
    </style:style>
    <style:style style:name="CorpoSTSCarattereCarattereCarattere" style:display-name="CorpoSTS Carattere Carattere Carattere" style:family="text">
      <style:text-properties style:font-name="Arial" style:letter-kerning="true" fo:language="it" fo:country="IT" style:language-asian="it" style:country-asian="IT" style:language-complex="ar" style:country-complex="SA"/>
    </style:style>
    <style:style style:name="WW-Intestazionetabella" style:display-name="WW-Intestazione tabella" style:family="paragraph" style:parent-style-name="Normale">
      <style:paragraph-properties fo:text-align="center"/>
      <style:text-properties fo:font-weight="bold" style:font-weight-asian="bold" fo:font-size="10pt" style:font-size-asian="10pt" style:language-asian="ar" style:country-asian="SA" fo:hyphenate="false"/>
    </style:style>
    <style:style style:name="CorpoSTS" style:display-name="CorpoSTS" style:family="paragraph">
      <style:paragraph-properties fo:text-align="justify" fo:margin-top="0.1666in"/>
      <style:text-properties style:font-name="Arial" style:letter-kerning="true" fo:hyphenate="false"/>
    </style:style>
    <style:style style:name="rigatabella" style:display-name="riga tabella" style:family="paragraph" style:parent-style-name="CorpoSTS">
      <style:paragraph-properties fo:keep-with-next="always" fo:keep-together="always" fo:margin-top="0in"/>
      <style:text-properties style:letter-kerning="true" fo:font-size="8pt" style:font-size-asian="8pt" fo:hyphenate="false"/>
    </style:style>
    <style:style style:name="TabellaColoriTITOLO1" style:display-name="Tabella Colori TITOLO 1" style:family="paragraph" style:parent-style-name="Normale">
      <style:paragraph-properties fo:keep-with-next="always" fo:text-align="center" fo:line-height="0.1666in" fo:background-color="#000080"/>
      <style:text-properties style:font-name="Arial" fo:font-weight="bold" style:font-weight-asian="bold" fo:color="#FFFFFF" style:letter-kerning="true" fo:font-size="10pt" style:font-size-asian="10pt" style:language-asian="it" style:country-asian="IT" fo:hyphenate="false"/>
    </style:style>
    <style:style style:name="TabPunto" style:display-name="TabPunto" style:family="paragraph" style:list-style-name="LFO10">
      <style:paragraph-properties fo:margin-left="0.1479in" fo:text-indent="-0.1479in">
        <style:tab-stops>
          <style:tab-stop style:type="left" style:position="0in"/>
        </style:tab-stops>
      </style:paragraph-properties>
      <style:text-properties style:font-name="Tahoma" style:font-name-complex="Tahoma" fo:font-size="8pt" style:font-size-asian="8pt" style:font-size-complex="12pt" fo:hyphenate="false"/>
    </style:style>
    <style:style style:name="WW-Didascalia" style:display-name="WW-Didascalia" style:family="paragraph" style:parent-style-name="Normale" style:next-style-name="Normale">
      <style:paragraph-properties fo:text-align="start" fo:margin-top="0.0833in" fo:margin-bottom="0.0833in"/>
      <style:text-properties fo:font-weight="bold" style:font-weight-asian="bold" style:font-weight-complex="bold" fo:font-size="10pt" style:font-size-asian="10pt" style:language-asian="ar" style:country-asian="SA" fo:hyphenate="false"/>
    </style:style>
    <style:style style:name="WW-NormaleWeb" style:display-name="WW-Normale (Web)" style:family="paragraph" style:parent-style-name="Normale">
      <style:text-properties fo:font-size="12pt" style:font-size-asian="12pt" style:font-size-complex="12pt" style:language-asian="ar" style:country-asian="SA" fo:hyphenate="false"/>
    </style:style>
    <style:style style:name="Punto" style:display-name="Punto" style:family="paragraph" style:parent-style-name="Normale" style:list-style-name="LFO18">
      <style:paragraph-properties fo:margin-top="0.0833in" fo:margin-bottom="0.0833in"/>
      <style:text-properties fo:font-weight="bold" style:font-weight-asian="bold" fo:hyphenate="false"/>
    </style:style>
    <style:style style:name="Enfasigrassetto" style:display-name="Enfasi (grassetto)" style:family="text">
      <style:text-properties style:font-name-complex="Times New Roman" fo:font-weight="bold" style:font-weight-asian="bold" style:font-weight-complex="bold"/>
    </style:style>
    <style:style style:name="Mappadocumento" style:display-name="Mappa documento" style:family="paragraph" style:parent-style-name="Normale">
      <style:text-properties style:font-name="Tahoma" style:font-name-complex="Tahoma" fo:font-size="8pt" style:font-size-asian="8pt" style:font-size-complex="8pt" fo:hyphenate="false"/>
    </style:style>
    <style:style style:name="MappadocumentoCarattere" style:display-name="Mappa documento Carattere" style:family="text">
      <style:text-properties style:font-name="Tahoma" style:font-name-complex="Tahoma" fo:font-size="8pt" style:font-size-asian="8pt" style:font-size-complex="8pt" style:language-asian="en" style:country-asian="US"/>
    </style:style>
    <style:style style:name="IntestazioneCarattere" style:display-name="Intestazione Carattere" style:family="text">
      <style:text-properties style:font-name="Book Antiqua" fo:font-size="11pt" style:font-size-asian="11pt" style:language-asian="en" style:country-asian="US"/>
    </style:style>
    <style:style style:name="Paragrafoelenco" style:display-name="Paragrafo elenco" style:family="paragraph" style:parent-style-name="Normale">
      <style:paragraph-properties fo:margin-left="0.4916in">
        <style:tab-stops/>
      </style:paragraph-properties>
      <style:text-properties fo:hyphenate="false"/>
    </style:style>
    <style:style style:name="Default" style:display-name="Default" style:family="paragraph">
      <style:paragraph-properties style:text-autospace="none"/>
      <style:text-properties style:font-name="Book Antiqua" style:font-name-complex="Book Antiqua" fo:color="#000000" fo:font-size="12pt" style:font-size-asian="12pt" style:font-size-complex="12pt" fo:hyphenate="false"/>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2" style:family="text">
      <style:text-properties style:font-name="Book Antiqua" fo:font-weight="normal" style:font-weight-asian="normal" fo:font-style="normal" style:font-style-asian="normal" fo:font-size="11pt" style:font-size-asian="11pt"/>
    </style:style>
    <style:style style:name="WW_CharLFO4LVL1" style:family="text">
      <style:text-properties fo:font-weight="bold" style:font-weight-asian="bold" fo:font-style="normal" style:font-style-asian="normal" fo:font-size="14pt" style:font-size-asian="14pt" style:font-size-complex="14pt" style:text-underline-type="none"/>
    </style:style>
    <style:style style:name="WW_CharLFO4LVL2" style:family="text">
      <style:text-properties fo:font-style="normal" style:font-style-asian="normal"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5LVL1" style:family="text">
      <style:text-properties fo:font-weight="bold" style:font-weight-asian="bold" fo:font-style="normal" style:font-style-asian="normal" fo:font-size="14pt" style:font-size-asian="14pt" style:font-size-complex="14pt" style:text-underline-type="none"/>
    </style:style>
    <style:style style:name="WW_CharLFO5LVL2" style:family="text">
      <style:text-properties fo:font-style="normal" style:font-style-asian="normal"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6LVL1" style:family="text">
      <style:text-properties fo:font-weight="bold" style:font-weight-asian="bold" fo:font-style="normal" style:font-style-asian="normal" fo:font-size="14pt" style:font-size-asian="14pt" style:font-size-complex="14pt" style:text-underline-type="none"/>
    </style:style>
    <style:style style:name="WW_CharLFO6LVL2" style:family="text">
      <style:text-properties fo:font-style="normal" style:font-style-asian="normal"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4LVL1" style:family="text">
      <style:text-properties style:font-name="Symbol"/>
    </style:style>
    <style:style style:name="WW_CharLFO16LVL1" style:family="text">
      <style:text-properties style:font-name="Times New Roman" style:font-name-complex="Times New Roman"/>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LFO18">
      <text:list-level-style-number text:level="1" text:style-name="WW_CharLFO18LVL1" style:num-format="1">
        <style:list-level-properties text:list-level-position-and-space-mode="label-alignment">
          <style:list-level-label-alignment text:label-followed-by="listtab"/>
        </style:list-level-properties>
      </text:list-level-style-number>
      <text:list-level-style-number text:level="2" text:style-name="WW_CharLFO18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8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8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8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8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8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8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8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Book Antiqua" style:font-name-asian="Times New Roman"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Verdana" style:font-name-asian="Times New Roman" style:font-name-complex="Verdana"/>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Symbol"/>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Times New Roman"/>
      </text:list-level-style-bullet>
      <text:list-level-style-bullet text:level="2" text:style-name="WW_CharLFO2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2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2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2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2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2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2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2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text:style-name="WW_CharLFO3LVL2"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4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4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9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9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9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9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9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9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9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9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97in" text:min-label-width="0.25in" text:list-level-position-and-space-mode="label-alignment">
          <style:list-level-label-alignment text:label-followed-by="listtab" fo:margin-left="0.5097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708in" text:list-level-position-and-space-mode="label-alignment">
          <style:list-level-label-alignment text:label-followed-by="listtab" fo:margin-left="0.5208in" fo:text-indent="-0.2708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17">
      <text:list-level-style-bullet text:level="1" text:style-name="WW_CharLFO17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Symbol"/>
      </text:list-level-style-bullet>
      <text:list-level-style-bullet text:level="2" text:style-name="WW_CharLFO17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17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17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17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17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17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17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17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8097in" text:min-label-width="0.25in" text:list-level-position-and-space-mode="label-alignment">
          <style:list-level-label-alignment text:label-followed-by="listtab" fo:margin-left="1.0597in" fo:text-indent="-0.25in"/>
        </style:list-level-properties>
        <style:text-properties style:font-name="Symbol"/>
      </text:list-level-style-bullet>
      <text:list-level-style-bullet text:level="2" text:style-name="WW_CharLFO19LVL2" text:bullet-char="o">
        <style:list-level-properties text:space-before="1.3097in" text:min-label-width="0.25in" text:list-level-position-and-space-mode="label-alignment">
          <style:list-level-label-alignment text:label-followed-by="listtab" fo:margin-left="1.5597in" fo:text-indent="-0.25in"/>
        </style:list-level-properties>
        <style:text-properties style:font-name="Courier New"/>
      </text:list-level-style-bullet>
      <text:list-level-style-bullet text:level="3" text:style-name="WW_CharLFO19LVL3" text:bullet-char="">
        <style:list-level-properties text:space-before="1.8097in" text:min-label-width="0.25in" text:list-level-position-and-space-mode="label-alignment">
          <style:list-level-label-alignment text:label-followed-by="listtab" fo:margin-left="2.0597in" fo:text-indent="-0.25in"/>
        </style:list-level-properties>
        <style:text-properties style:font-name="Wingdings"/>
      </text:list-level-style-bullet>
      <text:list-level-style-bullet text:level="4" text:style-name="WW_CharLFO19LVL4" text:bullet-char="">
        <style:list-level-properties text:space-before="2.3097in" text:min-label-width="0.25in" text:list-level-position-and-space-mode="label-alignment">
          <style:list-level-label-alignment text:label-followed-by="listtab" fo:margin-left="2.5597in" fo:text-indent="-0.25in"/>
        </style:list-level-properties>
        <style:text-properties style:font-name="Symbol"/>
      </text:list-level-style-bullet>
      <text:list-level-style-bullet text:level="5" text:style-name="WW_CharLFO19LVL5" text:bullet-char="o">
        <style:list-level-properties text:space-before="2.8097in" text:min-label-width="0.25in" text:list-level-position-and-space-mode="label-alignment">
          <style:list-level-label-alignment text:label-followed-by="listtab" fo:margin-left="3.0597in" fo:text-indent="-0.25in"/>
        </style:list-level-properties>
        <style:text-properties style:font-name="Courier New"/>
      </text:list-level-style-bullet>
      <text:list-level-style-bullet text:level="6" text:style-name="WW_CharLFO19LVL6" text:bullet-char="">
        <style:list-level-properties text:space-before="3.3097in" text:min-label-width="0.25in" text:list-level-position-and-space-mode="label-alignment">
          <style:list-level-label-alignment text:label-followed-by="listtab" fo:margin-left="3.5597in" fo:text-indent="-0.25in"/>
        </style:list-level-properties>
        <style:text-properties style:font-name="Wingdings"/>
      </text:list-level-style-bullet>
      <text:list-level-style-bullet text:level="7" text:style-name="WW_CharLFO19LVL7" text:bullet-char="">
        <style:list-level-properties text:space-before="3.8097in" text:min-label-width="0.25in" text:list-level-position-and-space-mode="label-alignment">
          <style:list-level-label-alignment text:label-followed-by="listtab" fo:margin-left="4.0597in" fo:text-indent="-0.25in"/>
        </style:list-level-properties>
        <style:text-properties style:font-name="Symbol"/>
      </text:list-level-style-bullet>
      <text:list-level-style-bullet text:level="8" text:style-name="WW_CharLFO19LVL8" text:bullet-char="o">
        <style:list-level-properties text:space-before="4.3097in" text:min-label-width="0.25in" text:list-level-position-and-space-mode="label-alignment">
          <style:list-level-label-alignment text:label-followed-by="listtab" fo:margin-left="4.5597in" fo:text-indent="-0.25in"/>
        </style:list-level-properties>
        <style:text-properties style:font-name="Courier New"/>
      </text:list-level-style-bullet>
      <text:list-level-style-bullet text:level="9" text:style-name="WW_CharLFO19LVL9" text:bullet-char="">
        <style:list-level-properties text:space-before="4.8097in" text:min-label-width="0.25in" text:list-level-position-and-space-mode="label-alignment">
          <style:list-level-label-alignment text:label-followed-by="listtab" fo:margin-left="5.0597in" fo:text-indent="-0.25in"/>
        </style:list-level-properties>
        <style:text-properties style:font-name="Wingdings"/>
      </text:list-level-style-bullet>
    </text:list-style>
    <text:list-style style:name="LFO20">
      <text:list-level-style-bullet text:level="1" text:style-name="WW_CharLFO20LVL1" text:bullet-char="-">
        <style:list-level-properties text:space-before="1.575in" text:min-label-width="0.25in" text:list-level-position-and-space-mode="label-alignment">
          <style:list-level-label-alignment text:label-followed-by="listtab" fo:margin-left="1.825in" fo:text-indent="-0.25in"/>
        </style:list-level-properties>
        <style:text-properties style:font-name="Book Antiqua"/>
      </text:list-level-style-bullet>
      <text:list-level-style-number text:level="2" text:style-name="WW_CharLFO20LVL2" style:num-suffix="." style:num-format="a" style:num-letter-sync="true">
        <style:list-level-properties text:space-before="2.075in" text:min-label-width="0.25in" text:list-level-position-and-space-mode="label-alignment">
          <style:list-level-label-alignment text:label-followed-by="listtab" fo:margin-left="2.325in" fo:text-indent="-0.25in"/>
        </style:list-level-properties>
      </text:list-level-style-number>
      <text:list-level-style-number text:level="3" text:style-name="WW_CharLFO20LVL3" style:num-suffix="." style:num-format="i">
        <style:list-level-properties fo:text-align="end" text:space-before="2.7in" text:min-label-width="0.125in" text:list-level-position-and-space-mode="label-alignment">
          <style:list-level-label-alignment text:label-followed-by="listtab" fo:margin-left="2.825in" fo:text-indent="-0.125in"/>
        </style:list-level-properties>
      </text:list-level-style-number>
      <text:list-level-style-number text:level="4" text:style-name="WW_CharLFO20LVL4" style:num-suffix="." style:num-format="1">
        <style:list-level-properties text:space-before="3.075in" text:min-label-width="0.25in" text:list-level-position-and-space-mode="label-alignment">
          <style:list-level-label-alignment text:label-followed-by="listtab" fo:margin-left="3.325in" fo:text-indent="-0.25in"/>
        </style:list-level-properties>
      </text:list-level-style-number>
      <text:list-level-style-number text:level="5" text:style-name="WW_CharLFO20LVL5" style:num-suffix="." style:num-format="a" style:num-letter-sync="true">
        <style:list-level-properties text:space-before="3.575in" text:min-label-width="0.25in" text:list-level-position-and-space-mode="label-alignment">
          <style:list-level-label-alignment text:label-followed-by="listtab" fo:margin-left="3.825in" fo:text-indent="-0.25in"/>
        </style:list-level-properties>
      </text:list-level-style-number>
      <text:list-level-style-number text:level="6" text:style-name="WW_CharLFO20LVL6" style:num-suffix="." style:num-format="i">
        <style:list-level-properties fo:text-align="end" text:space-before="4.2in" text:min-label-width="0.125in" text:list-level-position-and-space-mode="label-alignment">
          <style:list-level-label-alignment text:label-followed-by="listtab" fo:margin-left="4.325in" fo:text-indent="-0.125in"/>
        </style:list-level-properties>
      </text:list-level-style-number>
      <text:list-level-style-number text:level="7" text:style-name="WW_CharLFO20LVL7" style:num-suffix="." style:num-format="1">
        <style:list-level-properties text:space-before="4.575in" text:min-label-width="0.25in" text:list-level-position-and-space-mode="label-alignment">
          <style:list-level-label-alignment text:label-followed-by="listtab" fo:margin-left="4.825in" fo:text-indent="-0.25in"/>
        </style:list-level-properties>
      </text:list-level-style-number>
      <text:list-level-style-number text:level="8" text:style-name="WW_CharLFO20LVL8" style:num-suffix="." style:num-format="a" style:num-letter-sync="true">
        <style:list-level-properties text:space-before="5.075in" text:min-label-width="0.25in" text:list-level-position-and-space-mode="label-alignment">
          <style:list-level-label-alignment text:label-followed-by="listtab" fo:margin-left="5.325in" fo:text-indent="-0.25in"/>
        </style:list-level-properties>
      </text:list-level-style-number>
      <text:list-level-style-number text:level="9" text:style-name="WW_CharLFO20LVL9" style:num-suffix="." style:num-format="i">
        <style:list-level-properties fo:text-align="end" text:space-before="5.7in" text:min-label-width="0.125in" text:list-level-position-and-space-mode="label-alignment">
          <style:list-level-label-alignment text:label-followed-by="listtab" fo:margin-left="5.825in" fo:text-indent="-0.125in"/>
        </style:list-level-properties>
      </text:list-level-style-number>
    </text:list-style>
    <text:list-style style:name="LFO21">
      <text:list-level-style-bullet text:level="1" text:style-name="WW_CharLFO21LVL1"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2" text:style-name="WW_CharLFO21LVL2"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3" text:style-name="WW_CharLFO21LVL3"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4" text:style-name="WW_CharLFO21LVL4"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5" text:style-name="WW_CharLFO21LVL5"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6" text:style-name="WW_CharLFO21LVL6"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level-style-bullet text:level="7" text:style-name="WW_CharLFO21LVL7" text:bullet-char="">
        <style:list-level-properties text:space-before="4.4833in" text:min-label-width="0.25in" text:list-level-position-and-space-mode="label-alignment">
          <style:list-level-label-alignment text:label-followed-by="listtab" fo:margin-left="4.7333in" fo:text-indent="-0.25in"/>
        </style:list-level-properties>
        <style:text-properties style:font-name="Symbol"/>
      </text:list-level-style-bullet>
      <text:list-level-style-bullet text:level="8" text:style-name="WW_CharLFO21LVL8" text:bullet-char="o">
        <style:list-level-properties text:space-before="4.9833in" text:min-label-width="0.25in" text:list-level-position-and-space-mode="label-alignment">
          <style:list-level-label-alignment text:label-followed-by="listtab" fo:margin-left="5.2333in" fo:text-indent="-0.25in"/>
        </style:list-level-properties>
        <style:text-properties style:font-name="Courier New"/>
      </text:list-level-style-bullet>
      <text:list-level-style-bullet text:level="9" text:style-name="WW_CharLFO21LVL9" text:bullet-char="">
        <style:list-level-properties text:space-before="5.4833in" text:min-label-width="0.25in" text:list-level-position-and-space-mode="label-alignment">
          <style:list-level-label-alignment text:label-followed-by="listtab" fo:margin-left="5.73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2LV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32LVL3" style:num-format="1" text:display-levels="3">
        <style:list-level-properties text:space-before="0.6895in" text:min-label-width="0.5in" text:list-level-position-and-space-mode="label-alignment">
          <style:list-level-label-alignment text:label-followed-by="listtab" fo:margin-left="1.1895in" fo:text-indent="-0.5in"/>
        </style:list-level-properties>
      </text:list-level-style-number>
      <text:list-level-style-number text:level="4" text:style-name="WW_CharLFO32LV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text:style-name="WW_CharLFO32LV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text:style-name="WW_CharLFO32LV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text:style-name="WW_CharLFO32LV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text:style-name="WW_CharLFO32LV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text:style-name="WW_CharLFO32LV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text:style-name="WW_CharLFO36LVL1" style:num-format="1">
        <style:list-level-properties text:list-level-position-and-space-mode="label-alignment">
          <style:list-level-label-alignment text:label-followed-by="listtab"/>
        </style:list-level-properties>
      </text:list-level-style-number>
      <text:list-level-style-number text:level="2" text:style-name="WW_CharLFO3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7">
      <text:list-level-style-number text:level="1" text:style-name="WW_CharLFO37LVL1" style:num-format="1">
        <style:list-level-properties text:list-level-position-and-space-mode="label-alignment">
          <style:list-level-label-alignment text:label-followed-by="listtab"/>
        </style:list-level-properties>
      </text:list-level-style-number>
      <text:list-level-style-number text:level="2" text:style-name="WW_CharLFO37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3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7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37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37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37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3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7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8">
      <text:list-level-style-bullet text:level="1" text:style-name="WW_CharLFO38LVL1" text:bullet-char="">
        <style:list-level-properties text:space-before="0.9395in" text:min-label-width="0.25in" text:list-level-position-and-space-mode="label-alignment">
          <style:list-level-label-alignment text:label-followed-by="listtab" fo:margin-left="1.1895in" fo:text-indent="-0.25in"/>
        </style:list-level-properties>
        <style:text-properties style:font-name="Symbol"/>
      </text:list-level-style-bullet>
      <text:list-level-style-bullet text:level="2" text:style-name="WW_CharLFO38LVL2" text:bullet-char="o">
        <style:list-level-properties text:space-before="1.4395in" text:min-label-width="0.25in" text:list-level-position-and-space-mode="label-alignment">
          <style:list-level-label-alignment text:label-followed-by="listtab" fo:margin-left="1.6895in" fo:text-indent="-0.25in"/>
        </style:list-level-properties>
        <style:text-properties style:font-name="Courier New"/>
      </text:list-level-style-bullet>
      <text:list-level-style-bullet text:level="3" text:style-name="WW_CharLFO38LVL3" text:bullet-char="">
        <style:list-level-properties text:space-before="1.9395in" text:min-label-width="0.25in" text:list-level-position-and-space-mode="label-alignment">
          <style:list-level-label-alignment text:label-followed-by="listtab" fo:margin-left="2.1895in" fo:text-indent="-0.25in"/>
        </style:list-level-properties>
        <style:text-properties style:font-name="Wingdings"/>
      </text:list-level-style-bullet>
      <text:list-level-style-bullet text:level="4" text:style-name="WW_CharLFO38LVL4" text:bullet-char="">
        <style:list-level-properties text:space-before="2.4395in" text:min-label-width="0.25in" text:list-level-position-and-space-mode="label-alignment">
          <style:list-level-label-alignment text:label-followed-by="listtab" fo:margin-left="2.6895in" fo:text-indent="-0.25in"/>
        </style:list-level-properties>
        <style:text-properties style:font-name="Symbol"/>
      </text:list-level-style-bullet>
      <text:list-level-style-bullet text:level="5" text:style-name="WW_CharLFO38LVL5" text:bullet-char="o">
        <style:list-level-properties text:space-before="2.9395in" text:min-label-width="0.25in" text:list-level-position-and-space-mode="label-alignment">
          <style:list-level-label-alignment text:label-followed-by="listtab" fo:margin-left="3.1895in" fo:text-indent="-0.25in"/>
        </style:list-level-properties>
        <style:text-properties style:font-name="Courier New"/>
      </text:list-level-style-bullet>
      <text:list-level-style-bullet text:level="6" text:style-name="WW_CharLFO38LVL6" text:bullet-char="">
        <style:list-level-properties text:space-before="3.4395in" text:min-label-width="0.25in" text:list-level-position-and-space-mode="label-alignment">
          <style:list-level-label-alignment text:label-followed-by="listtab" fo:margin-left="3.6895in" fo:text-indent="-0.25in"/>
        </style:list-level-properties>
        <style:text-properties style:font-name="Wingdings"/>
      </text:list-level-style-bullet>
      <text:list-level-style-bullet text:level="7" text:style-name="WW_CharLFO38LVL7" text:bullet-char="">
        <style:list-level-properties text:space-before="3.9395in" text:min-label-width="0.25in" text:list-level-position-and-space-mode="label-alignment">
          <style:list-level-label-alignment text:label-followed-by="listtab" fo:margin-left="4.1895in" fo:text-indent="-0.25in"/>
        </style:list-level-properties>
        <style:text-properties style:font-name="Symbol"/>
      </text:list-level-style-bullet>
      <text:list-level-style-bullet text:level="8" text:style-name="WW_CharLFO38LVL8" text:bullet-char="o">
        <style:list-level-properties text:space-before="4.4395in" text:min-label-width="0.25in" text:list-level-position-and-space-mode="label-alignment">
          <style:list-level-label-alignment text:label-followed-by="listtab" fo:margin-left="4.6895in" fo:text-indent="-0.25in"/>
        </style:list-level-properties>
        <style:text-properties style:font-name="Courier New"/>
      </text:list-level-style-bullet>
      <text:list-level-style-bullet text:level="9" text:style-name="WW_CharLFO38LVL9" text:bullet-char="">
        <style:list-level-properties text:space-before="4.9395in" text:min-label-width="0.25in" text:list-level-position-and-space-mode="label-alignment">
          <style:list-level-label-alignment text:label-followed-by="listtab" fo:margin-left="5.189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46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46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46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46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46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46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46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46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bullet text:level="1" text:style-name="WW_CharLFO5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937in"/>
    </style:style>
    <style:style style:name="TableColumn4" style:family="table-column">
      <style:table-column-properties style:column-width="2.2166in"/>
    </style:style>
    <style:style style:name="TableColumn5" style:family="table-column">
      <style:table-column-properties style:column-width="2.3312in"/>
    </style:style>
    <style:style style:name="Table2" style:family="table">
      <style:table-properties style:width="6.7416in" style:rel-width="99.52%" fo:margin-left="0in" table:align="left"/>
    </style:style>
    <style:style style:name="TableRow6" style:family="table-row">
      <style:table-row-properties fo:keep-together="always"/>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98in" fo:padding-bottom="0.05in" fo:padding-right="0.0798in"/>
    </style:style>
    <style:style style:name="TableCell9" style:family="table-cell">
      <style:table-cell-properties fo:border="none" style:writing-mode="lr-tb" fo:padding-top="0in" fo:padding-left="0.075in" fo:padding-bottom="0in" fo:padding-right="0.075in"/>
    </style:style>
    <style:style style:name="TableRow10" style:family="table-row">
      <style:table-row-properties fo:keep-together="always"/>
    </style:style>
    <style:style style:name="TableCell11" style:family="table-cell">
      <style:table-cell-properties fo:border-top="none" fo:border-left="none" fo:border-bottom="0.0069in solid #000000" fo:border-right="none" style:writing-mode="lr-tb" fo:padding-top="0in" fo:padding-left="0.075in" fo:padding-bottom="0in" fo:padding-right="0.075in"/>
    </style:style>
    <style:style style:name="T12" style:parent-style-name="Car.predefinitoparagrafo" style:family="text">
      <style:text-properties style:language-asian="it" style:country-asian="IT"/>
    </style:style>
    <style:style style:name="TableCell13" style:family="table-cell">
      <style:table-cell-properties fo:border-top="none" fo:border-left="none" fo:border-bottom="0.0069in solid #000000" fo:border-right="none" style:writing-mode="lr-tb" fo:padding-top="0in" fo:padding-left="0.0798in" fo:padding-bottom="0.05in" fo:padding-right="0.0798in"/>
    </style:style>
    <style:style style:name="TableCell14" style:family="table-cell">
      <style:table-cell-properties fo:border-top="none" fo:border-left="none" fo:border-bottom="0.0069in solid #000000" fo:border-right="none" style:writing-mode="lr-tb" fo:padding-top="0in" fo:padding-left="0.075in" fo:padding-bottom="0in" fo:padding-right="0.075in"/>
    </style:style>
    <style:style style:name="T15" style:parent-style-name="Car.predefinitoparagrafo" style:family="text">
      <style:text-properties style:language-asian="it" style:country-asian="IT"/>
    </style:style>
    <style:style style:name="TableColumn17" style:family="table-column">
      <style:table-column-properties style:column-width="3.7763in"/>
    </style:style>
    <style:style style:name="TableColumn18" style:family="table-column">
      <style:table-column-properties style:column-width="3.4993in"/>
    </style:style>
    <style:style style:name="Table16" style:family="table">
      <style:table-properties style:width="7.2756in" style:rel-width="107.4%" fo:margin-left="0in" table:align="center"/>
    </style:style>
    <style:style style:name="TableRow19" style:family="table-row">
      <style:table-row-properties style:min-row-height="0.4375in" fo:keep-together="always"/>
    </style:style>
    <style:style style:name="TableCell2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TableCell21" style:family="table-cell">
      <style:table-cell-properties fo:border-top="0.0069in solid #000000" fo:border-left="none" fo:border-bottom="none" fo:border-right="none" style:writing-mode="lr-tb" style:vertical-align="middle" fo:padding-top="0in" fo:padding-left="0.0798in" fo:padding-bottom="0.05in" fo:padding-right="0.0798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Intestazione">Ministero della Salute</text:p>
            </table:table-cell>
            <table:table-cell table:style-name="TableCell8">
              <text:p text:style-name="Intestazione"/>
            </table:table-cell>
            <table:table-cell table:style-name="TableCell9">
              <text:p text:style-name="Intestazione">Servizio di sviluppo in outsourcing del SIS-N</text:p>
              <text:p text:style-name="Intestazione"/>
            </table:table-cell>
          </table:table-row>
          <table:table-row table:style-name="TableRow10">
            <table:table-cell table:style-name="TableCell11">
              <text:p text:style-name="Intestazione"><text:span text:style-name="T12"><draw:frame draw:style-name="a0" draw:name="Immagine 3" text:anchor-type="as-char" svg:x="0in" svg:y="0in" svg:width="1.43542in" svg:height="0.47847in" style:rel-width="scale" style:rel-height="scale"><draw:image xlink:href="media/image1.png" xlink:type="simple" xlink:show="embed" xlink:actuate="onLoad"/><svg:title/><svg:desc/></draw:frame></text:span></text:p>
            </table:table-cell>
            <table:table-cell table:style-name="TableCell13">
              <text:p text:style-name="Intestazione">Piano dell’Applicazione</text:p>
            </table:table-cell>
            <table:table-cell table:style-name="TableCell14">
              <text:p text:style-name="Intestazione"><text:span text:style-name="T15"><draw:frame draw:style-name="a1" draw:name="Immagine 5" text:anchor-type="as-char" svg:x="0in" svg:y="0in" svg:width="1.41667in" svg:height="0.47917in" style:rel-width="scale" style:rel-height="scale"><draw:image xlink:href="media/image2.png" xlink:type="simple" xlink:show="embed" xlink:actuate="onLoad"/><svg:title/><svg:desc>logo_RTI_6x2</svg:desc></draw:frame></text:span></text:p>
            </table:table-cell>
          </table:table-row>
        </table:table>
        <text:p text:style-name="Intestazione"/>
      </style:header>
      <style:footer>
        <table:table table:style-name="Table16">
          <table:table-columns>
            <table:table-column table:style-name="TableColumn17"/>
            <table:table-column table:style-name="TableColumn18"/>
          </table:table-columns>
          <table:table-row table:style-name="TableRow19">
            <table:table-cell table:style-name="TableCell20">
              <text:p text:style-name="Intestazione"><text:file-name text:fixed="false" text:display="name-and-extension">SISN _SSW MSW_DISPO_CONSF_L07_PDA.doc</text:file-name></text:p>
            </table:table-cell>
            <table:table-cell table:style-name="TableCell21">
              <text:p text:style-name="Intestazione"><text:s text:c="60"/>Pag<text:s/><text:page-number text:fixed="false">5</text:page-number><text:s/>di<text:s/><text:page-count>18</text:page-count><text:description text:fixed="false"/></text:p>
            </table:table-cell>
          </table:table-row>
        </table:tab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posta di Intervento</dc:title>
    <dc:subject/>
    <meta:initial-creator>francesca.acunto</meta:initial-creator>
    <dc:creator>De Gaetano Angela Rita</dc:creator>
    <meta:creation-date>2019-03-19T09:51:00Z</meta:creation-date>
    <dc:date>2019-03-19T09:51:00Z</dc:date>
    <meta:print-date>2015-10-05T14:16:00Z</meta:print-date>
    <meta:template xlink:href="Normal.dotm" xlink:type="simple"/>
    <meta:editing-cycles>2</meta:editing-cycles>
    <meta:editing-duration>PT0S</meta:editing-duration>
    <meta:user-defined meta:name="_NewReviewCycle"/>
    <meta:document-statistic meta:page-count="18" meta:paragraph-count="57" meta:word-count="4317" meta:character-count="28870" meta:row-count="205" meta:non-whitespace-character-count="24610"/>
  </office:meta>
</office:document-meta>
</file>